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6.013cm" svg:height="9.005cm" svg:x="25.615cm" svg:y="87.635cm">
            <draw:object draw:notify-on-update-of-ranges="Planilha1.G1:Planilha1.G257 Planilha1.H1:Planilha1.H25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NÙMERO BINÁRIO</text:p>
          </table:table-cell>
          <table:table-cell table:style-name="ce1" office:value-type="string" calcext:value-type="string">
            <text:p>NÚMERO INTEIRO</text:p>
          </table:table-cell>
          <table:table-cell table:style-name="ce1" office:value-type="string" calcext:value-type="string">
            <text:p>NÚMERO REAL</text:p>
          </table:table-cell>
          <table:table-cell table:style-name="ce1" office:value-type="string" calcext:value-type="string">
            <text:p>APTIDÃO</text:p>
          </table:table-cell>
          <table:table-cell table:number-columns-repeated="2"/>
          <table:table-cell table:formula="of:=-1" office:value-type="float" office:value="-1" calcext:value-type="float">
            <text:p>-1</text:p>
          </table:table-cell>
          <table:table-cell table:formula="of:=[.G1]*SIN(10*[.G1])+1" office:value-type="float" office:value="0.45597888911063" calcext:value-type="float">
            <text:p>0,4559788891</text:p>
          </table:table-cell>
        </table:table-row>
        <table:table-row table:style-name="ro1">
          <table:table-cell table:style-name="ce1" office:value-type="float" office:value="11000000" calcext:value-type="float">
            <text:p>11000000</text:p>
          </table:table-cell>
          <table:table-cell table:style-name="ce1" office:value-type="float" office:value="192" calcext:value-type="float">
            <text:p>192</text:p>
          </table:table-cell>
          <table:table-cell table:style-name="ce1" table:formula="of:=([.B2]*(3/255)+-1)" office:value-type="float" office:value="1.25882352941176" calcext:value-type="float">
            <text:p>1,2588235294</text:p>
          </table:table-cell>
          <table:table-cell table:style-name="ce1" table:formula="of:=([.C2]*SIN(10*[.C2])+1)" office:value-type="float" office:value="1.02752158037356" calcext:value-type="float">
            <text:p>1,0275215804</text:p>
          </table:table-cell>
          <table:table-cell table:number-columns-repeated="2"/>
          <table:table-cell table:formula="of:=[.G1]+3/256" office:value-type="float" office:value="-0.98828125" calcext:value-type="float">
            <text:p>-0,98828125</text:p>
          </table:table-cell>
          <table:table-cell table:formula="of:=[.G2]*SIN(10*[.G2])+1" office:value-type="float" office:value="0.562995773721059" calcext:value-type="float">
            <text:p>0,5629957737</text:p>
          </table:table-cell>
        </table:table-row>
        <table:table-row table:style-name="ro1">
          <table:table-cell table:style-name="ce1" office:value-type="float" office:value="11100000" calcext:value-type="float">
            <text:p>11100000</text:p>
          </table:table-cell>
          <table:table-cell table:style-name="ce1" office:value-type="float" office:value="224" calcext:value-type="float">
            <text:p>224</text:p>
          </table:table-cell>
          <table:table-cell table:style-name="ce1" table:formula="of:=([.B3]*(3/255)+-1)" office:value-type="float" office:value="1.63529411764706" calcext:value-type="float">
            <text:p>1,6352941176</text:p>
          </table:table-cell>
          <table:table-cell table:style-name="ce1" table:formula="of:=([.C3]*SIN(10*[.C3])+1)" office:value-type="float" office:value="0.0168925985291283" calcext:value-type="float">
            <text:p>0,0168925985</text:p>
          </table:table-cell>
          <table:table-cell table:number-columns-repeated="2"/>
          <table:table-cell table:formula="of:=[.G2]+3/256" office:value-type="float" office:value="-0.9765625" calcext:value-type="float">
            <text:p>-0,9765625</text:p>
          </table:table-cell>
          <table:table-cell table:formula="of:=[.G3]*SIN(10*[.G3])+1" office:value-type="float" office:value="0.673549294338396" calcext:value-type="float">
            <text:p>0,6735492943</text:p>
          </table:table-cell>
        </table:table-row>
        <table:table-row table:style-name="ro1">
          <table:table-cell table:style-name="ce1" office:value-type="float" office:value="11110000" calcext:value-type="float">
            <text:p>11110000</text:p>
          </table:table-cell>
          <table:table-cell table:style-name="ce1" office:value-type="float" office:value="240" calcext:value-type="float">
            <text:p>240</text:p>
          </table:table-cell>
          <table:table-cell table:style-name="ce1" table:formula="of:=([.B4]*(3/255)+-1)" office:value-type="float" office:value="1.82352941176471" calcext:value-type="float">
            <text:p>1,8235294118</text:p>
          </table:table-cell>
          <table:table-cell table:style-name="ce1" table:formula="of:=([.C4]*SIN(10*[.C4])+1)" office:value-type="float" office:value="-0.0510010712298203" calcext:value-type="float">
            <text:p>-0,0510010712</text:p>
          </table:table-cell>
          <table:table-cell table:number-columns-repeated="2"/>
          <table:table-cell table:formula="of:=[.G3]+3/256" office:value-type="float" office:value="-0.96484375" calcext:value-type="float">
            <text:p>-0,96484375</text:p>
          </table:table-cell>
          <table:table-cell table:formula="of:=[.G4]*SIN(10*[.G4])+1" office:value-type="float" office:value="0.785998149457216" calcext:value-type="float">
            <text:p>0,7859981495</text:p>
          </table:table-cell>
        </table:table-row>
        <table:table-row table:style-name="ro1">
          <table:table-cell table:style-name="ce1" office:value-type="float" office:value="11111000" calcext:value-type="float">
            <text:p>11111000</text:p>
          </table:table-cell>
          <table:table-cell table:style-name="ce1" office:value-type="float" office:value="248" calcext:value-type="float">
            <text:p>248</text:p>
          </table:table-cell>
          <table:table-cell table:style-name="ce1" table:formula="of:=([.B5]*(3/255)+-1)" office:value-type="float" office:value="1.91764705882353" calcext:value-type="float">
            <text:p>1,9176470588</text:p>
          </table:table-cell>
          <table:table-cell table:style-name="ce1" table:formula="of:=([.C5]*SIN(10*[.C5])+1)" office:value-type="float" office:value="1.61579987604923" calcext:value-type="float">
            <text:p>1,615799876</text:p>
          </table:table-cell>
          <table:table-cell table:number-columns-repeated="2"/>
          <table:table-cell table:formula="of:=[.G4]+3/256" office:value-type="float" office:value="-0.953125" calcext:value-type="float">
            <text:p>-0,953125</text:p>
          </table:table-cell>
          <table:table-cell table:formula="of:=[.G5]*SIN(10*[.G5])+1" office:value-type="float" office:value="0.898710465693069" calcext:value-type="float">
            <text:p>0,8987104657</text:p>
          </table:table-cell>
        </table:table-row>
        <table:table-row table:style-name="ro1">
          <table:table-cell table:style-name="ce1" office:value-type="float" office:value="11111100" calcext:value-type="float">
            <text:p>11111100</text:p>
          </table:table-cell>
          <table:table-cell table:style-name="ce1" office:value-type="float" office:value="252" calcext:value-type="float">
            <text:p>252</text:p>
          </table:table-cell>
          <table:table-cell table:style-name="ce1" table:formula="of:=([.B6]*(3/255)+-1)" office:value-type="float" office:value="1.96470588235294" calcext:value-type="float">
            <text:p>1,9647058824</text:p>
          </table:table-cell>
          <table:table-cell table:style-name="ce1" table:formula="of:=([.C6]*SIN(10*[.C6])+1)" office:value-type="float" office:value="2.40597125383877" calcext:value-type="float">
            <text:p>2,4059712538</text:p>
          </table:table-cell>
          <table:table-cell table:number-columns-repeated="2"/>
          <table:table-cell table:formula="of:=[.G5]+3/256" office:value-type="float" office:value="-0.94140625" calcext:value-type="float">
            <text:p>-0,94140625</text:p>
          </table:table-cell>
          <table:table-cell table:formula="of:=[.G6]*SIN(10*[.G6])+1" office:value-type="float" office:value="1.01008740869611" calcext:value-type="float">
            <text:p>1,0100874087</text:p>
          </table:table-cell>
        </table:table-row>
        <table:table-row table:style-name="ro1">
          <table:table-cell table:style-name="ce1" office:value-type="float" office:value="11111110" calcext:value-type="float">
            <text:p>11111110</text:p>
          </table:table-cell>
          <table:table-cell table:style-name="ce1" office:value-type="float" office:value="254" calcext:value-type="float">
            <text:p>254</text:p>
          </table:table-cell>
          <table:table-cell table:style-name="ce1" table:formula="of:=([.B7]*(3/255)+-1)" office:value-type="float" office:value="1.98823529411765" calcext:value-type="float">
            <text:p>1,9882352941</text:p>
          </table:table-cell>
          <table:table-cell table:style-name="ce1" table:formula="of:=([.C7]*SIN(10*[.C7])+1)" office:value-type="float" office:value="2.70736841286787" calcext:value-type="float">
            <text:p>2,7073684129</text:p>
          </table:table-cell>
          <table:table-cell table:number-columns-repeated="2"/>
          <table:table-cell table:formula="of:=[.G6]+3/256" office:value-type="float" office:value="-0.9296875" calcext:value-type="float">
            <text:p>-0,9296875</text:p>
          </table:table-cell>
          <table:table-cell table:formula="of:=[.G7]*SIN(10*[.G7])+1" office:value-type="float" office:value="1.11858583808529" calcext:value-type="float">
            <text:p>1,1185858381</text:p>
          </table:table-cell>
        </table:table-row>
        <table:table-row table:style-name="ro1">
          <table:table-cell table:style-name="ce1" office:value-type="float" office:value="11111111" calcext:value-type="float">
            <text:p>11111111</text:p>
          </table:table-cell>
          <table:table-cell table:style-name="ce1" office:value-type="float" office:value="255" calcext:value-type="float">
            <text:p>255</text:p>
          </table:table-cell>
          <table:table-cell table:style-name="ce1" table:formula="of:=([.B8]*(3/255)+-1)" office:value-type="float" office:value="2" calcext:value-type="float">
            <text:p>2</text:p>
          </table:table-cell>
          <table:table-cell table:style-name="ce1" table:formula="of:=([.C8]*SIN(10*[.C8])+1)" office:value-type="float" office:value="2.82589050145526" calcext:value-type="float">
            <text:p>2,8258905015</text:p>
          </table:table-cell>
          <table:table-cell table:number-columns-repeated="2"/>
          <table:table-cell table:formula="of:=[.G7]+3/256" office:value-type="float" office:value="-0.91796875" calcext:value-type="float">
            <text:p>-0,91796875</text:p>
          </table:table-cell>
          <table:table-cell table:formula="of:=[.G8]*SIN(10*[.G8])+1" office:value-type="float" office:value="1.22273968571772" calcext:value-type="float">
            <text:p>1,2227396857</text:p>
          </table:table-cell>
        </table:table-row>
        <table:table-row table:style-name="ro1">
          <table:table-cell table:style-name="ce1" office:value-type="float" office:value="10111111" calcext:value-type="float">
            <text:p>10111111</text:p>
          </table:table-cell>
          <table:table-cell table:style-name="ce1" office:value-type="float" office:value="191" calcext:value-type="float">
            <text:p>191</text:p>
          </table:table-cell>
          <table:table-cell table:style-name="ce1" table:formula="of:=([.B9]*(3/255)+-1)" office:value-type="float" office:value="1.24705882352941" calcext:value-type="float">
            <text:p>1,2470588235</text:p>
          </table:table-cell>
          <table:table-cell table:style-name="ce1" table:formula="of:=([.C9]*SIN(10*[.C9])+1)" office:value-type="float" office:value="0.880736293879253" calcext:value-type="float">
            <text:p>0,8807362939</text:p>
          </table:table-cell>
          <table:table-cell table:number-columns-repeated="2"/>
          <table:table-cell table:formula="of:=[.G8]+3/256" office:value-type="float" office:value="-0.90625" calcext:value-type="float">
            <text:p>-0,90625</text:p>
          </table:table-cell>
          <table:table-cell table:formula="of:=[.G9]*SIN(10*[.G9])+1" office:value-type="float" office:value="1.32117976115309" calcext:value-type="float">
            <text:p>1,3211797612</text:p>
          </table:table-cell>
        </table:table-row>
        <table:table-row table:style-name="ro1">
          <table:table-cell table:style-name="ce1" office:value-type="float" office:value="10011111" calcext:value-type="float">
            <text:p>10011111</text:p>
          </table:table-cell>
          <table:table-cell table:style-name="ce1" office:value-type="float" office:value="159" calcext:value-type="float">
            <text:p>159</text:p>
          </table:table-cell>
          <table:table-cell table:style-name="ce1" table:formula="of:=([.B10]*(3/255)+-1)" office:value-type="float" office:value="0.870588235294118" calcext:value-type="float">
            <text:p>0,8705882353</text:p>
          </table:table-cell>
          <table:table-cell table:style-name="ce1" table:formula="of:=([.C10]*SIN(10*[.C10])+1)" office:value-type="float" office:value="1.57332934873798" calcext:value-type="float">
            <text:p>1,5733293487</text:p>
          </table:table-cell>
          <table:table-cell table:number-columns-repeated="2"/>
          <table:table-cell table:formula="of:=[.G9]+3/256" office:value-type="float" office:value="-0.89453125" calcext:value-type="float">
            <text:p>-0,89453125</text:p>
          </table:table-cell>
          <table:table-cell table:formula="of:=[.G10]*SIN(10*[.G10])+1" office:value-type="float" office:value="1.41265171681956" calcext:value-type="float">
            <text:p>1,4126517168</text:p>
          </table:table-cell>
        </table:table-row>
        <table:table-row table:style-name="ro1">
          <table:table-cell table:style-name="ce1" office:value-type="float" office:value="10001111" calcext:value-type="float">
            <text:p>10001111</text:p>
          </table:table-cell>
          <table:table-cell table:style-name="ce1" office:value-type="float" office:value="143" calcext:value-type="float">
            <text:p>143</text:p>
          </table:table-cell>
          <table:table-cell table:style-name="ce1" table:formula="of:=([.B11]*(3/255)+-1)" office:value-type="float" office:value="0.682352941176471" calcext:value-type="float">
            <text:p>0,6823529412</text:p>
          </table:table-cell>
          <table:table-cell table:style-name="ce1" table:formula="of:=([.C11]*SIN(10*[.C11])+1)" office:value-type="float" office:value="1.35102357595887" calcext:value-type="float">
            <text:p>1,351023576</text:p>
          </table:table-cell>
          <table:table-cell table:number-columns-repeated="2"/>
          <table:table-cell table:formula="of:=[.G10]+3/256" office:value-type="float" office:value="-0.8828125" calcext:value-type="float">
            <text:p>-0,8828125</text:p>
          </table:table-cell>
          <table:table-cell table:formula="of:=[.G11]*SIN(10*[.G11])+1" office:value-type="float" office:value="1.49603193764687" calcext:value-type="float">
            <text:p>1,4960319376</text:p>
          </table:table-cell>
        </table:table-row>
        <table:table-row table:style-name="ro1">
          <table:table-cell table:style-name="ce1" office:value-type="float" office:value="10000111" calcext:value-type="float">
            <text:p>10000111</text:p>
          </table:table-cell>
          <table:table-cell table:style-name="ce1" office:value-type="float" office:value="135" calcext:value-type="float">
            <text:p>135</text:p>
          </table:table-cell>
          <table:table-cell table:style-name="ce1" table:formula="of:=([.B12]*(3/255)+-1)" office:value-type="float" office:value="0.588235294117647" calcext:value-type="float">
            <text:p>0,5882352941</text:p>
          </table:table-cell>
          <table:table-cell table:style-name="ce1" table:formula="of:=([.C12]*SIN(10*[.C12])+1)" office:value-type="float" office:value="0.770479489895668" calcext:value-type="float">
            <text:p>0,7704794899</text:p>
          </table:table-cell>
          <table:table-cell table:number-columns-repeated="2"/>
          <table:table-cell table:formula="of:=[.G11]+3/256" office:value-type="float" office:value="-0.87109375" calcext:value-type="float">
            <text:p>-0,87109375</text:p>
          </table:table-cell>
          <table:table-cell table:formula="of:=[.G12]*SIN(10*[.G12])+1" office:value-type="float" office:value="1.57034115526395" calcext:value-type="float">
            <text:p>1,5703411553</text:p>
          </table:table-cell>
        </table:table-row>
        <table:table-row table:style-name="ro1">
          <table:table-cell table:style-name="ce1" office:value-type="float" office:value="10000011" calcext:value-type="float">
            <text:p>10000011</text:p>
          </table:table-cell>
          <table:table-cell table:style-name="ce1" office:value-type="float" office:value="131" calcext:value-type="float">
            <text:p>131</text:p>
          </table:table-cell>
          <table:table-cell table:style-name="ce1" table:formula="of:=([.B13]*(3/255)+-1)" office:value-type="float" office:value="0.541176470588235" calcext:value-type="float">
            <text:p>0,5411764706</text:p>
          </table:table-cell>
          <table:table-cell table:style-name="ce1" table:formula="of:=([.C13]*SIN(10*[.C13])+1)" office:value-type="float" office:value="0.585867840972937" calcext:value-type="float">
            <text:p>0,585867841</text:p>
          </table:table-cell>
          <table:table-cell table:number-columns-repeated="2"/>
          <table:table-cell table:formula="of:=[.G12]+3/256" office:value-type="float" office:value="-0.859375" calcext:value-type="float">
            <text:p>-0,859375</text:p>
          </table:table-cell>
          <table:table-cell table:formula="of:=[.G13]*SIN(10*[.G13])+1" office:value-type="float" office:value="1.63475562468493" calcext:value-type="float">
            <text:p>1,6347556247</text:p>
          </table:table-cell>
        </table:table-row>
        <table:table-row table:style-name="ro1">
          <table:table-cell table:style-name="ce1" office:value-type="float" office:value="10000001" calcext:value-type="float">
            <text:p>10000001</text:p>
          </table:table-cell>
          <table:table-cell table:style-name="ce1" office:value-type="float" office:value="129" calcext:value-type="float">
            <text:p>129</text:p>
          </table:table-cell>
          <table:table-cell table:style-name="ce1" table:formula="of:=([.B14]*(3/255)+-1)" office:value-type="float" office:value="0.517647058823529" calcext:value-type="float">
            <text:p>0,5176470588</text:p>
          </table:table-cell>
          <table:table-cell table:style-name="ce1" table:formula="of:=([.C14]*SIN(10*[.C14])+1)" office:value-type="float" office:value="0.537102909061866" calcext:value-type="float">
            <text:p>0,5371029091</text:p>
          </table:table-cell>
          <table:table-cell table:number-columns-repeated="2"/>
          <table:table-cell table:formula="of:=[.G13]+3/256" office:value-type="float" office:value="-0.84765625" calcext:value-type="float">
            <text:p>-0,84765625</text:p>
          </table:table-cell>
          <table:table-cell table:formula="of:=[.G14]*SIN(10*[.G14])+1" office:value-type="float" office:value="1.68861574111864" calcext:value-type="float">
            <text:p>1,6886157411</text:p>
          </table:table-cell>
        </table:table-row>
        <table:table-row table:style-name="ro1">
          <table:table-cell table:style-name="ce1" office:value-type="float" office:value="10100000" calcext:value-type="float">
            <text:p>10100000</text:p>
          </table:table-cell>
          <table:table-cell table:style-name="ce1" office:value-type="float" office:value="160" calcext:value-type="float">
            <text:p>160</text:p>
          </table:table-cell>
          <table:table-cell table:style-name="ce1" table:formula="of:=([.B15]*(3/255)+-1)" office:value-type="float" office:value="0.882352941176471" calcext:value-type="float">
            <text:p>0,8823529412</text:p>
          </table:table-cell>
          <table:table-cell table:style-name="ce1" table:formula="of:=([.C15]*SIN(10*[.C15])+1)" office:value-type="float" office:value="1.49912279851571" calcext:value-type="float">
            <text:p>1,4991227985</text:p>
          </table:table-cell>
          <table:table-cell table:number-columns-repeated="2"/>
          <table:table-cell table:formula="of:=[.G14]+3/256" office:value-type="float" office:value="-0.8359375" calcext:value-type="float">
            <text:p>-0,8359375</text:p>
          </table:table-cell>
          <table:table-cell table:formula="of:=[.G15]*SIN(10*[.G15])+1" office:value-type="float" office:value="1.73143201550161" calcext:value-type="float">
            <text:p>1,7314320155</text:p>
          </table:table-cell>
        </table:table-row>
        <table:table-row table:style-name="ro1">
          <table:table-cell table:style-name="ce1" office:value-type="float" office:value="10010000" calcext:value-type="float">
            <text:p>10010000</text:p>
          </table:table-cell>
          <table:table-cell table:style-name="ce1" office:value-type="float" office:value="144" calcext:value-type="float">
            <text:p>144</text:p>
          </table:table-cell>
          <table:table-cell table:style-name="ce1" table:formula="of:=([.B16]*(3/255)+-1)" office:value-type="float" office:value="0.694117647058823" calcext:value-type="float">
            <text:p>0,6941176471</text:p>
          </table:table-cell>
          <table:table-cell table:style-name="ce1" table:formula="of:=([.C16]*SIN(10*[.C16])+1)" office:value-type="float" office:value="1.42447282809568" calcext:value-type="float">
            <text:p>1,4244728281</text:p>
          </table:table-cell>
          <table:table-cell table:number-columns-repeated="2"/>
          <table:table-cell table:formula="of:=[.G15]+3/256" office:value-type="float" office:value="-0.82421875" calcext:value-type="float">
            <text:p>-0,82421875</text:p>
          </table:table-cell>
          <table:table-cell table:formula="of:=[.G16]*SIN(10*[.G16])+1" office:value-type="float" office:value="1.7628883689318" calcext:value-type="float">
            <text:p>1,7628883689</text:p>
          </table:table-cell>
        </table:table-row>
        <table:table-row table:style-name="ro1">
          <table:table-cell table:style-name="ce1" office:value-type="float" office:value="10000000" calcext:value-type="float">
            <text:p>10000000</text:p>
          </table:table-cell>
          <table:table-cell table:style-name="ce1" office:value-type="float" office:value="128" calcext:value-type="float">
            <text:p>128</text:p>
          </table:table-cell>
          <table:table-cell table:style-name="ce1" table:formula="of:=([.B17]*(3/255)+-1)" office:value-type="float" office:value="0.505882352941176" calcext:value-type="float">
            <text:p>0,5058823529</text:p>
          </table:table-cell>
          <table:table-cell table:style-name="ce1" table:formula="of:=([.C17]*SIN(10*[.C17])+1)" office:value-type="float" office:value="0.524172459256944" calcext:value-type="float">
            <text:p>0,5241724593</text:p>
          </table:table-cell>
          <table:table-cell table:number-columns-repeated="2"/>
          <table:table-cell table:formula="of:=[.G16]+3/256" office:value-type="float" office:value="-0.8125" calcext:value-type="float">
            <text:p>-0,8125</text:p>
          </table:table-cell>
          <table:table-cell table:formula="of:=[.G17]*SIN(10*[.G17])+1" office:value-type="float" office:value="1.78284274772534" calcext:value-type="float">
            <text:p>1,7828427477</text:p>
          </table:table-cell>
        </table:table-row>
        <table:table-row table:style-name="ro2">
          <table:table-cell table:style-name="ce2" office:value-type="string" calcext:value-type="string" table:number-columns-spanned="4" table:number-rows-spanned="1">
            <text:p>Primeira Rodada</text:p>
          </table:table-cell>
          <table:covered-table-cell table:number-columns-repeated="3" table:style-name="ce1"/>
          <table:table-cell table:number-columns-repeated="2"/>
          <table:table-cell table:formula="of:=[.G17]+3/256" office:value-type="float" office:value="-0.80078125" calcext:value-type="float">
            <text:p>-0,80078125</text:p>
          </table:table-cell>
          <table:table-cell table:formula="of:=[.G18]*SIN(10*[.G18])+1" office:value-type="float" office:value="1.79132510169626" calcext:value-type="float">
            <text:p>1,7913251017</text:p>
          </table:table-cell>
        </table:table-row>
        <table:table-row table:style-name="ro1">
          <table:table-cell table:number-columns-repeated="6"/>
          <table:table-cell table:formula="of:=[.G18]+3/256" office:value-type="float" office:value="-0.7890625" calcext:value-type="float">
            <text:p>-0,7890625</text:p>
          </table:table-cell>
          <table:table-cell table:formula="of:=[.G19]*SIN(10*[.G19])+1" office:value-type="float" office:value="1.78853280785324" calcext:value-type="float">
            <text:p>1,7885328079</text:p>
          </table:table-cell>
        </table:table-row>
        <table:table-row table:style-name="ro1">
          <table:table-cell table:number-columns-repeated="6"/>
          <table:table-cell table:formula="of:=[.G19]+3/256" office:value-type="float" office:value="-0.77734375" calcext:value-type="float">
            <text:p>-0,77734375</text:p>
          </table:table-cell>
          <table:table-cell table:formula="of:=[.G20]*SIN(10*[.G20])+1" office:value-type="float" office:value="1.77482365942588" calcext:value-type="float">
            <text:p>1,7748236594</text:p>
          </table:table-cell>
        </table:table-row>
        <table:table-row table:style-name="ro1">
          <table:table-cell office:value-type="string" calcext:value-type="string">
            <text:p>NÙMERO BINÁRIO</text:p>
          </table:table-cell>
          <table:table-cell office:value-type="string" calcext:value-type="string">
            <text:p>NÚMERO INTEIRO</text:p>
          </table:table-cell>
          <table:table-cell office:value-type="string" calcext:value-type="string">
            <text:p>NÚMERO REAL</text:p>
          </table:table-cell>
          <table:table-cell office:value-type="string" calcext:value-type="string">
            <text:p>APTIDÃO</text:p>
          </table:table-cell>
          <table:table-cell table:number-columns-repeated="2"/>
          <table:table-cell table:formula="of:=[.G20]+3/256" office:value-type="float" office:value="-0.765625" calcext:value-type="float">
            <text:p>-0,765625</text:p>
          </table:table-cell>
          <table:table-cell table:formula="of:=[.G21]*SIN(10*[.G21])+1" office:value-type="float" office:value="1.7507065754237" calcext:value-type="float">
            <text:p>1,7507065754</text:p>
          </table:table-cell>
        </table:table-row>
        <table:table-row table:style-name="ro1">
          <table:table-cell table:style-name="ce4" office:value-type="float" office:value="11011" calcext:value-type="float">
            <text:p>11011</text:p>
          </table:table-cell>
          <table:table-cell office:value-type="float" office:value="27" calcext:value-type="float">
            <text:p>27</text:p>
          </table:table-cell>
          <table:table-cell table:style-name="ce4" table:formula="of:= ([.B22]*(3/255)+-1)" office:value-type="float" office:value="-0.682352941176471" calcext:value-type="float">
            <text:p>-0,6823529412</text:p>
          </table:table-cell>
          <table:table-cell table:formula="of:=([.C22]*SIN(10*[.C22])+1)" office:value-type="float" office:value="1.35102357595887" calcext:value-type="float">
            <text:p>1,351023576</text:p>
          </table:table-cell>
          <table:table-cell table:number-columns-repeated="2"/>
          <table:table-cell table:formula="of:=[.G21]+3/256" office:value-type="float" office:value="-0.75390625" calcext:value-type="float">
            <text:p>-0,75390625</text:p>
          </table:table-cell>
          <table:table-cell table:formula="of:=[.G22]*SIN(10*[.G22])+1" office:value-type="float" office:value="1.71683021828266" calcext:value-type="float">
            <text:p>1,7168302183</text:p>
          </table:table-cell>
        </table:table-row>
        <table:table-row table:style-name="ro1">
          <table:table-cell table:style-name="ce4" table:formula="of:= DEC2BIN([.B23])" office:value-type="string" office:string-value="111000" calcext:value-type="string">
            <text:p>111000</text:p>
          </table:table-cell>
          <table:table-cell office:value-type="float" office:value="56" calcext:value-type="float">
            <text:p>56</text:p>
          </table:table-cell>
          <table:table-cell table:style-name="ce4" table:formula="of:= ([.B23]*(3/255)+-1)" office:value-type="float" office:value="-0.341176470588235" calcext:value-type="float">
            <text:p>-0,3411764706</text:p>
          </table:table-cell>
          <table:table-cell table:formula="of:=([.C23]*SIN(10*[.C23])+1)" office:value-type="float" office:value="0.908940937644259" calcext:value-type="float">
            <text:p>0,9089409376</text:p>
          </table:table-cell>
          <table:table-cell table:number-columns-repeated="2"/>
          <table:table-cell table:formula="of:=[.G22]+3/256" office:value-type="float" office:value="-0.7421875" calcext:value-type="float">
            <text:p>-0,7421875</text:p>
          </table:table-cell>
          <table:table-cell table:formula="of:=[.G23]*SIN(10*[.G23])+1" office:value-type="float" office:value="1.6739697361081" calcext:value-type="float">
            <text:p>1,6739697361</text:p>
          </table:table-cell>
        </table:table-row>
        <table:table-row table:style-name="ro1">
          <table:table-cell table:style-name="ce4" table:formula="of:= DEC2BIN([.B24])" office:value-type="string" office:string-value="1101000" calcext:value-type="string">
            <text:p>1101000</text:p>
          </table:table-cell>
          <table:table-cell office:value-type="float" office:value="104" calcext:value-type="float">
            <text:p>104</text:p>
          </table:table-cell>
          <table:table-cell table:style-name="ce4" table:formula="of:= ([.B24]*(3/255)+-1)" office:value-type="float" office:value="0.223529411764706" calcext:value-type="float">
            <text:p>0,2235294118</text:p>
          </table:table-cell>
          <table:table-cell table:formula="of:=([.C24]*SIN(10*[.C24])+1)" office:value-type="float" office:value="1.17596829404467" calcext:value-type="float">
            <text:p>1,175968294</text:p>
          </table:table-cell>
          <table:table-cell table:number-columns-repeated="2"/>
          <table:table-cell table:formula="of:=[.G23]+3/256" office:value-type="float" office:value="-0.73046875" calcext:value-type="float">
            <text:p>-0,73046875</text:p>
          </table:table-cell>
          <table:table-cell table:formula="of:=[.G24]*SIN(10*[.G24])+1" office:value-type="float" office:value="1.62301187117953" calcext:value-type="float">
            <text:p>1,6230118712</text:p>
          </table:table-cell>
        </table:table-row>
        <table:table-row table:style-name="ro1">
          <table:table-cell table:style-name="ce4" table:formula="of:= DEC2BIN([.B25])" office:value-type="string" office:string-value="11000001" calcext:value-type="string">
            <text:p>11000001</text:p>
          </table:table-cell>
          <table:table-cell office:value-type="float" office:value="193" calcext:value-type="float">
            <text:p>193</text:p>
          </table:table-cell>
          <table:table-cell table:style-name="ce4" table:formula="of:= ([.B25]*(3/255)+-1)" office:value-type="float" office:value="1.27058823529412" calcext:value-type="float">
            <text:p>1,2705882353</text:p>
          </table:table-cell>
          <table:table-cell table:formula="of:=([.C25]*SIN(10*[.C25])+1)" office:value-type="float" office:value="1.17668750925248" calcext:value-type="float">
            <text:p>1,1766875093</text:p>
          </table:table-cell>
          <table:table-cell table:number-columns-repeated="2"/>
          <table:table-cell table:formula="of:=[.G24]+3/256" office:value-type="float" office:value="-0.71875" calcext:value-type="float">
            <text:p>-0,71875</text:p>
          </table:table-cell>
          <table:table-cell table:formula="of:=[.G25]*SIN(10*[.G25])+1" office:value-type="float" office:value="1.56493869740334" calcext:value-type="float">
            <text:p>1,5649386974</text:p>
          </table:table-cell>
        </table:table-row>
        <table:table-row table:style-name="ro1">
          <table:table-cell table:style-name="ce4" table:formula="of:= DEC2BIN([.B26])" office:value-type="string" office:string-value="11111111" calcext:value-type="string">
            <text:p>11111111</text:p>
          </table:table-cell>
          <table:table-cell office:value-type="float" office:value="255" calcext:value-type="float">
            <text:p>255</text:p>
          </table:table-cell>
          <table:table-cell table:style-name="ce4" table:formula="of:= ([.B26]*(3/255)+-1)" office:value-type="float" office:value="2" calcext:value-type="float">
            <text:p>2</text:p>
          </table:table-cell>
          <table:table-cell table:formula="of:=([.C26]*SIN(10*[.C26])+1)" office:value-type="float" office:value="2.82589050145526" calcext:value-type="float">
            <text:p>2,8258905015</text:p>
          </table:table-cell>
          <table:table-cell table:number-columns-repeated="2"/>
          <table:table-cell table:formula="of:=[.G25]+3/256" office:value-type="float" office:value="-0.70703125" calcext:value-type="float">
            <text:p>-0,70703125</text:p>
          </table:table-cell>
          <table:table-cell table:formula="of:=[.G26]*SIN(10*[.G26])+1" office:value-type="float" office:value="1.50081026601585" calcext:value-type="float">
            <text:p>1,500810266</text:p>
          </table:table-cell>
        </table:table-row>
        <table:table-row table:style-name="ro1">
          <table:table-cell table:style-name="ce4" table:formula="of:= DEC2BIN([.B27])" office:value-type="string" office:string-value="11001000" calcext:value-type="string">
            <text:p>11001000</text:p>
          </table:table-cell>
          <table:table-cell office:value-type="float" office:value="200" calcext:value-type="float">
            <text:p>200</text:p>
          </table:table-cell>
          <table:table-cell table:style-name="ce4" table:formula="of:= ([.B27]*(3/255)+-1)" office:value-type="float" office:value="1.35294117647059" calcext:value-type="float">
            <text:p>1,3529411765</text:p>
          </table:table-cell>
          <table:table-cell table:formula="of:=([.C27]*SIN(10*[.C27])+1)" office:value-type="float" office:value="2.11067262191098" calcext:value-type="float">
            <text:p>2,1106726219</text:p>
          </table:table-cell>
          <table:table-cell table:number-columns-repeated="2"/>
          <table:table-cell table:formula="of:=[.G26]+3/256" office:value-type="float" office:value="-0.6953125" calcext:value-type="float">
            <text:p>-0,6953125</text:p>
          </table:table-cell>
          <table:table-cell table:formula="of:=[.G27]*SIN(10*[.G27])+1" office:value-type="float" office:value="1.43174645085289" calcext:value-type="float">
            <text:p>1,4317464509</text:p>
          </table:table-cell>
        </table:table-row>
        <table:table-row table:style-name="ro1">
          <table:table-cell table:style-name="ce4" table:formula="of:= DEC2BIN([.B28])" office:value-type="string" office:string-value="10000011" calcext:value-type="string">
            <text:p>10000011</text:p>
          </table:table-cell>
          <table:table-cell office:value-type="float" office:value="131" calcext:value-type="float">
            <text:p>131</text:p>
          </table:table-cell>
          <table:table-cell table:style-name="ce4" table:formula="of:= ([.B28]*(3/255)+-1)" office:value-type="float" office:value="0.541176470588235" calcext:value-type="float">
            <text:p>0,5411764706</text:p>
          </table:table-cell>
          <table:table-cell table:formula="of:=([.C28]*SIN(10*[.C28])+1)" office:value-type="float" office:value="0.585867840972937" calcext:value-type="float">
            <text:p>0,585867841</text:p>
          </table:table-cell>
          <table:table-cell table:number-columns-repeated="2"/>
          <table:table-cell table:formula="of:=[.G27]+3/256" office:value-type="float" office:value="-0.68359375" calcext:value-type="float">
            <text:p>-0,68359375</text:p>
          </table:table-cell>
          <table:table-cell table:formula="of:=[.G28]*SIN(10*[.G28])+1" office:value-type="float" office:value="1.35890829178915" calcext:value-type="float">
            <text:p>1,3589082918</text:p>
          </table:table-cell>
        </table:table-row>
        <table:table-row table:style-name="ro1">
          <table:table-cell table:style-name="ce4" table:formula="of:= DEC2BIN([.B29])" office:value-type="string" office:string-value="10101111" calcext:value-type="string">
            <text:p>10101111</text:p>
          </table:table-cell>
          <table:table-cell office:value-type="float" office:value="175" calcext:value-type="float">
            <text:p>175</text:p>
          </table:table-cell>
          <table:table-cell table:style-name="ce4" table:formula="of:= ([.B29]*(3/255)+-1)" office:value-type="float" office:value="1.05882352941176" calcext:value-type="float">
            <text:p>1,0588235294</text:p>
          </table:table-cell>
          <table:table-cell table:formula="of:=([.C29]*SIN(10*[.C29])+1)" office:value-type="float" office:value="0.0278112365891578" calcext:value-type="float">
            <text:p>0,0278112366</text:p>
          </table:table-cell>
          <table:table-cell table:number-columns-repeated="2"/>
          <table:table-cell table:formula="of:=[.G28]+3/256" office:value-type="float" office:value="-0.671875" calcext:value-type="float">
            <text:p>-0,671875</text:p>
          </table:table-cell>
          <table:table-cell table:formula="of:=[.G29]*SIN(10*[.G29])+1" office:value-type="float" office:value="1.28347913746158" calcext:value-type="float">
            <text:p>1,2834791375</text:p>
          </table:table-cell>
        </table:table-row>
        <table:table-row table:style-name="ro1">
          <table:table-cell table:style-name="ce4" table:formula="of:= DEC2BIN([.B30])" office:value-type="string" office:string-value="1010011" calcext:value-type="string">
            <text:p>1010011</text:p>
          </table:table-cell>
          <table:table-cell office:value-type="float" office:value="83" calcext:value-type="float">
            <text:p>83</text:p>
          </table:table-cell>
          <table:table-cell table:style-name="ce4" table:formula="of:= ([.B30]*(3/255)+-1)" office:value-type="float" office:value="-0.0235294117647059" calcext:value-type="float">
            <text:p>-0,0235294118</text:p>
          </table:table-cell>
          <table:table-cell table:formula="of:=([.C30]*SIN(10*[.C30])+1)" office:value-type="float" office:value="1.00548538844864" calcext:value-type="float">
            <text:p>1,0054853884</text:p>
          </table:table-cell>
          <table:table-cell table:number-columns-repeated="2"/>
          <table:table-cell table:formula="of:=[.G29]+3/256" office:value-type="float" office:value="-0.66015625" calcext:value-type="float">
            <text:p>-0,66015625</text:p>
          </table:table-cell>
          <table:table-cell table:formula="of:=[.G30]*SIN(10*[.G30])+1" office:value-type="float" office:value="1.20664588615184" calcext:value-type="float">
            <text:p>1,2066458862</text:p>
          </table:table-cell>
        </table:table-row>
        <table:table-row table:style-name="ro1">
          <table:table-cell table:style-name="ce4" table:formula="of:= DEC2BIN([.B31])" office:value-type="string" office:string-value="1111100" calcext:value-type="string">
            <text:p>1111100</text:p>
          </table:table-cell>
          <table:table-cell office:value-type="float" office:value="124" calcext:value-type="float">
            <text:p>124</text:p>
          </table:table-cell>
          <table:table-cell table:style-name="ce4" table:formula="of:= ([.B31]*(3/255)+-1)" office:value-type="float" office:value="0.458823529411765" calcext:value-type="float">
            <text:p>0,4588235294</text:p>
          </table:table-cell>
          <table:table-cell table:formula="of:=([.C31]*SIN(10*[.C31])+1)" office:value-type="float" office:value="0.544708115209017" calcext:value-type="float">
            <text:p>0,5447081152</text:p>
          </table:table-cell>
          <table:table-cell table:number-columns-repeated="2"/>
          <table:table-cell table:formula="of:=[.G30]+3/256" office:value-type="float" office:value="-0.6484375" calcext:value-type="float">
            <text:p>-0,6484375</text:p>
          </table:table-cell>
          <table:table-cell table:formula="of:=[.G31]*SIN(10*[.G31])+1" office:value-type="float" office:value="1.12958061681226" calcext:value-type="float">
            <text:p>1,1295806168</text:p>
          </table:table-cell>
        </table:table-row>
        <table:table-row table:style-name="ro1">
          <table:table-cell table:style-name="ce4" table:formula="of:= DEC2BIN([.B32])" office:value-type="string" office:string-value="1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style-name="ce4" table:formula="of:= ([.B32]*(3/255)+-1)" office:value-type="float" office:value="-0.988235294117647" calcext:value-type="float">
            <text:p>-0,9882352941</text:p>
          </table:table-cell>
          <table:table-cell table:formula="of:=([.C32]*SIN(10*[.C32])+1)" office:value-type="float" office:value="0.563423480650199" calcext:value-type="float">
            <text:p>0,5634234807</text:p>
          </table:table-cell>
          <table:table-cell table:number-columns-repeated="2"/>
          <table:table-cell table:formula="of:=[.G31]+3/256" office:value-type="float" office:value="-0.63671875" calcext:value-type="float">
            <text:p>-0,63671875</text:p>
          </table:table-cell>
          <table:table-cell table:formula="of:=[.G32]*SIN(10*[.G32])+1" office:value-type="float" office:value="1.05342289084837" calcext:value-type="float">
            <text:p>1,0534228908</text:p>
          </table:table-cell>
        </table:table-row>
        <table:table-row table:style-name="ro1">
          <table:table-cell table:style-name="ce4" table:formula="of:= DEC2BIN([.B33])" office:value-type="string" office:string-value="1100010" calcext:value-type="string">
            <text:p>1100010</text:p>
          </table:table-cell>
          <table:table-cell office:value-type="float" office:value="98" calcext:value-type="float">
            <text:p>98</text:p>
          </table:table-cell>
          <table:table-cell table:style-name="ce4" table:formula="of:= ([.B33]*(3/255)+-1)" office:value-type="float" office:value="0.152941176470588" calcext:value-type="float">
            <text:p>0,1529411765</text:p>
          </table:table-cell>
          <table:table-cell table:formula="of:=([.C33]*SIN(10*[.C33])+1)" office:value-type="float" office:value="1.15281022536357" calcext:value-type="float">
            <text:p>1,1528102254</text:p>
          </table:table-cell>
          <table:table-cell table:number-columns-repeated="2"/>
          <table:table-cell table:formula="of:=[.G32]+3/256" office:value-type="float" office:value="-0.625" calcext:value-type="float">
            <text:p>-0,625</text:p>
          </table:table-cell>
          <table:table-cell table:formula="of:=[.G33]*SIN(10*[.G33])+1" office:value-type="float" office:value="0.979262989657777" calcext:value-type="float">
            <text:p>0,9792629897</text:p>
          </table:table-cell>
        </table:table-row>
        <table:table-row table:style-name="ro1">
          <table:table-cell table:style-name="ce4" table:formula="of:= DEC2BIN([.B34])" office:value-type="string" office:string-value="10111011" calcext:value-type="string">
            <text:p>10111011</text:p>
          </table:table-cell>
          <table:table-cell office:value-type="float" office:value="187" calcext:value-type="float">
            <text:p>187</text:p>
          </table:table-cell>
          <table:table-cell table:style-name="ce4" table:formula="of:= ([.B34]*(3/255)+-1)" office:value-type="float" office:value="1.2" calcext:value-type="float">
            <text:p>1,2</text:p>
          </table:table-cell>
          <table:table-cell table:formula="of:=([.C34]*SIN(10*[.C34])+1)" office:value-type="float" office:value="0.35611249839948" calcext:value-type="float">
            <text:p>0,3561124984</text:p>
          </table:table-cell>
          <table:table-cell table:number-columns-repeated="2"/>
          <table:table-cell table:formula="of:=[.G33]+3/256" office:value-type="float" office:value="-0.61328125" calcext:value-type="float">
            <text:p>-0,61328125</text:p>
          </table:table-cell>
          <table:table-cell table:formula="of:=[.G34]*SIN(10*[.G34])+1" office:value-type="float" office:value="0.908126333371816" calcext:value-type="float">
            <text:p>0,9081263334</text:p>
          </table:table-cell>
        </table:table-row>
        <table:table-row table:style-name="ro1">
          <table:table-cell table:style-name="ce4" table:formula="of:= DEC2BIN([.B35])" office:value-type="string" office:string-value="11010111" calcext:value-type="string">
            <text:p>11010111</text:p>
          </table:table-cell>
          <table:table-cell office:value-type="float" office:value="215" calcext:value-type="float">
            <text:p>215</text:p>
          </table:table-cell>
          <table:table-cell table:style-name="ce4" table:formula="of:= ([.B35]*(3/255)+-1)" office:value-type="float" office:value="1.52941176470588" calcext:value-type="float">
            <text:p>1,5294117647</text:p>
          </table:table-cell>
          <table:table-cell table:formula="of:=([.C35]*SIN(10*[.C35])+1)" office:value-type="float" office:value="1.61502735536129" calcext:value-type="float">
            <text:p>1,6150273554</text:p>
          </table:table-cell>
          <table:table-cell table:number-columns-repeated="2"/>
          <table:table-cell table:formula="of:=[.G34]+3/256" office:value-type="float" office:value="-0.6015625" calcext:value-type="float">
            <text:p>-0,6015625</text:p>
          </table:table-cell>
          <table:table-cell table:formula="of:=[.G35]*SIN(10*[.G35])+1" office:value-type="float" office:value="0.840959303113331" calcext:value-type="float">
            <text:p>0,8409593031</text:p>
          </table:table-cell>
        </table:table-row>
        <table:table-row table:style-name="ro1">
          <table:table-cell table:style-name="ce4" table:formula="of:= DEC2BIN([.B36])" office:value-type="string" office:string-value="111110" calcext:value-type="string">
            <text:p>111110</text:p>
          </table:table-cell>
          <table:table-cell office:value-type="float" office:value="62" calcext:value-type="float">
            <text:p>62</text:p>
          </table:table-cell>
          <table:table-cell table:style-name="ce4" table:formula="of:= ([.B36]*(3/255)+-1)" office:value-type="float" office:value="-0.270588235294118" calcext:value-type="float">
            <text:p>-0,2705882353</text:p>
          </table:table-cell>
          <table:table-cell table:formula="of:=([.C36]*SIN(10*[.C36])+1)" office:value-type="float" office:value="1.11420296757484" calcext:value-type="float">
            <text:p>1,1142029676</text:p>
          </table:table-cell>
          <table:table-cell table:number-columns-repeated="2"/>
          <table:table-cell table:formula="of:=[.G35]+3/256" office:value-type="float" office:value="-0.58984375" calcext:value-type="float">
            <text:p>-0,58984375</text:p>
          </table:table-cell>
          <table:table-cell table:formula="of:=[.G36]*SIN(10*[.G36])+1" office:value-type="float" office:value="0.778616662783836" calcext:value-type="float">
            <text:p>0,7786166628</text:p>
          </table:table-cell>
        </table:table-row>
        <table:table-row table:style-name="ro1">
          <table:table-cell table:style-name="ce4" table:formula="of:= DEC2BIN([.B37])" office:value-type="string" office:string-value="1100" calcext:value-type="string">
            <text:p>1100</text:p>
          </table:table-cell>
          <table:table-cell office:value-type="float" office:value="12" calcext:value-type="float">
            <text:p>12</text:p>
          </table:table-cell>
          <table:table-cell table:style-name="ce4" table:formula="of:= ([.B37]*(3/255)+-1)" office:value-type="float" office:value="-0.858823529411765" calcext:value-type="float">
            <text:p>-0,8588235294</text:p>
          </table:table-cell>
          <table:table-cell table:formula="of:=([.C37]*SIN(10*[.C37])+1)" office:value-type="float" office:value="1.63753135746879" calcext:value-type="float">
            <text:p>1,6375313575</text:p>
          </table:table-cell>
          <table:table-cell table:number-columns-repeated="2"/>
          <table:table-cell table:formula="of:=[.G36]+3/256" office:value-type="float" office:value="-0.578125" calcext:value-type="float">
            <text:p>-0,578125</text:p>
          </table:table-cell>
          <table:table-cell table:formula="of:=[.G37]*SIN(10*[.G37])+1" office:value-type="float" office:value="0.721850747383156" calcext:value-type="float">
            <text:p>0,7218507474</text:p>
          </table:table-cell>
        </table:table-row>
        <table:table-row table:style-name="ro1">
          <table:table-cell table:style-name="ce4" table:formula="of:= DEC2BIN([.B38])" office:value-type="string" office:string-value="11001110" calcext:value-type="string">
            <text:p>11001110</text:p>
          </table:table-cell>
          <table:table-cell office:value-type="float" office:value="206" calcext:value-type="float">
            <text:p>206</text:p>
          </table:table-cell>
          <table:table-cell table:number-columns-repeated="4"/>
          <table:table-cell table:formula="of:=[.G37]+3/256" office:value-type="float" office:value="-0.56640625" calcext:value-type="float">
            <text:p>-0,56640625</text:p>
          </table:table-cell>
          <table:table-cell table:formula="of:=[.G38]*SIN(10*[.G38])+1" office:value-type="float" office:value="0.671302553639824" calcext:value-type="float">
            <text:p>0,6713025536</text:p>
          </table:table-cell>
        </table:table-row>
        <table:table-row table:style-name="ro1">
          <table:table-cell table:number-columns-repeated="6"/>
          <table:table-cell table:formula="of:=[.G38]+3/256" office:value-type="float" office:value="-0.5546875" calcext:value-type="float">
            <text:p>-0,5546875</text:p>
          </table:table-cell>
          <table:table-cell table:formula="of:=[.G39]*SIN(10*[.G39])+1" office:value-type="float" office:value="0.627494835814875" calcext:value-type="float">
            <text:p>0,6274948358</text:p>
          </table:table-cell>
        </table:table-row>
        <table:table-row table:style-name="ro1">
          <table:table-cell table:number-columns-repeated="6"/>
          <table:table-cell table:formula="of:=[.G39]+3/256" office:value-type="float" office:value="-0.54296875" calcext:value-type="float">
            <text:p>-0,54296875</text:p>
          </table:table-cell>
          <table:table-cell table:formula="of:=[.G40]*SIN(10*[.G40])+1" office:value-type="float" office:value="0.590827275480576" calcext:value-type="float">
            <text:p>0,5908272755</text:p>
          </table:table-cell>
        </table:table-row>
        <table:table-row table:style-name="ro1">
          <table:table-cell table:number-columns-repeated="6"/>
          <table:table-cell table:formula="of:=[.G40]+3/256" office:value-type="float" office:value="-0.53125" calcext:value-type="float">
            <text:p>-0,53125</text:p>
          </table:table-cell>
          <table:table-cell table:formula="of:=[.G41]*SIN(10*[.G41])+1" office:value-type="float" office:value="0.561573759426035" calcext:value-type="float">
            <text:p>0,5615737594</text:p>
          </table:table-cell>
        </table:table-row>
        <table:table-row table:style-name="ro1">
          <table:table-cell table:number-columns-repeated="6"/>
          <table:table-cell table:formula="of:=[.G41]+3/256" office:value-type="float" office:value="-0.51953125" calcext:value-type="float">
            <text:p>-0,51953125</text:p>
          </table:table-cell>
          <table:table-cell table:formula="of:=[.G42]*SIN(10*[.G42])+1" office:value-type="float" office:value="0.539881765163996" calcext:value-type="float">
            <text:p>0,5398817652</text:p>
          </table:table-cell>
        </table:table-row>
        <table:table-row table:style-name="ro1">
          <table:table-cell table:number-columns-repeated="6"/>
          <table:table-cell table:formula="of:=[.G42]+3/256" office:value-type="float" office:value="-0.5078125" calcext:value-type="float">
            <text:p>-0,5078125</text:p>
          </table:table-cell>
          <table:table-cell table:formula="of:=[.G43]*SIN(10*[.G43])+1" office:value-type="float" office:value="0.52577381936209" calcext:value-type="float">
            <text:p>0,5257738194</text:p>
          </table:table-cell>
        </table:table-row>
        <table:table-row table:style-name="ro1">
          <table:table-cell table:number-columns-repeated="6"/>
          <table:table-cell table:formula="of:=[.G43]+3/256" office:value-type="float" office:value="-0.49609375" calcext:value-type="float">
            <text:p>-0,49609375</text:p>
          </table:table-cell>
          <table:table-cell table:formula="of:=[.G44]*SIN(10*[.G44])+1" office:value-type="float" office:value="0.519150961437759" calcext:value-type="float">
            <text:p>0,5191509614</text:p>
          </table:table-cell>
        </table:table-row>
        <table:table-row table:style-name="ro1">
          <table:table-cell table:number-columns-repeated="6"/>
          <table:table-cell table:formula="of:=[.G44]+3/256" office:value-type="float" office:value="-0.484375" calcext:value-type="float">
            <text:p>-0,484375</text:p>
          </table:table-cell>
          <table:table-cell table:formula="of:=[.G45]*SIN(10*[.G45])+1" office:value-type="float" office:value="0.519798113056515" calcext:value-type="float">
            <text:p>0,5197981131</text:p>
          </table:table-cell>
        </table:table-row>
        <table:table-row table:style-name="ro1">
          <table:table-cell table:number-columns-repeated="6"/>
          <table:table-cell table:formula="of:=[.G45]+3/256" office:value-type="float" office:value="-0.47265625" calcext:value-type="float">
            <text:p>-0,47265625</text:p>
          </table:table-cell>
          <table:table-cell table:formula="of:=[.G46]*SIN(10*[.G46])+1" office:value-type="float" office:value="0.527391224845175" calcext:value-type="float">
            <text:p>0,5273912248</text:p>
          </table:table-cell>
        </table:table-row>
        <table:table-row table:style-name="ro1">
          <table:table-cell table:number-columns-repeated="6"/>
          <table:table-cell table:formula="of:=[.G46]+3/256" office:value-type="float" office:value="-0.4609375" calcext:value-type="float">
            <text:p>-0,4609375</text:p>
          </table:table-cell>
          <table:table-cell table:formula="of:=[.G47]*SIN(10*[.G47])+1" office:value-type="float" office:value="0.541506044723721" calcext:value-type="float">
            <text:p>0,5415060447</text:p>
          </table:table-cell>
        </table:table-row>
        <table:table-row table:style-name="ro1">
          <table:table-cell table:number-columns-repeated="6"/>
          <table:table-cell table:formula="of:=[.G47]+3/256" office:value-type="float" office:value="-0.44921875" calcext:value-type="float">
            <text:p>-0,44921875</text:p>
          </table:table-cell>
          <table:table-cell table:formula="of:=[.G48]*SIN(10*[.G48])+1" office:value-type="float" office:value="0.561628328275502" calcext:value-type="float">
            <text:p>0,5616283283</text:p>
          </table:table-cell>
        </table:table-row>
        <table:table-row table:style-name="ro1">
          <table:table-cell table:number-columns-repeated="6"/>
          <table:table-cell table:formula="of:=[.G48]+3/256" office:value-type="float" office:value="-0.4375" calcext:value-type="float">
            <text:p>-0,4375</text:p>
          </table:table-cell>
          <table:table-cell table:formula="of:=[.G49]*SIN(10*[.G49])+1" office:value-type="float" office:value="0.587165290868329" calcext:value-type="float">
            <text:p>0,5871652909</text:p>
          </table:table-cell>
        </table:table-row>
        <table:table-row table:style-name="ro1">
          <table:table-cell table:number-columns-repeated="6"/>
          <table:table-cell table:formula="of:=[.G49]+3/256" office:value-type="float" office:value="-0.42578125" calcext:value-type="float">
            <text:p>-0,42578125</text:p>
          </table:table-cell>
          <table:table-cell table:formula="of:=[.G50]*SIN(10*[.G50])+1" office:value-type="float" office:value="0.617458084105418" calcext:value-type="float">
            <text:p>0,6174580841</text:p>
          </table:table-cell>
        </table:table-row>
        <table:table-row table:style-name="ro1">
          <table:table-cell table:number-columns-repeated="6"/>
          <table:table-cell table:formula="of:=[.G50]+3/256" office:value-type="float" office:value="-0.4140625" calcext:value-type="float">
            <text:p>-0,4140625</text:p>
          </table:table-cell>
          <table:table-cell table:formula="of:=[.G51]*SIN(10*[.G51])+1" office:value-type="float" office:value="0.651795065861513" calcext:value-type="float">
            <text:p>0,6517950659</text:p>
          </table:table-cell>
        </table:table-row>
        <table:table-row table:style-name="ro1">
          <table:table-cell table:number-columns-repeated="6"/>
          <table:table-cell table:formula="of:=[.G51]+3/256" office:value-type="float" office:value="-0.40234375" calcext:value-type="float">
            <text:p>-0,40234375</text:p>
          </table:table-cell>
          <table:table-cell table:formula="of:=[.G52]*SIN(10*[.G52])+1" office:value-type="float" office:value="0.689425623818652" calcext:value-type="float">
            <text:p>0,6894256238</text:p>
          </table:table-cell>
        </table:table-row>
        <table:table-row table:style-name="ro1">
          <table:table-cell table:number-columns-repeated="6"/>
          <table:table-cell table:formula="of:=[.G52]+3/256" office:value-type="float" office:value="-0.390625" calcext:value-type="float">
            <text:p>-0,390625</text:p>
          </table:table-cell>
          <table:table-cell table:formula="of:=[.G53]*SIN(10*[.G53])+1" office:value-type="float" office:value="0.729574307164863" calcext:value-type="float">
            <text:p>0,7295743072</text:p>
          </table:table-cell>
        </table:table-row>
        <table:table-row table:style-name="ro1">
          <table:table-cell table:number-columns-repeated="6"/>
          <table:table-cell table:formula="of:=[.G53]+3/256" office:value-type="float" office:value="-0.37890625" calcext:value-type="float">
            <text:p>-0,37890625</text:p>
          </table:table-cell>
          <table:table-cell table:formula="of:=[.G54]*SIN(10*[.G54])+1" office:value-type="float" office:value="0.771455019997497" calcext:value-type="float">
            <text:p>0,77145502</text:p>
          </table:table-cell>
        </table:table-row>
        <table:table-row table:style-name="ro1">
          <table:table-cell table:number-columns-repeated="6"/>
          <table:table-cell table:formula="of:=[.G54]+3/256" office:value-type="float" office:value="-0.3671875" calcext:value-type="float">
            <text:p>-0,3671875</text:p>
          </table:table-cell>
          <table:table-cell table:formula="of:=[.G55]*SIN(10*[.G55])+1" office:value-type="float" office:value="0.81428503295374" calcext:value-type="float">
            <text:p>0,814285033</text:p>
          </table:table-cell>
        </table:table-row>
        <table:table-row table:style-name="ro1">
          <table:table-cell table:number-columns-repeated="6"/>
          <table:table-cell table:formula="of:=[.G55]+3/256" office:value-type="float" office:value="-0.35546875" calcext:value-type="float">
            <text:p>-0,35546875</text:p>
          </table:table-cell>
          <table:table-cell table:formula="of:=[.G56]*SIN(10*[.G56])+1" office:value-type="float" office:value="0.85729857658065" calcext:value-type="float">
            <text:p>0,8572985766</text:p>
          </table:table-cell>
        </table:table-row>
        <table:table-row table:style-name="ro1">
          <table:table-cell table:number-columns-repeated="6"/>
          <table:table-cell table:formula="of:=[.G56]+3/256" office:value-type="float" office:value="-0.34375" calcext:value-type="float">
            <text:p>-0,34375</text:p>
          </table:table-cell>
          <table:table-cell table:formula="of:=[.G57]*SIN(10*[.G57])+1" office:value-type="float" office:value="0.899759790798363" calcext:value-type="float">
            <text:p>0,8997597908</text:p>
          </table:table-cell>
        </table:table-row>
        <table:table-row table:style-name="ro1">
          <table:table-cell table:number-columns-repeated="6"/>
          <table:table-cell table:formula="of:=[.G57]+3/256" office:value-type="float" office:value="-0.33203125" calcext:value-type="float">
            <text:p>-0,33203125</text:p>
          </table:table-cell>
          <table:table-cell table:formula="of:=[.G58]*SIN(10*[.G58])+1" office:value-type="float" office:value="0.940974819284091" calcext:value-type="float">
            <text:p>0,9409748193</text:p>
          </table:table-cell>
        </table:table-row>
        <table:table-row table:style-name="ro1">
          <table:table-cell table:number-columns-repeated="6"/>
          <table:table-cell table:formula="of:=[.G58]+3/256" office:value-type="float" office:value="-0.3203125" calcext:value-type="float">
            <text:p>-0,3203125</text:p>
          </table:table-cell>
          <table:table-cell table:formula="of:=[.G59]*SIN(10*[.G59])+1" office:value-type="float" office:value="0.980302855435328" calcext:value-type="float">
            <text:p>0,9803028554</text:p>
          </table:table-cell>
        </table:table-row>
        <table:table-row table:style-name="ro1">
          <table:table-cell table:number-columns-repeated="6"/>
          <table:table-cell table:formula="of:=[.G59]+3/256" office:value-type="float" office:value="-0.30859375" calcext:value-type="float">
            <text:p>-0,30859375</text:p>
          </table:table-cell>
          <table:table-cell table:formula="of:=[.G60]*SIN(10*[.G60])+1" office:value-type="float" office:value="1.01716596742999" calcext:value-type="float">
            <text:p>1,0171659674</text:p>
          </table:table-cell>
        </table:table-row>
        <table:table-row table:style-name="ro1">
          <table:table-cell table:number-columns-repeated="6"/>
          <table:table-cell table:formula="of:=[.G60]+3/256" office:value-type="float" office:value="-0.296875" calcext:value-type="float">
            <text:p>-0,296875</text:p>
          </table:table-cell>
          <table:table-cell table:formula="of:=[.G61]*SIN(10*[.G61])+1" office:value-type="float" office:value="1.05105755341405" calcext:value-type="float">
            <text:p>1,0510575534</text:p>
          </table:table-cell>
        </table:table-row>
        <table:table-row table:style-name="ro1">
          <table:table-cell table:number-columns-repeated="6"/>
          <table:table-cell table:formula="of:=[.G61]+3/256" office:value-type="float" office:value="-0.28515625" calcext:value-type="float">
            <text:p>-0,28515625</text:p>
          </table:table-cell>
          <table:table-cell table:formula="of:=[.G62]*SIN(10*[.G62])+1" office:value-type="float" office:value="1.08154930359818" calcext:value-type="float">
            <text:p>1,0815493036</text:p>
          </table:table-cell>
        </table:table-row>
        <table:table-row table:style-name="ro1">
          <table:table-cell table:number-columns-repeated="6"/>
          <table:table-cell table:formula="of:=[.G62]+3/256" office:value-type="float" office:value="-0.2734375" calcext:value-type="float">
            <text:p>-0,2734375</text:p>
          </table:table-cell>
          <table:table-cell table:formula="of:=[.G63]*SIN(10*[.G63])+1" office:value-type="float" office:value="1.10829657358551" calcext:value-type="float">
            <text:p>1,1082965736</text:p>
          </table:table-cell>
        </table:table-row>
        <table:table-row table:style-name="ro1">
          <table:table-cell table:number-columns-repeated="6"/>
          <table:table-cell table:formula="of:=[.G63]+3/256" office:value-type="float" office:value="-0.26171875" calcext:value-type="float">
            <text:p>-0,26171875</text:p>
          </table:table-cell>
          <table:table-cell table:formula="of:=[.G64]*SIN(10*[.G64])+1" office:value-type="float" office:value="1.13104210210797" calcext:value-type="float">
            <text:p>1,1310421021</text:p>
          </table:table-cell>
        </table:table-row>
        <table:table-row table:style-name="ro1">
          <table:table-cell table:number-columns-repeated="6"/>
          <table:table-cell table:formula="of:=[.G64]+3/256" office:value-type="float" office:value="-0.25" calcext:value-type="float">
            <text:p>-0,25</text:p>
          </table:table-cell>
          <table:table-cell table:formula="of:=[.G65]*SIN(10*[.G65])+1" office:value-type="float" office:value="1.14961803602599" calcext:value-type="float">
            <text:p>1,149618036</text:p>
          </table:table-cell>
        </table:table-row>
        <table:table-row table:style-name="ro1">
          <table:table-cell table:number-columns-repeated="6"/>
          <table:table-cell table:formula="of:=[.G65]+3/256" office:value-type="float" office:value="-0.23828125" calcext:value-type="float">
            <text:p>-0,23828125</text:p>
          </table:table-cell>
          <table:table-cell table:formula="of:=[.G66]*SIN(10*[.G66])+1" office:value-type="float" office:value="1.16394625544389" calcext:value-type="float">
            <text:p>1,1639462554</text:p>
          </table:table-cell>
        </table:table-row>
        <table:table-row table:style-name="ro1">
          <table:table-cell table:number-columns-repeated="6"/>
          <table:table-cell table:formula="of:=[.G66]+3/256" office:value-type="float" office:value="-0.2265625" calcext:value-type="float">
            <text:p>-0,2265625</text:p>
          </table:table-cell>
          <table:table-cell table:formula="of:=[.G67]*SIN(10*[.G67])+1" office:value-type="float" office:value="1.17403702160483" calcext:value-type="float">
            <text:p>1,1740370216</text:p>
          </table:table-cell>
        </table:table-row>
        <table:table-row table:style-name="ro1">
          <table:table-cell table:number-columns-repeated="6"/>
          <table:table-cell table:formula="of:=[.G67]+3/256" office:value-type="float" office:value="-0.21484375" calcext:value-type="float">
            <text:p>-0,21484375</text:p>
          </table:table-cell>
          <table:table-cell table:formula="of:=[.G68]*SIN(10*[.G68])+1" office:value-type="float" office:value="1.17998599935896" calcext:value-type="float">
            <text:p>1,1799859994</text:p>
          </table:table-cell>
        </table:table-row>
        <table:table-row table:style-name="ro1">
          <table:table-cell table:number-columns-repeated="6"/>
          <table:table-cell table:formula="of:=[.G68]+3/256" office:value-type="float" office:value="-0.203125" calcext:value-type="float">
            <text:p>-0,203125</text:p>
          </table:table-cell>
          <table:table-cell table:formula="of:=[.G69]*SIN(10*[.G69])+1" office:value-type="float" office:value="1.1819697339605" calcext:value-type="float">
            <text:p>1,181969734</text:p>
          </table:table-cell>
        </table:table-row>
        <table:table-row table:style-name="ro1">
          <table:table-cell table:number-columns-repeated="6"/>
          <table:table-cell table:formula="of:=[.G69]+3/256" office:value-type="float" office:value="-0.19140625" calcext:value-type="float">
            <text:p>-0,19140625</text:p>
          </table:table-cell>
          <table:table-cell table:formula="of:=[.G70]*SIN(10*[.G70])+1" office:value-type="float" office:value="1.18023968828501" calcext:value-type="float">
            <text:p>1,1802396883</text:p>
          </table:table-cell>
        </table:table-row>
        <table:table-row table:style-name="ro1">
          <table:table-cell table:number-columns-repeated="6"/>
          <table:table-cell table:formula="of:=[.G70]+3/256" office:value-type="float" office:value="-0.1796875" calcext:value-type="float">
            <text:p>-0,1796875</text:p>
          </table:table-cell>
          <table:table-cell table:formula="of:=[.G71]*SIN(10*[.G71])+1" office:value-type="float" office:value="1.1751149708329" calcext:value-type="float">
            <text:p>1,1751149708</text:p>
          </table:table-cell>
        </table:table-row>
        <table:table-row table:style-name="ro1">
          <table:table-cell table:number-columns-repeated="6"/>
          <table:table-cell table:formula="of:=[.G71]+3/256" office:value-type="float" office:value="-0.16796875" calcext:value-type="float">
            <text:p>-0,16796875</text:p>
          </table:table-cell>
          <table:table-cell table:formula="of:=[.G72]*SIN(10*[.G72])+1" office:value-type="float" office:value="1.16697390670654" calcext:value-type="float">
            <text:p>1,1669739067</text:p>
          </table:table-cell>
        </table:table-row>
        <table:table-row table:style-name="ro1">
          <table:table-cell table:number-columns-repeated="6"/>
          <table:table-cell table:formula="of:=[.G72]+3/256" office:value-type="float" office:value="-0.15625" calcext:value-type="float">
            <text:p>-0,15625</text:p>
          </table:table-cell>
          <table:table-cell table:formula="of:=[.G73]*SIN(10*[.G73])+1" office:value-type="float" office:value="1.15624462276223" calcext:value-type="float">
            <text:p>1,1562446228</text:p>
          </table:table-cell>
        </table:table-row>
        <table:table-row table:style-name="ro1">
          <table:table-cell table:number-columns-repeated="6"/>
          <table:table-cell table:formula="of:=[.G73]+3/256" office:value-type="float" office:value="-0.14453125" calcext:value-type="float">
            <text:p>-0,14453125</text:p>
          </table:table-cell>
          <table:table-cell table:formula="of:=[.G74]*SIN(10*[.G74])+1" office:value-type="float" office:value="1.14339483404137" calcext:value-type="float">
            <text:p>1,143394834</text:p>
          </table:table-cell>
        </table:table-row>
        <table:table-row table:style-name="ro1">
          <table:table-cell table:number-columns-repeated="6"/>
          <table:table-cell table:formula="of:=[.G74]+3/256" office:value-type="float" office:value="-0.1328125" calcext:value-type="float">
            <text:p>-0,1328125</text:p>
          </table:table-cell>
          <table:table-cell table:formula="of:=[.G75]*SIN(10*[.G75])+1" office:value-type="float" office:value="1.12892103112713" calcext:value-type="float">
            <text:p>1,1289210311</text:p>
          </table:table-cell>
        </table:table-row>
        <table:table-row table:style-name="ro1">
          <table:table-cell table:number-columns-repeated="6"/>
          <table:table-cell table:formula="of:=[.G75]+3/256" office:value-type="float" office:value="-0.12109375" calcext:value-type="float">
            <text:p>-0,12109375</text:p>
          </table:table-cell>
          <table:table-cell table:formula="of:=[.G76]*SIN(10*[.G76])+1" office:value-type="float" office:value="1.11333727705883" calcext:value-type="float">
            <text:p>1,1133372771</text:p>
          </table:table-cell>
        </table:table-row>
        <table:table-row table:style-name="ro1">
          <table:table-cell table:number-columns-repeated="6"/>
          <table:table-cell table:formula="of:=[.G76]+3/256" office:value-type="float" office:value="-0.109375" calcext:value-type="float">
            <text:p>-0,109375</text:p>
          </table:table-cell>
          <table:table-cell table:formula="of:=[.G77]*SIN(10*[.G77])+1" office:value-type="float" office:value="1.09716382773369" calcext:value-type="float">
            <text:p>1,0971638277</text:p>
          </table:table-cell>
        </table:table-row>
        <table:table-row table:style-name="ro1">
          <table:table-cell table:number-columns-repeated="6"/>
          <table:table-cell table:formula="of:=[.G77]+3/256" office:value-type="float" office:value="-0.09765625" calcext:value-type="float">
            <text:p>-0,09765625</text:p>
          </table:table-cell>
          <table:table-cell table:formula="of:=[.G78]*SIN(10*[.G78])+1" office:value-type="float" office:value="1.08091579126134" calcext:value-type="float">
            <text:p>1,0809157913</text:p>
          </table:table-cell>
        </table:table-row>
        <table:table-row table:style-name="ro1">
          <table:table-cell table:number-columns-repeated="6"/>
          <table:table-cell table:formula="of:=[.G78]+3/256" office:value-type="float" office:value="-0.0859375" calcext:value-type="float">
            <text:p>-0,0859375</text:p>
          </table:table-cell>
          <table:table-cell table:formula="of:=[.G79]*SIN(10*[.G79])+1" office:value-type="float" office:value="1.06509203950288" calcext:value-type="float">
            <text:p>1,0650920395</text:p>
          </table:table-cell>
        </table:table-row>
        <table:table-row table:style-name="ro1">
          <table:table-cell table:number-columns-repeated="6"/>
          <table:table-cell table:formula="of:=[.G79]+3/256" office:value-type="float" office:value="-0.07421875" calcext:value-type="float">
            <text:p>-0,07421875</text:p>
          </table:table-cell>
          <table:table-cell table:formula="of:=[.G80]*SIN(10*[.G80])+1" office:value-type="float" office:value="1.05016457907616" calcext:value-type="float">
            <text:p>1,0501645791</text:p>
          </table:table-cell>
        </table:table-row>
        <table:table-row table:style-name="ro1">
          <table:table-cell table:number-columns-repeated="6"/>
          <table:table-cell table:formula="of:=[.G80]+3/256" office:value-type="float" office:value="-0.0625" calcext:value-type="float">
            <text:p>-0,0625</text:p>
          </table:table-cell>
          <table:table-cell table:formula="of:=[.G81]*SIN(10*[.G81])+1" office:value-type="float" office:value="1.03656857955878" calcext:value-type="float">
            <text:p>1,0365685796</text:p>
          </table:table-cell>
        </table:table-row>
        <table:table-row table:style-name="ro1">
          <table:table-cell table:number-columns-repeated="6"/>
          <table:table-cell table:formula="of:=[.G81]+3/256" office:value-type="float" office:value="-0.05078125" calcext:value-type="float">
            <text:p>-0,05078125</text:p>
          </table:table-cell>
          <table:table-cell table:formula="of:=[.G82]*SIN(10*[.G82])+1" office:value-type="float" office:value="1.02469324364575" calcext:value-type="float">
            <text:p>1,0246932436</text:p>
          </table:table-cell>
        </table:table-row>
        <table:table-row table:style-name="ro1">
          <table:table-cell table:number-columns-repeated="6"/>
          <table:table-cell table:formula="of:=[.G82]+3/256" office:value-type="float" office:value="-0.0390625" calcext:value-type="float">
            <text:p>-0,0390625</text:p>
          </table:table-cell>
          <table:table-cell table:formula="of:=[.G83]*SIN(10*[.G83])+1" office:value-type="float" office:value="1.01487368785127" calcext:value-type="float">
            <text:p>1,0148736879</text:p>
          </table:table-cell>
        </table:table-row>
        <table:table-row table:style-name="ro1">
          <table:table-cell table:number-columns-repeated="6"/>
          <table:table-cell table:formula="of:=[.G83]+3/256" office:value-type="float" office:value="-0.02734375" calcext:value-type="float">
            <text:p>-0,02734375</text:p>
          </table:table-cell>
          <table:table-cell table:formula="of:=[.G84]*SIN(10*[.G84])+1" office:value-type="float" office:value="1.00738398326965" calcext:value-type="float">
            <text:p>1,0073839833</text:p>
          </table:table-cell>
        </table:table-row>
        <table:table-row table:style-name="ro1">
          <table:table-cell table:number-columns-repeated="6"/>
          <table:table-cell table:formula="of:=[.G84]+3/256" office:value-type="float" office:value="-0.015625" calcext:value-type="float">
            <text:p>-0,015625</text:p>
          </table:table-cell>
          <table:table-cell table:formula="of:=[.G85]*SIN(10*[.G85])+1" office:value-type="float" office:value="1.00243148426209" calcext:value-type="float">
            <text:p>1,0024314843</text:p>
          </table:table-cell>
        </table:table-row>
        <table:table-row table:style-name="ro1">
          <table:table-cell table:number-columns-repeated="6"/>
          <table:table-cell table:formula="of:=[.G85]+3/256" office:value-type="float" office:value="-0.00390625" calcext:value-type="float">
            <text:p>-0,00390625</text:p>
          </table:table-cell>
          <table:table-cell table:formula="of:=[.G86]*SIN(10*[.G86])+1" office:value-type="float" office:value="1.00015254908848" calcext:value-type="float">
            <text:p>1,0001525491</text:p>
          </table:table-cell>
        </table:table-row>
        <table:table-row table:style-name="ro1">
          <table:table-cell table:number-columns-repeated="6"/>
          <table:table-cell table:formula="of:=[.G86]+3/256" office:value-type="float" office:value="0.0078125" calcext:value-type="float">
            <text:p>0,0078125</text:p>
          </table:table-cell>
          <table:table-cell table:formula="of:=[.G87]*SIN(10*[.G87])+1" office:value-type="float" office:value="1.00060973087023" calcext:value-type="float">
            <text:p>1,0006097309</text:p>
          </table:table-cell>
        </table:table-row>
        <table:table-row table:style-name="ro1">
          <table:table-cell table:number-columns-repeated="6"/>
          <table:table-cell table:formula="of:=[.G87]+3/256" office:value-type="float" office:value="0.01953125" calcext:value-type="float">
            <text:p>0,01953125</text:p>
          </table:table-cell>
          <table:table-cell table:formula="of:=[.G88]*SIN(10*[.G88])+1" office:value-type="float" office:value="1.00379049029088" calcext:value-type="float">
            <text:p>1,0037904903</text:p>
          </table:table-cell>
        </table:table-row>
        <table:table-row table:style-name="ro1">
          <table:table-cell table:number-columns-repeated="6"/>
          <table:table-cell table:formula="of:=[.G88]+3/256" office:value-type="float" office:value="0.03125" calcext:value-type="float">
            <text:p>0,03125</text:p>
          </table:table-cell>
          <table:table-cell table:formula="of:=[.G89]*SIN(10*[.G89])+1" office:value-type="float" office:value="1.00960745358064" calcext:value-type="float">
            <text:p>1,0096074536</text:p>
          </table:table-cell>
        </table:table-row>
        <table:table-row table:style-name="ro1">
          <table:table-cell table:number-columns-repeated="6"/>
          <table:table-cell table:formula="of:=[.G89]+3/256" office:value-type="float" office:value="0.04296875" calcext:value-type="float">
            <text:p>0,04296875</text:p>
          </table:table-cell>
          <table:table-cell table:formula="of:=[.G90]*SIN(10*[.G90])+1" office:value-type="float" office:value="1.01790021106681" calcext:value-type="float">
            <text:p>1,0179002111</text:p>
          </table:table-cell>
        </table:table-row>
        <table:table-row table:style-name="ro1">
          <table:table-cell table:number-columns-repeated="6"/>
          <table:table-cell table:formula="of:=[.G90]+3/256" office:value-type="float" office:value="0.0546875" calcext:value-type="float">
            <text:p>0,0546875</text:p>
          </table:table-cell>
          <table:table-cell table:formula="of:=[.G91]*SIN(10*[.G91])+1" office:value-type="float" office:value="1.02843862338809" calcext:value-type="float">
            <text:p>1,0284386234</text:p>
          </table:table-cell>
        </table:table-row>
        <table:table-row table:style-name="ro1">
          <table:table-cell table:number-columns-repeated="6"/>
          <table:table-cell table:formula="of:=[.G91]+3/256" office:value-type="float" office:value="0.06640625" calcext:value-type="float">
            <text:p>0,06640625</text:p>
          </table:table-cell>
          <table:table-cell table:formula="of:=[.G92]*SIN(10*[.G92])+1" office:value-type="float" office:value="1.0409275748519" calcext:value-type="float">
            <text:p>1,0409275749</text:p>
          </table:table-cell>
        </table:table-row>
        <table:table-row table:style-name="ro1">
          <table:table-cell table:number-columns-repeated="6"/>
          <table:table-cell table:formula="of:=[.G92]+3/256" office:value-type="float" office:value="0.078125" calcext:value-type="float">
            <text:p>0,078125</text:p>
          </table:table-cell>
          <table:table-cell table:formula="of:=[.G93]*SIN(10*[.G93])+1" office:value-type="float" office:value="1.05501308683239" calcext:value-type="float">
            <text:p>1,0550130868</text:p>
          </table:table-cell>
        </table:table-row>
        <table:table-row table:style-name="ro1">
          <table:table-cell table:number-columns-repeated="6"/>
          <table:table-cell table:formula="of:=[.G93]+3/256" office:value-type="float" office:value="0.08984375" calcext:value-type="float">
            <text:p>0,08984375</text:p>
          </table:table-cell>
          <table:table-cell table:formula="of:=[.G94]*SIN(10*[.G94])+1" office:value-type="float" office:value="1.07028967902137" calcext:value-type="float">
            <text:p>1,070289679</text:p>
          </table:table-cell>
        </table:table-row>
        <table:table-row table:style-name="ro1">
          <table:table-cell table:number-columns-repeated="6"/>
          <table:table-cell table:formula="of:=[.G94]+3/256" office:value-type="float" office:value="0.1015625" calcext:value-type="float">
            <text:p>0,1015625</text:p>
          </table:table-cell>
          <table:table-cell table:formula="of:=[.G95]*SIN(10*[.G95])+1" office:value-type="float" office:value="1.08630884318571" calcext:value-type="float">
            <text:p>1,0863088432</text:p>
          </table:table-cell>
        </table:table-row>
        <table:table-row table:style-name="ro1">
          <table:table-cell table:number-columns-repeated="6"/>
          <table:table-cell table:formula="of:=[.G95]+3/256" office:value-type="float" office:value="0.11328125" calcext:value-type="float">
            <text:p>0,11328125</text:p>
          </table:table-cell>
          <table:table-cell table:formula="of:=[.G96]*SIN(10*[.G96])+1" office:value-type="float" office:value="1.10258847325451" calcext:value-type="float">
            <text:p>1,1025884733</text:p>
          </table:table-cell>
        </table:table-row>
        <table:table-row table:style-name="ro1">
          <table:table-cell table:number-columns-repeated="6"/>
          <table:table-cell table:formula="of:=[.G96]+3/256" office:value-type="float" office:value="0.125" calcext:value-type="float">
            <text:p>0,125</text:p>
          </table:table-cell>
          <table:table-cell table:formula="of:=[.G97]*SIN(10*[.G97])+1" office:value-type="float" office:value="1.11862307741945" calcext:value-type="float">
            <text:p>1,1186230774</text:p>
          </table:table-cell>
        </table:table-row>
        <table:table-row table:style-name="ro1">
          <table:table-cell table:number-columns-repeated="6"/>
          <table:table-cell table:formula="of:=[.G97]+3/256" office:value-type="float" office:value="0.13671875" calcext:value-type="float">
            <text:p>0,13671875</text:p>
          </table:table-cell>
          <table:table-cell table:formula="of:=[.G98]*SIN(10*[.G98])+1" office:value-type="float" office:value="1.13389458279907" calcext:value-type="float">
            <text:p>1,1338945828</text:p>
          </table:table-cell>
        </table:table-row>
        <table:table-row table:style-name="ro1">
          <table:table-cell table:number-columns-repeated="6"/>
          <table:table-cell table:formula="of:=[.G98]+3/256" office:value-type="float" office:value="0.1484375" calcext:value-type="float">
            <text:p>0,1484375</text:p>
          </table:table-cell>
          <table:table-cell table:formula="of:=[.G99]*SIN(10*[.G99])+1" office:value-type="float" office:value="1.14788353136185" calcext:value-type="float">
            <text:p>1,1478835314</text:p>
          </table:table-cell>
        </table:table-row>
        <table:table-row table:style-name="ro1">
          <table:table-cell table:number-columns-repeated="6"/>
          <table:table-cell table:formula="of:=[.G99]+3/256" office:value-type="float" office:value="0.16015625" calcext:value-type="float">
            <text:p>0,16015625</text:p>
          </table:table-cell>
          <table:table-cell table:formula="of:=[.G100]*SIN(10*[.G100])+1" office:value-type="float" office:value="1.16008045743589" calcext:value-type="float">
            <text:p>1,1600804574</text:p>
          </table:table-cell>
        </table:table-row>
        <table:table-row table:style-name="ro1">
          <table:table-cell table:number-columns-repeated="6"/>
          <table:table-cell table:formula="of:=[.G100]+3/256" office:value-type="float" office:value="0.171875" calcext:value-type="float">
            <text:p>0,171875</text:p>
          </table:table-cell>
          <table:table-cell table:formula="of:=[.G101]*SIN(10*[.G101])+1" office:value-type="float" office:value="1.16999723241215" calcext:value-type="float">
            <text:p>1,1699972324</text:p>
          </table:table-cell>
        </table:table-row>
        <table:table-row table:style-name="ro1">
          <table:table-cell table:number-columns-repeated="6"/>
          <table:table-cell table:formula="of:=[.G101]+3/256" office:value-type="float" office:value="0.18359375" calcext:value-type="float">
            <text:p>0,18359375</text:p>
          </table:table-cell>
          <table:table-cell table:formula="of:=[.G102]*SIN(10*[.G102])+1" office:value-type="float" office:value="1.17717816126795" calcext:value-type="float">
            <text:p>1,1771781613</text:p>
          </table:table-cell>
        </table:table-row>
        <table:table-row table:style-name="ro1">
          <table:table-cell table:number-columns-repeated="6"/>
          <table:table-cell table:formula="of:=[.G102]+3/256" office:value-type="float" office:value="0.1953125" calcext:value-type="float">
            <text:p>0,1953125</text:p>
          </table:table-cell>
          <table:table-cell table:formula="of:=[.G103]*SIN(10*[.G103])+1" office:value-type="float" office:value="1.18121061833131" calcext:value-type="float">
            <text:p>1,1812106183</text:p>
          </table:table-cell>
        </table:table-row>
        <table:table-row table:style-name="ro1">
          <table:table-cell table:number-columns-repeated="6"/>
          <table:table-cell table:formula="of:=[.G103]+3/256" office:value-type="float" office:value="0.20703125" calcext:value-type="float">
            <text:p>0,20703125</text:p>
          </table:table-cell>
          <table:table-cell table:formula="of:=[.G104]*SIN(10*[.G104])+1" office:value-type="float" office:value="1.1817350162446" calcext:value-type="float">
            <text:p>1,1817350162</text:p>
          </table:table-cell>
        </table:table-row>
        <table:table-row table:style-name="ro1">
          <table:table-cell table:number-columns-repeated="6"/>
          <table:table-cell table:formula="of:=[.G104]+3/256" office:value-type="float" office:value="0.21875" calcext:value-type="float">
            <text:p>0,21875</text:p>
          </table:table-cell>
          <table:table-cell table:formula="of:=[.G105]*SIN(10*[.G105])+1" office:value-type="float" office:value="1.17845391227525" calcext:value-type="float">
            <text:p>1,1784539123</text:p>
          </table:table-cell>
        </table:table-row>
        <table:table-row table:style-name="ro1">
          <table:table-cell table:number-columns-repeated="6"/>
          <table:table-cell table:formula="of:=[.G105]+3/256" office:value-type="float" office:value="0.23046875" calcext:value-type="float">
            <text:p>0,23046875</text:p>
          </table:table-cell>
          <table:table-cell table:formula="of:=[.G106]*SIN(10*[.G106])+1" office:value-type="float" office:value="1.17114006980787" calcext:value-type="float">
            <text:p>1,1711400698</text:p>
          </table:table-cell>
        </table:table-row>
        <table:table-row table:style-name="ro1">
          <table:table-cell table:number-columns-repeated="6"/>
          <table:table-cell table:formula="of:=[.G106]+3/256" office:value-type="float" office:value="0.2421875" calcext:value-type="float">
            <text:p>0,2421875</text:p>
          </table:table-cell>
          <table:table-cell table:formula="of:=[.G107]*SIN(10*[.G107])+1" office:value-type="float" office:value="1.15964330982282" calcext:value-type="float">
            <text:p>1,1596433098</text:p>
          </table:table-cell>
        </table:table-row>
        <table:table-row table:style-name="ro1">
          <table:table-cell table:number-columns-repeated="6"/>
          <table:table-cell table:formula="of:=[.G107]+3/256" office:value-type="float" office:value="0.25390625" calcext:value-type="float">
            <text:p>0,25390625</text:p>
          </table:table-cell>
          <table:table-cell table:formula="of:=[.G108]*SIN(10*[.G108])+1" office:value-type="float" office:value="1.14389600715227" calcext:value-type="float">
            <text:p>1,1438960072</text:p>
          </table:table-cell>
        </table:table-row>
        <table:table-row table:style-name="ro1">
          <table:table-cell table:number-columns-repeated="6"/>
          <table:table-cell table:formula="of:=[.G108]+3/256" office:value-type="float" office:value="0.265625" calcext:value-type="float">
            <text:p>0,265625</text:p>
          </table:table-cell>
          <table:table-cell table:formula="of:=[.G109]*SIN(10*[.G109])+1" office:value-type="float" office:value="1.1239171089852" calcext:value-type="float">
            <text:p>1,123917109</text:p>
          </table:table-cell>
        </table:table-row>
        <table:table-row table:style-name="ro1">
          <table:table-cell table:number-columns-repeated="6"/>
          <table:table-cell table:formula="of:=[.G109]+3/256" office:value-type="float" office:value="0.27734375" calcext:value-type="float">
            <text:p>0,27734375</text:p>
          </table:table-cell>
          <table:table-cell table:formula="of:=[.G110]*SIN(10*[.G110])+1" office:value-type="float" office:value="1.09981457810037" calcext:value-type="float">
            <text:p>1,0998145781</text:p>
          </table:table-cell>
        </table:table-row>
        <table:table-row table:style-name="ro1">
          <table:table-cell table:number-columns-repeated="6"/>
          <table:table-cell table:formula="of:=[.G110]+3/256" office:value-type="float" office:value="0.2890625" calcext:value-type="float">
            <text:p>0,2890625</text:p>
          </table:table-cell>
          <table:table-cell table:formula="of:=[.G111]*SIN(10*[.G111])+1" office:value-type="float" office:value="1.07178619023369" calcext:value-type="float">
            <text:p>1,0717861902</text:p>
          </table:table-cell>
        </table:table-row>
        <table:table-row table:style-name="ro1">
          <table:table-cell table:number-columns-repeated="6"/>
          <table:table-cell table:formula="of:=[.G111]+3/256" office:value-type="float" office:value="0.30078125" calcext:value-type="float">
            <text:p>0,30078125</text:p>
          </table:table-cell>
          <table:table-cell table:formula="of:=[.G112]*SIN(10*[.G112])+1" office:value-type="float" office:value="1.0401186433901" calcext:value-type="float">
            <text:p>1,0401186434</text:p>
          </table:table-cell>
        </table:table-row>
        <table:table-row table:style-name="ro1">
          <table:table-cell table:number-columns-repeated="6"/>
          <table:table-cell table:formula="of:=[.G112]+3/256" office:value-type="float" office:value="0.3125" calcext:value-type="float">
            <text:p>0,3125</text:p>
          </table:table-cell>
          <table:table-cell table:formula="of:=[.G113]*SIN(10*[.G113])+1" office:value-type="float" office:value="1.00518496632167" calcext:value-type="float">
            <text:p>1,0051849663</text:p>
          </table:table-cell>
        </table:table-row>
        <table:table-row table:style-name="ro1">
          <table:table-cell table:number-columns-repeated="6"/>
          <table:table-cell table:formula="of:=[.G113]+3/256" office:value-type="float" office:value="0.32421875" calcext:value-type="float">
            <text:p>0,32421875</text:p>
          </table:table-cell>
          <table:table-cell table:formula="of:=[.G114]*SIN(10*[.G114])+1" office:value-type="float" office:value="0.967440243323334" calcext:value-type="float">
            <text:p>0,9674402433</text:p>
          </table:table-cell>
        </table:table-row>
        <table:table-row table:style-name="ro1">
          <table:table-cell table:number-columns-repeated="6"/>
          <table:table-cell table:formula="of:=[.G114]+3/256" office:value-type="float" office:value="0.3359375" calcext:value-type="float">
            <text:p>0,3359375</text:p>
          </table:table-cell>
          <table:table-cell table:formula="of:=[.G115]*SIN(10*[.G115])+1" office:value-type="float" office:value="0.927415702444045" calcext:value-type="float">
            <text:p>0,9274157024</text:p>
          </table:table-cell>
        </table:table-row>
        <table:table-row table:style-name="ro1">
          <table:table-cell table:number-columns-repeated="6"/>
          <table:table-cell table:formula="of:=[.G115]+3/256" office:value-type="float" office:value="0.34765625" calcext:value-type="float">
            <text:p>0,34765625</text:p>
          </table:table-cell>
          <table:table-cell table:formula="of:=[.G116]*SIN(10*[.G116])+1" office:value-type="float" office:value="0.885711243670547" calcext:value-type="float">
            <text:p>0,8857112437</text:p>
          </table:table-cell>
        </table:table-row>
        <table:table-row table:style-name="ro1">
          <table:table-cell table:number-columns-repeated="6"/>
          <table:table-cell table:formula="of:=[.G116]+3/256" office:value-type="float" office:value="0.359375" calcext:value-type="float">
            <text:p>0,359375</text:p>
          </table:table-cell>
          <table:table-cell table:formula="of:=[.G117]*SIN(10*[.G117])+1" office:value-type="float" office:value="0.842986512111717" calcext:value-type="float">
            <text:p>0,8429865121</text:p>
          </table:table-cell>
        </table:table-row>
        <table:table-row table:style-name="ro1">
          <table:table-cell table:number-columns-repeated="6"/>
          <table:table-cell table:formula="of:=[.G117]+3/256" office:value-type="float" office:value="0.37109375" calcext:value-type="float">
            <text:p>0,37109375</text:p>
          </table:table-cell>
          <table:table-cell table:formula="of:=[.G118]*SIN(10*[.G118])+1" office:value-type="float" office:value="0.799950648207254" calcext:value-type="float">
            <text:p>0,7999506482</text:p>
          </table:table-cell>
        </table:table-row>
        <table:table-row table:style-name="ro1">
          <table:table-cell table:number-columns-repeated="6"/>
          <table:table-cell table:formula="of:=[.G118]+3/256" office:value-type="float" office:value="0.3828125" calcext:value-type="float">
            <text:p>0,3828125</text:p>
          </table:table-cell>
          <table:table-cell table:formula="of:=[.G119]*SIN(10*[.G119])+1" office:value-type="float" office:value="0.757350872037699" calcext:value-type="float">
            <text:p>0,757350872</text:p>
          </table:table-cell>
        </table:table-row>
        <table:table-row table:style-name="ro1">
          <table:table-cell table:number-columns-repeated="6"/>
          <table:table-cell table:formula="of:=[.G119]+3/256" office:value-type="float" office:value="0.39453125" calcext:value-type="float">
            <text:p>0,39453125</text:p>
          </table:table-cell>
          <table:table-cell table:formula="of:=[.G120]*SIN(10*[.G120])+1" office:value-type="float" office:value="0.715960081485429" calcext:value-type="float">
            <text:p>0,7159600815</text:p>
          </table:table-cell>
        </table:table-row>
        <table:table-row table:style-name="ro1">
          <table:table-cell table:number-columns-repeated="6"/>
          <table:table-cell table:formula="of:=[.G120]+3/256" office:value-type="float" office:value="0.40625" calcext:value-type="float">
            <text:p>0,40625</text:p>
          </table:table-cell>
          <table:table-cell table:formula="of:=[.G121]*SIN(10*[.G121])+1" office:value-type="float" office:value="0.676563663885523" calcext:value-type="float">
            <text:p>0,6765636639</text:p>
          </table:table-cell>
        </table:table-row>
        <table:table-row table:style-name="ro1">
          <table:table-cell table:number-columns-repeated="6"/>
          <table:table-cell table:formula="of:=[.G121]+3/256" office:value-type="float" office:value="0.41796875" calcext:value-type="float">
            <text:p>0,41796875</text:p>
          </table:table-cell>
          <table:table-cell table:formula="of:=[.G122]*SIN(10*[.G122])+1" office:value-type="float" office:value="0.639945737551274" calcext:value-type="float">
            <text:p>0,6399457376</text:p>
          </table:table-cell>
        </table:table-row>
        <table:table-row table:style-name="ro1">
          <table:table-cell table:number-columns-repeated="6"/>
          <table:table-cell table:formula="of:=[.G122]+3/256" office:value-type="float" office:value="0.4296875" calcext:value-type="float">
            <text:p>0,4296875</text:p>
          </table:table-cell>
          <table:table-cell table:formula="of:=[.G123]*SIN(10*[.G123])+1" office:value-type="float" office:value="0.606875052850129" calcext:value-type="float">
            <text:p>0,6068750529</text:p>
          </table:table-cell>
        </table:table-row>
        <table:table-row table:style-name="ro1">
          <table:table-cell table:number-columns-repeated="6"/>
          <table:table-cell table:formula="of:=[.G123]+3/256" office:value-type="float" office:value="0.44140625" calcext:value-type="float">
            <text:p>0,44140625</text:p>
          </table:table-cell>
          <table:table-cell table:formula="of:=[.G124]*SIN(10*[.G124])+1" office:value-type="float" office:value="0.578090792084651" calcext:value-type="float">
            <text:p>0,5780907921</text:p>
          </table:table-cell>
        </table:table-row>
        <table:table-row table:style-name="ro1">
          <table:table-cell table:number-columns-repeated="6"/>
          <table:table-cell table:formula="of:=[.G124]+3/256" office:value-type="float" office:value="0.453125" calcext:value-type="float">
            <text:p>0,453125</text:p>
          </table:table-cell>
          <table:table-cell table:formula="of:=[.G125]*SIN(10*[.G125])+1" office:value-type="float" office:value="0.554288513100971" calcext:value-type="float">
            <text:p>0,5542885131</text:p>
          </table:table-cell>
        </table:table-row>
        <table:table-row table:style-name="ro1">
          <table:table-cell table:number-columns-repeated="6"/>
          <table:table-cell table:formula="of:=[.G125]+3/256" office:value-type="float" office:value="0.46484375" calcext:value-type="float">
            <text:p>0,46484375</text:p>
          </table:table-cell>
          <table:table-cell table:formula="of:=[.G126]*SIN(10*[.G126])+1" office:value-type="float" office:value="0.536106483167711" calcext:value-type="float">
            <text:p>0,5361064832</text:p>
          </table:table-cell>
        </table:table-row>
        <table:table-row table:style-name="ro1">
          <table:table-cell table:number-columns-repeated="6"/>
          <table:table-cell table:formula="of:=[.G126]+3/256" office:value-type="float" office:value="0.4765625" calcext:value-type="float">
            <text:p>0,4765625</text:p>
          </table:table-cell>
          <table:table-cell table:formula="of:=[.G127]*SIN(10*[.G127])+1" office:value-type="float" office:value="0.524112647169953" calcext:value-type="float">
            <text:p>0,5241126472</text:p>
          </table:table-cell>
        </table:table-row>
        <table:table-row table:style-name="ro1">
          <table:table-cell table:number-columns-repeated="6"/>
          <table:table-cell table:formula="of:=[.G127]+3/256" office:value-type="float" office:value="0.48828125" calcext:value-type="float">
            <text:p>0,48828125</text:p>
          </table:table-cell>
          <table:table-cell table:formula="of:=[.G128]*SIN(10*[.G128])+1" office:value-type="float" office:value="0.518792467540674" calcext:value-type="float">
            <text:p>0,5187924675</text:p>
          </table:table-cell>
        </table:table-row>
        <table:table-row table:style-name="ro1">
          <table:table-cell table:number-columns-repeated="6"/>
          <table:table-cell table:formula="of:=[.G128]+3/256" office:value-type="float" office:value="0.5" calcext:value-type="float">
            <text:p>0,5</text:p>
          </table:table-cell>
          <table:table-cell table:formula="of:=[.G129]*SIN(10*[.G129])+1" office:value-type="float" office:value="0.520537862668431" calcext:value-type="float">
            <text:p>0,5205378627</text:p>
          </table:table-cell>
        </table:table-row>
        <table:table-row table:style-name="ro1">
          <table:table-cell table:number-columns-repeated="6"/>
          <table:table-cell table:formula="of:=[.G129]+3/256" office:value-type="float" office:value="0.51171875" calcext:value-type="float">
            <text:p>0,51171875</text:p>
          </table:table-cell>
          <table:table-cell table:formula="of:=[.G130]*SIN(10*[.G130])+1" office:value-type="float" office:value="0.52963745590409" calcext:value-type="float">
            <text:p>0,5296374559</text:p>
          </table:table-cell>
        </table:table-row>
        <table:table-row table:style-name="ro1">
          <table:table-cell table:number-columns-repeated="6"/>
          <table:table-cell table:formula="of:=[.G130]+3/256" office:value-type="float" office:value="0.5234375" calcext:value-type="float">
            <text:p>0,5234375</text:p>
          </table:table-cell>
          <table:table-cell table:formula="of:=[.G131]*SIN(10*[.G131])+1" office:value-type="float" office:value="0.546268328935274" calcext:value-type="float">
            <text:p>0,5462683289</text:p>
          </table:table-cell>
        </table:table-row>
        <table:table-row table:style-name="ro1">
          <table:table-cell table:number-columns-repeated="6"/>
          <table:table-cell table:formula="of:=[.G131]+3/256" office:value-type="float" office:value="0.53515625" calcext:value-type="float">
            <text:p>0,53515625</text:p>
          </table:table-cell>
          <table:table-cell table:formula="of:=[.G132]*SIN(10*[.G132])+1" office:value-type="float" office:value="0.57048945146193" calcext:value-type="float">
            <text:p>0,5704894515</text:p>
          </table:table-cell>
        </table:table-row>
        <table:table-row table:style-name="ro1">
          <table:table-cell table:number-columns-repeated="6"/>
          <table:table-cell table:formula="of:=[.G132]+3/256" office:value-type="float" office:value="0.546875" calcext:value-type="float">
            <text:p>0,546875</text:p>
          </table:table-cell>
          <table:table-cell table:formula="of:=[.G133]*SIN(10*[.G133])+1" office:value-type="float" office:value="0.602236934105986" calcext:value-type="float">
            <text:p>0,6022369341</text:p>
          </table:table-cell>
        </table:table-row>
        <table:table-row table:style-name="ro1">
          <table:table-cell table:number-columns-repeated="6"/>
          <table:table-cell table:formula="of:=[.G133]+3/256" office:value-type="float" office:value="0.55859375" calcext:value-type="float">
            <text:p>0,55859375</text:p>
          </table:table-cell>
          <table:table-cell table:formula="of:=[.G134]*SIN(10*[.G134])+1" office:value-type="float" office:value="0.641321223692831" calcext:value-type="float">
            <text:p>0,6413212237</text:p>
          </table:table-cell>
        </table:table-row>
        <table:table-row table:style-name="ro1">
          <table:table-cell table:number-columns-repeated="6"/>
          <table:table-cell table:formula="of:=[.G134]+3/256" office:value-type="float" office:value="0.5703125" calcext:value-type="float">
            <text:p>0,5703125</text:p>
          </table:table-cell>
          <table:table-cell table:formula="of:=[.G135]*SIN(10*[.G135])+1" office:value-type="float" office:value="0.687426329871938" calcext:value-type="float">
            <text:p>0,6874263299</text:p>
          </table:table-cell>
        </table:table-row>
        <table:table-row table:style-name="ro1">
          <table:table-cell table:number-columns-repeated="6"/>
          <table:table-cell table:formula="of:=[.G135]+3/256" office:value-type="float" office:value="0.58203125" calcext:value-type="float">
            <text:p>0,58203125</text:p>
          </table:table-cell>
          <table:table-cell table:formula="of:=[.G136]*SIN(10*[.G136])+1" office:value-type="float" office:value="0.740111139960453" calcext:value-type="float">
            <text:p>0,74011114</text:p>
          </table:table-cell>
        </table:table-row>
        <table:table-row table:style-name="ro1">
          <table:table-cell table:number-columns-repeated="6"/>
          <table:table-cell table:formula="of:=[.G136]+3/256" office:value-type="float" office:value="0.59375" calcext:value-type="float">
            <text:p>0,59375</text:p>
          </table:table-cell>
          <table:table-cell table:formula="of:=[.G137]*SIN(10*[.G137])+1" office:value-type="float" office:value="0.798812845395055" calcext:value-type="float">
            <text:p>0,7988128454</text:p>
          </table:table-cell>
        </table:table-row>
        <table:table-row table:style-name="ro1">
          <table:table-cell table:number-columns-repeated="6"/>
          <table:table-cell table:formula="of:=[.G137]+3/256" office:value-type="float" office:value="0.60546875" calcext:value-type="float">
            <text:p>0,60546875</text:p>
          </table:table-cell>
          <table:table-cell table:formula="of:=[.G138]*SIN(10*[.G138])+1" office:value-type="float" office:value="0.862852468789914" calcext:value-type="float">
            <text:p>0,8628524688</text:p>
          </table:table-cell>
        </table:table-row>
        <table:table-row table:style-name="ro1">
          <table:table-cell table:number-columns-repeated="6"/>
          <table:table-cell table:formula="of:=[.G138]+3/256" office:value-type="float" office:value="0.6171875" calcext:value-type="float">
            <text:p>0,6171875</text:p>
          </table:table-cell>
          <table:table-cell table:formula="of:=[.G139]*SIN(10*[.G139])+1" office:value-type="float" office:value="0.931442445868157" calcext:value-type="float">
            <text:p>0,9314424459</text:p>
          </table:table-cell>
        </table:table-row>
        <table:table-row table:style-name="ro1">
          <table:table-cell table:number-columns-repeated="6"/>
          <table:table-cell table:formula="of:=[.G139]+3/256" office:value-type="float" office:value="0.62890625" calcext:value-type="float">
            <text:p>0,62890625</text:p>
          </table:table-cell>
          <table:table-cell table:formula="of:=[.G140]*SIN(10*[.G140])+1" office:value-type="float" office:value="1.00369618201858" calcext:value-type="float">
            <text:p>1,003696182</text:p>
          </table:table-cell>
        </table:table-row>
        <table:table-row table:style-name="ro1">
          <table:table-cell table:number-columns-repeated="6"/>
          <table:table-cell table:formula="of:=[.G140]+3/256" office:value-type="float" office:value="0.640625" calcext:value-type="float">
            <text:p>0,640625</text:p>
          </table:table-cell>
          <table:table-cell table:formula="of:=[.G141]*SIN(10*[.G141])+1" office:value-type="float" office:value="1.07863946948854" calcext:value-type="float">
            <text:p>1,0786394695</text:p>
          </table:table-cell>
        </table:table-row>
        <table:table-row table:style-name="ro1">
          <table:table-cell table:number-columns-repeated="6"/>
          <table:table-cell table:formula="of:=[.G141]+3/256" office:value-type="float" office:value="0.65234375" calcext:value-type="float">
            <text:p>0,65234375</text:p>
          </table:table-cell>
          <table:table-cell table:formula="of:=[.G142]*SIN(10*[.G142])+1" office:value-type="float" office:value="1.15522361881221" calcext:value-type="float">
            <text:p>1,1552236188</text:p>
          </table:table-cell>
        </table:table-row>
        <table:table-row table:style-name="ro1">
          <table:table-cell table:number-columns-repeated="6"/>
          <table:table-cell table:formula="of:=[.G142]+3/256" office:value-type="float" office:value="0.6640625" calcext:value-type="float">
            <text:p>0,6640625</text:p>
          </table:table-cell>
          <table:table-cell table:formula="of:=[.G143]*SIN(10*[.G143])+1" office:value-type="float" office:value="1.23234012752989" calcext:value-type="float">
            <text:p>1,2323401275</text:p>
          </table:table-cell>
        </table:table-row>
        <table:table-row table:style-name="ro1">
          <table:table-cell table:number-columns-repeated="6"/>
          <table:table-cell table:formula="of:=[.G143]+3/256" office:value-type="float" office:value="0.67578125" calcext:value-type="float">
            <text:p>0,67578125</text:p>
          </table:table-cell>
          <table:table-cell table:formula="of:=[.G144]*SIN(10*[.G144])+1" office:value-type="float" office:value="1.30883668109374" calcext:value-type="float">
            <text:p>1,3088366811</text:p>
          </table:table-cell>
        </table:table-row>
        <table:table-row table:style-name="ro1">
          <table:table-cell table:number-columns-repeated="6"/>
          <table:table-cell table:formula="of:=[.G144]+3/256" office:value-type="float" office:value="0.6875" calcext:value-type="float">
            <text:p>0,6875</text:p>
          </table:table-cell>
          <table:table-cell table:formula="of:=[.G145]*SIN(10*[.G145])+1" office:value-type="float" office:value="1.38353425556252" calcext:value-type="float">
            <text:p>1,3835342556</text:p>
          </table:table-cell>
        </table:table-row>
        <table:table-row table:style-name="ro1">
          <table:table-cell table:number-columns-repeated="6"/>
          <table:table-cell table:formula="of:=[.G145]+3/256" office:value-type="float" office:value="0.69921875" calcext:value-type="float">
            <text:p>0,69921875</text:p>
          </table:table-cell>
          <table:table-cell table:formula="of:=[.G146]*SIN(10*[.G146])+1" office:value-type="float" office:value="1.45524506970424" calcext:value-type="float">
            <text:p>1,4552450697</text:p>
          </table:table-cell>
        </table:table-row>
        <table:table-row table:style-name="ro1">
          <table:table-cell table:number-columns-repeated="6"/>
          <table:table-cell table:formula="of:=[.G146]+3/256" office:value-type="float" office:value="0.7109375" calcext:value-type="float">
            <text:p>0,7109375</text:p>
          </table:table-cell>
          <table:table-cell table:formula="of:=[.G147]*SIN(10*[.G147])+1" office:value-type="float" office:value="1.52279111584868" calcext:value-type="float">
            <text:p>1,5227911158</text:p>
          </table:table-cell>
        </table:table-row>
        <table:table-row table:style-name="ro1">
          <table:table-cell table:number-columns-repeated="6"/>
          <table:table-cell table:formula="of:=[.G147]+3/256" office:value-type="float" office:value="0.72265625" calcext:value-type="float">
            <text:p>0,72265625</text:p>
          </table:table-cell>
          <table:table-cell table:formula="of:=[.G148]*SIN(10*[.G148])+1" office:value-type="float" office:value="1.58502298460174" calcext:value-type="float">
            <text:p>1,5850229846</text:p>
          </table:table-cell>
        </table:table-row>
        <table:table-row table:style-name="ro1">
          <table:table-cell table:number-columns-repeated="6"/>
          <table:table-cell table:formula="of:=[.G148]+3/256" office:value-type="float" office:value="0.734375" calcext:value-type="float">
            <text:p>0,734375</text:p>
          </table:table-cell>
          <table:table-cell table:formula="of:=[.G149]*SIN(10*[.G149])+1" office:value-type="float" office:value="1.64083868863259" calcext:value-type="float">
            <text:p>1,6408386886</text:p>
          </table:table-cell>
        </table:table-row>
        <table:table-row table:style-name="ro1">
          <table:table-cell table:number-columns-repeated="6"/>
          <table:table-cell table:formula="of:=[.G149]+3/256" office:value-type="float" office:value="0.74609375" calcext:value-type="float">
            <text:p>0,74609375</text:p>
          </table:table-cell>
          <table:table-cell table:formula="of:=[.G150]*SIN(10*[.G150])+1" office:value-type="float" office:value="1.68920218538904" calcext:value-type="float">
            <text:p>1,6892021854</text:p>
          </table:table-cell>
        </table:table-row>
        <table:table-row table:style-name="ro1">
          <table:table-cell table:number-columns-repeated="6"/>
          <table:table-cell table:formula="of:=[.G150]+3/256" office:value-type="float" office:value="0.7578125" calcext:value-type="float">
            <text:p>0,7578125</text:p>
          </table:table-cell>
          <table:table-cell table:formula="of:=[.G151]*SIN(10*[.G151])+1" office:value-type="float" office:value="1.72916129793324" calcext:value-type="float">
            <text:p>1,7291612979</text:p>
          </table:table-cell>
        </table:table-row>
        <table:table-row table:style-name="ro1">
          <table:table-cell table:number-columns-repeated="6"/>
          <table:table-cell table:formula="of:=[.G151]+3/256" office:value-type="float" office:value="0.76953125" calcext:value-type="float">
            <text:p>0,76953125</text:p>
          </table:table-cell>
          <table:table-cell table:formula="of:=[.G152]*SIN(10*[.G152])+1" office:value-type="float" office:value="1.75986473719358" calcext:value-type="float">
            <text:p>1,7598647372</text:p>
          </table:table-cell>
        </table:table-row>
        <table:table-row table:style-name="ro1">
          <table:table-cell table:number-columns-repeated="6"/>
          <table:table-cell table:formula="of:=[.G152]+3/256" office:value-type="float" office:value="0.78125" calcext:value-type="float">
            <text:p>0,78125</text:p>
          </table:table-cell>
          <table:table-cell table:formula="of:=[.G153]*SIN(10*[.G153])+1" office:value-type="float" office:value="1.78057793780084" calcext:value-type="float">
            <text:p>1,7805779378</text:p>
          </table:table-cell>
        </table:table-row>
        <table:table-row table:style-name="ro1">
          <table:table-cell table:number-columns-repeated="6"/>
          <table:table-cell table:formula="of:=[.G153]+3/256" office:value-type="float" office:value="0.79296875" calcext:value-type="float">
            <text:p>0,79296875</text:p>
          </table:table-cell>
          <table:table-cell table:formula="of:=[.G154]*SIN(10*[.G154])+1" office:value-type="float" office:value="1.79069743324159" calcext:value-type="float">
            <text:p>1,7906974332</text:p>
          </table:table-cell>
        </table:table-row>
        <table:table-row table:style-name="ro1">
          <table:table-cell table:number-columns-repeated="6"/>
          <table:table-cell table:formula="of:=[.G154]+3/256" office:value-type="float" office:value="0.8046875" calcext:value-type="float">
            <text:p>0,8046875</text:p>
          </table:table-cell>
          <table:table-cell table:formula="of:=[.G155]*SIN(10*[.G155])+1" office:value-type="float" office:value="1.78976351417232" calcext:value-type="float">
            <text:p>1,7897635142</text:p>
          </table:table-cell>
        </table:table-row>
        <table:table-row table:style-name="ro1">
          <table:table-cell table:number-columns-repeated="6"/>
          <table:table-cell table:formula="of:=[.G155]+3/256" office:value-type="float" office:value="0.81640625" calcext:value-type="float">
            <text:p>0,81640625</text:p>
          </table:table-cell>
          <table:table-cell table:formula="of:=[.G156]*SIN(10*[.G156])+1" office:value-type="float" office:value="1.77747093617001" calcext:value-type="float">
            <text:p>1,7774709362</text:p>
          </table:table-cell>
        </table:table-row>
        <table:table-row table:style-name="ro1">
          <table:table-cell table:number-columns-repeated="6"/>
          <table:table-cell table:formula="of:=[.G156]+3/256" office:value-type="float" office:value="0.828125" calcext:value-type="float">
            <text:p>0,828125</text:p>
          </table:table-cell>
          <table:table-cell table:formula="of:=[.G157]*SIN(10*[.G157])+1" office:value-type="float" office:value="1.75367746965827" calcext:value-type="float">
            <text:p>1,7536774697</text:p>
          </table:table-cell>
        </table:table-row>
        <table:table-row table:style-name="ro1">
          <table:table-cell table:number-columns-repeated="6"/>
          <table:table-cell table:formula="of:=[.G157]+3/256" office:value-type="float" office:value="0.83984375" calcext:value-type="float">
            <text:p>0,83984375</text:p>
          </table:table-cell>
          <table:table-cell table:formula="of:=[.G158]*SIN(10*[.G158])+1" office:value-type="float" office:value="1.71841011488203" calcext:value-type="float">
            <text:p>1,7184101149</text:p>
          </table:table-cell>
        </table:table-row>
        <table:table-row table:style-name="ro1">
          <table:table-cell table:number-columns-repeated="6"/>
          <table:table-cell table:formula="of:=[.G158]+3/256" office:value-type="float" office:value="0.8515625" calcext:value-type="float">
            <text:p>0,8515625</text:p>
          </table:table-cell>
          <table:table-cell table:formula="of:=[.G159]*SIN(10*[.G159])+1" office:value-type="float" office:value="1.67186883818899" calcext:value-type="float">
            <text:p>1,6718688382</text:p>
          </table:table-cell>
        </table:table-row>
        <table:table-row table:style-name="ro1">
          <table:table-cell table:number-columns-repeated="6"/>
          <table:table-cell table:formula="of:=[.G159]+3/256" office:value-type="float" office:value="0.86328125" calcext:value-type="float">
            <text:p>0,86328125</text:p>
          </table:table-cell>
          <table:table-cell table:formula="of:=[.G160]*SIN(10*[.G160])+1" office:value-type="float" office:value="1.61442772203458" calcext:value-type="float">
            <text:p>1,614427722</text:p>
          </table:table-cell>
        </table:table-row>
        <table:table-row table:style-name="ro1">
          <table:table-cell table:number-columns-repeated="6"/>
          <table:table-cell table:formula="of:=[.G160]+3/256" office:value-type="float" office:value="0.875" calcext:value-type="float">
            <text:p>0,875</text:p>
          </table:table-cell>
          <table:table-cell table:formula="of:=[.G161]*SIN(10*[.G161])+1" office:value-type="float" office:value="1.54663345953492" calcext:value-type="float">
            <text:p>1,5466334595</text:p>
          </table:table-cell>
        </table:table-row>
        <table:table-row table:style-name="ro1">
          <table:table-cell table:number-columns-repeated="6"/>
          <table:table-cell table:formula="of:=[.G161]+3/256" office:value-type="float" office:value="0.88671875" calcext:value-type="float">
            <text:p>0,88671875</text:p>
          </table:table-cell>
          <table:table-cell table:formula="of:=[.G162]*SIN(10*[.G162])+1" office:value-type="float" office:value="1.46920116448074" calcext:value-type="float">
            <text:p>1,4692011645</text:p>
          </table:table-cell>
        </table:table-row>
        <table:table-row table:style-name="ro1">
          <table:table-cell table:number-columns-repeated="6"/>
          <table:table-cell table:formula="of:=[.G162]+3/256" office:value-type="float" office:value="0.8984375" calcext:value-type="float">
            <text:p>0,8984375</text:p>
          </table:table-cell>
          <table:table-cell table:formula="of:=[.G163]*SIN(10*[.G163])+1" office:value-type="float" office:value="1.38300750889541" calcext:value-type="float">
            <text:p>1,3830075089</text:p>
          </table:table-cell>
        </table:table-row>
        <table:table-row table:style-name="ro1">
          <table:table-cell table:number-columns-repeated="6"/>
          <table:table-cell table:formula="of:=[.G163]+3/256" office:value-type="float" office:value="0.91015625" calcext:value-type="float">
            <text:p>0,91015625</text:p>
          </table:table-cell>
          <table:table-cell table:formula="of:=[.G164]*SIN(10*[.G164])+1" office:value-type="float" office:value="1.2890812418471" calcext:value-type="float">
            <text:p>1,2890812418</text:p>
          </table:table-cell>
        </table:table-row>
        <table:table-row table:style-name="ro1">
          <table:table-cell table:number-columns-repeated="6"/>
          <table:table-cell table:formula="of:=[.G164]+3/256" office:value-type="float" office:value="0.921875" calcext:value-type="float">
            <text:p>0,921875</text:p>
          </table:table-cell>
          <table:table-cell table:formula="of:=[.G165]*SIN(10*[.G165])+1" office:value-type="float" office:value="1.18859118466983" calcext:value-type="float">
            <text:p>1,1885911847</text:p>
          </table:table-cell>
        </table:table-row>
        <table:table-row table:style-name="ro1">
          <table:table-cell table:number-columns-repeated="6"/>
          <table:table-cell table:formula="of:=[.G165]+3/256" office:value-type="float" office:value="0.93359375" calcext:value-type="float">
            <text:p>0,93359375</text:p>
          </table:table-cell>
          <table:table-cell table:formula="of:=[.G166]*SIN(10*[.G166])+1" office:value-type="float" office:value="1.08283183836616" calcext:value-type="float">
            <text:p>1,0828318384</text:p>
          </table:table-cell>
        </table:table-row>
        <table:table-row table:style-name="ro1">
          <table:table-cell table:number-columns-repeated="6"/>
          <table:table-cell table:formula="of:=[.G166]+3/256" office:value-type="float" office:value="0.9453125" calcext:value-type="float">
            <text:p>0,9453125</text:p>
          </table:table-cell>
          <table:table-cell table:formula="of:=[.G167]*SIN(10*[.G167])+1" office:value-type="float" office:value="0.973206778116659" calcext:value-type="float">
            <text:p>0,9732067781</text:p>
          </table:table-cell>
        </table:table-row>
        <table:table-row table:style-name="ro1">
          <table:table-cell table:number-columns-repeated="6"/>
          <table:table-cell table:formula="of:=[.G167]+3/256" office:value-type="float" office:value="0.95703125" calcext:value-type="float">
            <text:p>0,95703125</text:p>
          </table:table-cell>
          <table:table-cell table:formula="of:=[.G168]*SIN(10*[.G168])+1" office:value-type="float" office:value="0.861210046882294" calcext:value-type="float">
            <text:p>0,8612100469</text:p>
          </table:table-cell>
        </table:table-row>
        <table:table-row table:style-name="ro1">
          <table:table-cell table:number-columns-repeated="6"/>
          <table:table-cell table:formula="of:=[.G168]+3/256" office:value-type="float" office:value="0.96875" calcext:value-type="float">
            <text:p>0,96875</text:p>
          </table:table-cell>
          <table:table-cell table:formula="of:=[.G169]*SIN(10*[.G169])+1" office:value-type="float" office:value="0.748405794456379" calcext:value-type="float">
            <text:p>0,7484057945</text:p>
          </table:table-cell>
        </table:table-row>
        <table:table-row table:style-name="ro1">
          <table:table-cell table:number-columns-repeated="6"/>
          <table:table-cell table:formula="of:=[.G169]+3/256" office:value-type="float" office:value="0.98046875" calcext:value-type="float">
            <text:p>0,98046875</text:p>
          </table:table-cell>
          <table:table-cell table:formula="of:=[.G170]*SIN(10*[.G170])+1" office:value-type="float" office:value="0.636406439434834" calcext:value-type="float">
            <text:p>0,6364064394</text:p>
          </table:table-cell>
        </table:table-row>
        <table:table-row table:style-name="ro1">
          <table:table-cell table:number-columns-repeated="6"/>
          <table:table-cell table:formula="of:=[.G170]+3/256" office:value-type="float" office:value="0.9921875" calcext:value-type="float">
            <text:p>0,9921875</text:p>
          </table:table-cell>
          <table:table-cell table:formula="of:=[.G171]*SIN(10*[.G171])+1" office:value-type="float" office:value="0.526849658905192" calcext:value-type="float">
            <text:p>0,5268496589</text:p>
          </table:table-cell>
        </table:table-row>
        <table:table-row table:style-name="ro1">
          <table:table-cell table:number-columns-repeated="6"/>
          <table:table-cell table:formula="of:=[.G171]+3/256" office:value-type="float" office:value="1.00390625" calcext:value-type="float">
            <text:p>1,00390625</text:p>
          </table:table-cell>
          <table:table-cell table:formula="of:=[.G172]*SIN(10*[.G172])+1" office:value-type="float" office:value="0.421374533733185" calcext:value-type="float">
            <text:p>0,4213745337</text:p>
          </table:table-cell>
        </table:table-row>
        <table:table-row table:style-name="ro1">
          <table:table-cell table:number-columns-repeated="6"/>
          <table:table-cell table:formula="of:=[.G172]+3/256" office:value-type="float" office:value="1.015625" calcext:value-type="float">
            <text:p>1,015625</text:p>
          </table:table-cell>
          <table:table-cell table:formula="of:=[.G173]*SIN(10*[.G173])+1" office:value-type="float" office:value="0.321597195738755" calcext:value-type="float">
            <text:p>0,3215971957</text:p>
          </table:table-cell>
        </table:table-row>
        <table:table-row table:style-name="ro1">
          <table:table-cell table:number-columns-repeated="6"/>
          <table:table-cell table:formula="of:=[.G173]+3/256" office:value-type="float" office:value="1.02734375" calcext:value-type="float">
            <text:p>1,02734375</text:p>
          </table:table-cell>
          <table:table-cell table:formula="of:=[.G174]*SIN(10*[.G174])+1" office:value-type="float" office:value="0.229086336454591" calcext:value-type="float">
            <text:p>0,2290863365</text:p>
          </table:table-cell>
        </table:table-row>
        <table:table-row table:style-name="ro1">
          <table:table-cell table:number-columns-repeated="6"/>
          <table:table-cell table:formula="of:=[.G174]+3/256" office:value-type="float" office:value="1.0390625" calcext:value-type="float">
            <text:p>1,0390625</text:p>
          </table:table-cell>
          <table:table-cell table:formula="of:=[.G175]*SIN(10*[.G175])+1" office:value-type="float" office:value="0.145338945275777" calcext:value-type="float">
            <text:p>0,1453389453</text:p>
          </table:table-cell>
        </table:table-row>
        <table:table-row table:style-name="ro1">
          <table:table-cell table:number-columns-repeated="6"/>
          <table:table-cell table:formula="of:=[.G175]+3/256" office:value-type="float" office:value="1.05078125" calcext:value-type="float">
            <text:p>1,05078125</text:p>
          </table:table-cell>
          <table:table-cell table:formula="of:=[.G176]*SIN(10*[.G176])+1" office:value-type="float" office:value="0.0717566474424147" calcext:value-type="float">
            <text:p>0,0717566474</text:p>
          </table:table-cell>
        </table:table-row>
        <table:table-row table:style-name="ro1">
          <table:table-cell table:number-columns-repeated="6"/>
          <table:table-cell table:formula="of:=[.G176]+3/256" office:value-type="float" office:value="1.0625" calcext:value-type="float">
            <text:p>1,0625</text:p>
          </table:table-cell>
          <table:table-cell table:formula="of:=[.G177]*SIN(10*[.G177])+1" office:value-type="float" office:value="0.00962300933258697" calcext:value-type="float">
            <text:p>0,0096230093</text:p>
          </table:table-cell>
        </table:table-row>
        <table:table-row table:style-name="ro1">
          <table:table-cell table:number-columns-repeated="6"/>
          <table:table-cell table:formula="of:=[.G177]+3/256" office:value-type="float" office:value="1.07421875" calcext:value-type="float">
            <text:p>1,07421875</text:p>
          </table:table-cell>
          <table:table-cell table:formula="of:=[.G178]*SIN(10*[.G178])+1" office:value-type="float" office:value="-0.0399178300506748" calcext:value-type="float">
            <text:p>-0,0399178301</text:p>
          </table:table-cell>
        </table:table-row>
        <table:table-row table:style-name="ro1">
          <table:table-cell table:number-columns-repeated="6"/>
          <table:table-cell table:formula="of:=[.G178]+3/256" office:value-type="float" office:value="1.0859375" calcext:value-type="float">
            <text:p>1,0859375</text:p>
          </table:table-cell>
          <table:table-cell table:formula="of:=[.G179]*SIN(10*[.G179])+1" office:value-type="float" office:value="-0.0758808566839426" calcext:value-type="float">
            <text:p>-0,0758808567</text:p>
          </table:table-cell>
        </table:table-row>
        <table:table-row table:style-name="ro1">
          <table:table-cell table:number-columns-repeated="6"/>
          <table:table-cell table:formula="of:=[.G179]+3/256" office:value-type="float" office:value="1.09765625" calcext:value-type="float">
            <text:p>1,09765625</text:p>
          </table:table-cell>
          <table:table-cell table:formula="of:=[.G180]*SIN(10*[.G180])+1" office:value-type="float" office:value="-0.0974578831104909" calcext:value-type="float">
            <text:p>-0,0974578831</text:p>
          </table:table-cell>
        </table:table-row>
        <table:table-row table:style-name="ro1">
          <table:table-cell table:number-columns-repeated="6"/>
          <table:table-cell table:formula="of:=[.G180]+3/256" office:value-type="float" office:value="1.109375" calcext:value-type="float">
            <text:p>1,109375</text:p>
          </table:table-cell>
          <table:table-cell table:formula="of:=[.G181]*SIN(10*[.G181])+1" office:value-type="float" office:value="-0.104032953719303" calcext:value-type="float">
            <text:p>-0,1040329537</text:p>
          </table:table-cell>
        </table:table-row>
        <table:table-row table:style-name="ro1">
          <table:table-cell table:number-columns-repeated="6"/>
          <table:table-cell table:formula="of:=[.G181]+3/256" office:value-type="float" office:value="1.12109375" calcext:value-type="float">
            <text:p>1,12109375</text:p>
          </table:table-cell>
          <table:table-cell table:formula="of:=[.G182]*SIN(10*[.G182])+1" office:value-type="float" office:value="-0.0951951831512117" calcext:value-type="float">
            <text:p>-0,0951951832</text:p>
          </table:table-cell>
        </table:table-row>
        <table:table-row table:style-name="ro1">
          <table:table-cell table:number-columns-repeated="6"/>
          <table:table-cell table:formula="of:=[.G182]+3/256" office:value-type="float" office:value="1.1328125" calcext:value-type="float">
            <text:p>1,1328125</text:p>
          </table:table-cell>
          <table:table-cell table:formula="of:=[.G183]*SIN(10*[.G183])+1" office:value-type="float" office:value="-0.070748791517369" calcext:value-type="float">
            <text:p>-0,0707487915</text:p>
          </table:table-cell>
        </table:table-row>
        <table:table-row table:style-name="ro1">
          <table:table-cell table:number-columns-repeated="6"/>
          <table:table-cell table:formula="of:=[.G183]+3/256" office:value-type="float" office:value="1.14453125" calcext:value-type="float">
            <text:p>1,14453125</text:p>
          </table:table-cell>
          <table:table-cell table:formula="of:=[.G184]*SIN(10*[.G184])+1" office:value-type="float" office:value="-0.030720138432679" calcext:value-type="float">
            <text:p>-0,0307201384</text:p>
          </table:table-cell>
        </table:table-row>
        <table:table-row table:style-name="ro1">
          <table:table-cell table:number-columns-repeated="6"/>
          <table:table-cell table:formula="of:=[.G184]+3/256" office:value-type="float" office:value="1.15625" calcext:value-type="float">
            <text:p>1,15625</text:p>
          </table:table-cell>
          <table:table-cell table:formula="of:=[.G185]*SIN(10*[.G185])+1" office:value-type="float" office:value="0.0246384002720573" calcext:value-type="float">
            <text:p>0,0246384003</text:p>
          </table:table-cell>
        </table:table-row>
        <table:table-row table:style-name="ro1">
          <table:table-cell table:number-columns-repeated="6"/>
          <table:table-cell table:formula="of:=[.G185]+3/256" office:value-type="float" office:value="1.16796875" calcext:value-type="float">
            <text:p>1,16796875</text:p>
          </table:table-cell>
          <table:table-cell table:formula="of:=[.G186]*SIN(10*[.G186])+1" office:value-type="float" office:value="0.0948478244744311" calcext:value-type="float">
            <text:p>0,0948478245</text:p>
          </table:table-cell>
        </table:table-row>
        <table:table-row table:style-name="ro1">
          <table:table-cell table:number-columns-repeated="6"/>
          <table:table-cell table:formula="of:=[.G186]+3/256" office:value-type="float" office:value="1.1796875" calcext:value-type="float">
            <text:p>1,1796875</text:p>
          </table:table-cell>
          <table:table-cell table:formula="of:=[.G187]*SIN(10*[.G187])+1" office:value-type="float" office:value="0.179205234490788" calcext:value-type="float">
            <text:p>0,1792052345</text:p>
          </table:table-cell>
        </table:table-row>
        <table:table-row table:style-name="ro1">
          <table:table-cell table:number-columns-repeated="6"/>
          <table:table-cell table:formula="of:=[.G187]+3/256" office:value-type="float" office:value="1.19140625" calcext:value-type="float">
            <text:p>1,19140625</text:p>
          </table:table-cell>
          <table:table-cell table:formula="of:=[.G188]*SIN(10*[.G188])+1" office:value-type="float" office:value="0.276789903990745" calcext:value-type="float">
            <text:p>0,276789904</text:p>
          </table:table-cell>
        </table:table-row>
        <table:table-row table:style-name="ro1">
          <table:table-cell table:number-columns-repeated="6"/>
          <table:table-cell table:formula="of:=[.G188]+3/256" office:value-type="float" office:value="1.203125" calcext:value-type="float">
            <text:p>1,203125</text:p>
          </table:table-cell>
          <table:table-cell table:formula="of:=[.G189]*SIN(10*[.G189])+1" office:value-type="float" office:value="0.386472666747823" calcext:value-type="float">
            <text:p>0,3864726667</text:p>
          </table:table-cell>
        </table:table-row>
        <table:table-row table:style-name="ro1">
          <table:table-cell table:number-columns-repeated="6"/>
          <table:table-cell table:formula="of:=[.G189]+3/256" office:value-type="float" office:value="1.21484375" calcext:value-type="float">
            <text:p>1,21484375</text:p>
          </table:table-cell>
          <table:table-cell table:formula="of:=[.G190]*SIN(10*[.G190])+1" office:value-type="float" office:value="0.506928532951641" calcext:value-type="float">
            <text:p>0,506928533</text:p>
          </table:table-cell>
        </table:table-row>
        <table:table-row table:style-name="ro1">
          <table:table-cell table:number-columns-repeated="6"/>
          <table:table-cell table:formula="of:=[.G190]+3/256" office:value-type="float" office:value="1.2265625" calcext:value-type="float">
            <text:p>1,2265625</text:p>
          </table:table-cell>
          <table:table-cell table:formula="of:=[.G191]*SIN(10*[.G191])+1" office:value-type="float" office:value="0.636652401426431" calcext:value-type="float">
            <text:p>0,6366524014</text:p>
          </table:table-cell>
        </table:table-row>
        <table:table-row table:style-name="ro1">
          <table:table-cell table:number-columns-repeated="6"/>
          <table:table-cell table:formula="of:=[.G191]+3/256" office:value-type="float" office:value="1.23828125" calcext:value-type="float">
            <text:p>1,23828125</text:p>
          </table:table-cell>
          <table:table-cell table:formula="of:=[.G192]*SIN(10*[.G192])+1" office:value-type="float" office:value="0.773977686012747" calcext:value-type="float">
            <text:p>0,773977686</text:p>
          </table:table-cell>
        </table:table-row>
        <table:table-row table:style-name="ro1">
          <table:table-cell table:number-columns-repeated="6"/>
          <table:table-cell table:formula="of:=[.G192]+3/256" office:value-type="float" office:value="1.25" calcext:value-type="float">
            <text:p>1,25</text:p>
          </table:table-cell>
          <table:table-cell table:formula="of:=[.G193]*SIN(10*[.G193])+1" office:value-type="float" office:value="0.917097628310999" calcext:value-type="float">
            <text:p>0,9170976283</text:p>
          </table:table-cell>
        </table:table-row>
        <table:table-row table:style-name="ro1">
          <table:table-cell table:number-columns-repeated="6"/>
          <table:table-cell table:formula="of:=[.G193]+3/256" office:value-type="float" office:value="1.26171875" calcext:value-type="float">
            <text:p>1,26171875</text:p>
          </table:table-cell>
          <table:table-cell table:formula="of:=[.G194]*SIN(10*[.G194])+1" office:value-type="float" office:value="1.06408902567194" calcext:value-type="float">
            <text:p>1,0640890257</text:p>
          </table:table-cell>
        </table:table-row>
        <table:table-row table:style-name="ro1">
          <table:table-cell table:number-columns-repeated="6"/>
          <table:table-cell table:formula="of:=[.G194]+3/256" office:value-type="float" office:value="1.2734375" calcext:value-type="float">
            <text:p>1,2734375</text:p>
          </table:table-cell>
          <table:table-cell table:formula="of:=[.G195]*SIN(10*[.G195])+1" office:value-type="float" office:value="1.21293806343345" calcext:value-type="float">
            <text:p>1,2129380634</text:p>
          </table:table-cell>
        </table:table-row>
        <table:table-row table:style-name="ro1">
          <table:table-cell table:number-columns-repeated="6"/>
          <table:table-cell table:formula="of:=[.G195]+3/256" office:value-type="float" office:value="1.28515625" calcext:value-type="float">
            <text:p>1,28515625</text:p>
          </table:table-cell>
          <table:table-cell table:formula="of:=[.G196]*SIN(10*[.G196])+1" office:value-type="float" office:value="1.36156790458453" calcext:value-type="float">
            <text:p>1,3615679046</text:p>
          </table:table-cell>
        </table:table-row>
        <table:table-row table:style-name="ro1">
          <table:table-cell table:number-columns-repeated="6"/>
          <table:table-cell table:formula="of:=[.G196]+3/256" office:value-type="float" office:value="1.296875" calcext:value-type="float">
            <text:p>1,296875</text:p>
          </table:table-cell>
          <table:table-cell table:formula="of:=[.G197]*SIN(10*[.G197])+1" office:value-type="float" office:value="1.50786765887318" calcext:value-type="float">
            <text:p>1,5078676589</text:p>
          </table:table-cell>
        </table:table-row>
        <table:table-row table:style-name="ro1">
          <table:table-cell table:number-columns-repeated="6"/>
          <table:table-cell table:formula="of:=[.G197]+3/256" office:value-type="float" office:value="1.30859375" calcext:value-type="float">
            <text:p>1,30859375</text:p>
          </table:table-cell>
          <table:table-cell table:formula="of:=[.G198]*SIN(10*[.G198])+1" office:value-type="float" office:value="1.64972232738898" calcext:value-type="float">
            <text:p>1,6497223274</text:p>
          </table:table-cell>
        </table:table-row>
        <table:table-row table:style-name="ro1">
          <table:table-cell table:number-columns-repeated="6"/>
          <table:table-cell table:formula="of:=[.G198]+3/256" office:value-type="float" office:value="1.3203125" calcext:value-type="float">
            <text:p>1,3203125</text:p>
          </table:table-cell>
          <table:table-cell table:formula="of:=[.G199]*SIN(10*[.G199])+1" office:value-type="float" office:value="1.78504329829717" calcext:value-type="float">
            <text:p>1,7850432983</text:p>
          </table:table-cell>
        </table:table-row>
        <table:table-row table:style-name="ro1">
          <table:table-cell table:number-columns-repeated="6"/>
          <table:table-cell table:formula="of:=[.G199]+3/256" office:value-type="float" office:value="1.33203125" calcext:value-type="float">
            <text:p>1,33203125</text:p>
          </table:table-cell>
          <table:table-cell table:formula="of:=[.G200]*SIN(10*[.G200])+1" office:value-type="float" office:value="1.91179895505359" calcext:value-type="float">
            <text:p>1,9117989551</text:p>
          </table:table-cell>
        </table:table-row>
        <table:table-row table:style-name="ro1">
          <table:table-cell table:number-columns-repeated="6"/>
          <table:table-cell table:formula="of:=[.G200]+3/256" office:value-type="float" office:value="1.34375" calcext:value-type="float">
            <text:p>1,34375</text:p>
          </table:table-cell>
          <table:table-cell table:formula="of:=[.G201]*SIN(10*[.G201])+1" office:value-type="float" office:value="2.02804495037885" calcext:value-type="float">
            <text:p>2,0280449504</text:p>
          </table:table-cell>
        </table:table-row>
        <table:table-row table:style-name="ro1">
          <table:table-cell table:number-columns-repeated="6"/>
          <table:table-cell table:formula="of:=[.G201]+3/256" office:value-type="float" office:value="1.35546875" calcext:value-type="float">
            <text:p>1,35546875</text:p>
          </table:table-cell>
          <table:table-cell table:formula="of:=[.G202]*SIN(10*[.G202])+1" office:value-type="float" office:value="2.13195369771582" calcext:value-type="float">
            <text:p>2,1319536977</text:p>
          </table:table-cell>
        </table:table-row>
        <table:table-row table:style-name="ro1">
          <table:table-cell table:number-columns-repeated="6"/>
          <table:table-cell table:formula="of:=[.G202]+3/256" office:value-type="float" office:value="1.3671875" calcext:value-type="float">
            <text:p>1,3671875</text:p>
          </table:table-cell>
          <table:table-cell table:formula="of:=[.G203]*SIN(10*[.G203])+1" office:value-type="float" office:value="2.22184263694113" calcext:value-type="float">
            <text:p>2,2218426369</text:p>
          </table:table-cell>
        </table:table-row>
        <table:table-row table:style-name="ro1">
          <table:table-cell table:number-columns-repeated="6"/>
          <table:table-cell table:formula="of:=[.G203]+3/256" office:value-type="float" office:value="1.37890625" calcext:value-type="float">
            <text:p>1,37890625</text:p>
          </table:table-cell>
          <table:table-cell table:formula="of:=[.G204]*SIN(10*[.G204])+1" office:value-type="float" office:value="2.2962008427597" calcext:value-type="float">
            <text:p>2,2962008428</text:p>
          </table:table-cell>
        </table:table-row>
        <table:table-row table:style-name="ro1">
          <table:table-cell table:number-columns-repeated="6"/>
          <table:table-cell table:formula="of:=[.G204]+3/256" office:value-type="float" office:value="1.390625" calcext:value-type="float">
            <text:p>1,390625</text:p>
          </table:table-cell>
          <table:table-cell table:formula="of:=[.G205]*SIN(10*[.G205])+1" office:value-type="float" office:value="2.35371356238986" calcext:value-type="float">
            <text:p>2,3537135624</text:p>
          </table:table-cell>
        </table:table-row>
        <table:table-row table:style-name="ro1">
          <table:table-cell table:number-columns-repeated="6"/>
          <table:table-cell table:formula="of:=[.G205]+3/256" office:value-type="float" office:value="1.40234375" calcext:value-type="float">
            <text:p>1,40234375</text:p>
          </table:table-cell>
          <table:table-cell table:formula="of:=[.G206]*SIN(10*[.G206])+1" office:value-type="float" office:value="2.39328429366066" calcext:value-type="float">
            <text:p>2,3932842937</text:p>
          </table:table-cell>
        </table:table-row>
        <table:table-row table:style-name="ro1">
          <table:table-cell table:number-columns-repeated="6"/>
          <table:table-cell table:formula="of:=[.G206]+3/256" office:value-type="float" office:value="1.4140625" calcext:value-type="float">
            <text:p>1,4140625</text:p>
          </table:table-cell>
          <table:table-cell table:formula="of:=[.G207]*SIN(10*[.G207])+1" office:value-type="float" office:value="2.41405404520785" calcext:value-type="float">
            <text:p>2,4140540452</text:p>
          </table:table-cell>
        </table:table-row>
        <table:table-row table:style-name="ro1">
          <table:table-cell table:number-columns-repeated="6"/>
          <table:table-cell table:formula="of:=[.G207]+3/256" office:value-type="float" office:value="1.42578125" calcext:value-type="float">
            <text:p>1,42578125</text:p>
          </table:table-cell>
          <table:table-cell table:formula="of:=[.G208]*SIN(10*[.G208])+1" office:value-type="float" office:value="2.41541745669623" calcext:value-type="float">
            <text:p>2,4154174567</text:p>
          </table:table-cell>
        </table:table-row>
        <table:table-row table:style-name="ro1">
          <table:table-cell table:number-columns-repeated="6"/>
          <table:table-cell table:formula="of:=[.G208]+3/256" office:value-type="float" office:value="1.4375" calcext:value-type="float">
            <text:p>1,4375</text:p>
          </table:table-cell>
          <table:table-cell table:formula="of:=[.G209]*SIN(10*[.G209])+1" office:value-type="float" office:value="2.39703549844888" calcext:value-type="float">
            <text:p>2,3970354984</text:p>
          </table:table-cell>
        </table:table-row>
        <table:table-row table:style-name="ro1">
          <table:table-cell table:number-columns-repeated="6"/>
          <table:table-cell table:formula="of:=[.G209]+3/256" office:value-type="float" office:value="1.44921875" calcext:value-type="float">
            <text:p>1,44921875</text:p>
          </table:table-cell>
          <table:table-cell table:formula="of:=[.G210]*SIN(10*[.G210])+1" office:value-type="float" office:value="2.35884451598204" calcext:value-type="float">
            <text:p>2,358844516</text:p>
          </table:table-cell>
        </table:table-row>
        <table:table-row table:style-name="ro1">
          <table:table-cell table:number-columns-repeated="6"/>
          <table:table-cell table:formula="of:=[.G210]+3/256" office:value-type="float" office:value="1.4609375" calcext:value-type="float">
            <text:p>1,4609375</text:p>
          </table:table-cell>
          <table:table-cell table:formula="of:=[.G211]*SIN(10*[.G211])+1" office:value-type="float" office:value="2.3010614351068" calcext:value-type="float">
            <text:p>2,3010614351</text:p>
          </table:table-cell>
        </table:table-row>
        <table:table-row table:style-name="ro1">
          <table:table-cell table:number-columns-repeated="6"/>
          <table:table-cell table:formula="of:=[.G211]+3/256" office:value-type="float" office:value="1.47265625" calcext:value-type="float">
            <text:p>1,47265625</text:p>
          </table:table-cell>
          <table:table-cell table:formula="of:=[.G212]*SIN(10*[.G212])+1" office:value-type="float" office:value="2.22418499677579" calcext:value-type="float">
            <text:p>2,2241849968</text:p>
          </table:table-cell>
        </table:table-row>
        <table:table-row table:style-name="ro1">
          <table:table-cell table:number-columns-repeated="6"/>
          <table:table-cell table:formula="of:=[.G212]+3/256" office:value-type="float" office:value="1.484375" calcext:value-type="float">
            <text:p>1,484375</text:p>
          </table:table-cell>
          <table:table-cell table:formula="of:=[.G213]*SIN(10*[.G213])+1" office:value-type="float" office:value="2.12899294698072" calcext:value-type="float">
            <text:p>2,128992947</text:p>
          </table:table-cell>
        </table:table-row>
        <table:table-row table:style-name="ro1">
          <table:table-cell table:number-columns-repeated="6"/>
          <table:table-cell table:formula="of:=[.G213]+3/256" office:value-type="float" office:value="1.49609375" calcext:value-type="float">
            <text:p>1,49609375</text:p>
          </table:table-cell>
          <table:table-cell table:formula="of:=[.G214]*SIN(10*[.G214])+1" office:value-type="float" office:value="2.01653516495026" calcext:value-type="float">
            <text:p>2,016535165</text:p>
          </table:table-cell>
        </table:table-row>
        <table:table-row table:style-name="ro1">
          <table:table-cell table:number-columns-repeated="6"/>
          <table:table-cell table:formula="of:=[.G214]+3/256" office:value-type="float" office:value="1.5078125" calcext:value-type="float">
            <text:p>1,5078125</text:p>
          </table:table-cell>
          <table:table-cell table:formula="of:=[.G215]*SIN(10*[.G215])+1" office:value-type="float" office:value="1.88812277183004" calcext:value-type="float">
            <text:p>1,8881227718</text:p>
          </table:table-cell>
        </table:table-row>
        <table:table-row table:style-name="ro1">
          <table:table-cell table:number-columns-repeated="6"/>
          <table:table-cell table:formula="of:=[.G215]+3/256" office:value-type="float" office:value="1.51953125" calcext:value-type="float">
            <text:p>1,51953125</text:p>
          </table:table-cell>
          <table:table-cell table:formula="of:=[.G216]*SIN(10*[.G216])+1" office:value-type="float" office:value="1.74531332109478" calcext:value-type="float">
            <text:p>1,7453133211</text:p>
          </table:table-cell>
        </table:table-row>
        <table:table-row table:style-name="ro1">
          <table:table-cell table:number-columns-repeated="6"/>
          <table:table-cell table:formula="of:=[.G216]+3/256" office:value-type="float" office:value="1.53125" calcext:value-type="float">
            <text:p>1,53125</text:p>
          </table:table-cell>
          <table:table-cell table:formula="of:=[.G217]*SIN(10*[.G217])+1" office:value-type="float" office:value="1.58989223028203" calcext:value-type="float">
            <text:p>1,5898922303</text:p>
          </table:table-cell>
        </table:table-row>
        <table:table-row table:style-name="ro1">
          <table:table-cell table:number-columns-repeated="6"/>
          <table:table-cell table:formula="of:=[.G217]+3/256" office:value-type="float" office:value="1.54296875" calcext:value-type="float">
            <text:p>1,54296875</text:p>
          </table:table-cell>
          <table:table-cell table:formula="of:=[.G218]*SIN(10*[.G218])+1" office:value-type="float" office:value="1.42385067038501" calcext:value-type="float">
            <text:p>1,4238506704</text:p>
          </table:table-cell>
        </table:table-row>
        <table:table-row table:style-name="ro1">
          <table:table-cell table:number-columns-repeated="6"/>
          <table:table-cell table:formula="of:=[.G218]+3/256" office:value-type="float" office:value="1.5546875" calcext:value-type="float">
            <text:p>1,5546875</text:p>
          </table:table-cell>
          <table:table-cell table:formula="of:=[.G219]*SIN(10*[.G219])+1" office:value-type="float" office:value="1.24936018354881" calcext:value-type="float">
            <text:p>1,2493601835</text:p>
          </table:table-cell>
        </table:table-row>
        <table:table-row table:style-name="ro1">
          <table:table-cell table:number-columns-repeated="6"/>
          <table:table-cell table:formula="of:=[.G219]+3/256" office:value-type="float" office:value="1.56640625" calcext:value-type="float">
            <text:p>1,56640625</text:p>
          </table:table-cell>
          <table:table-cell table:formula="of:=[.G220]*SIN(10*[.G220])+1" office:value-type="float" office:value="1.06874435075646" calcext:value-type="float">
            <text:p>1,0687443508</text:p>
          </table:table-cell>
        </table:table-row>
        <table:table-row table:style-name="ro1">
          <table:table-cell table:number-columns-repeated="6"/>
          <table:table-cell table:formula="of:=[.G220]+3/256" office:value-type="float" office:value="1.578125" calcext:value-type="float">
            <text:p>1,578125</text:p>
          </table:table-cell>
          <table:table-cell table:formula="of:=[.G221]*SIN(10*[.G221])+1" office:value-type="float" office:value="0.884447878183903" calcext:value-type="float">
            <text:p>0,8844478782</text:p>
          </table:table-cell>
        </table:table-row>
        <table:table-row table:style-name="ro1">
          <table:table-cell table:number-columns-repeated="6"/>
          <table:table-cell table:formula="of:=[.G221]+3/256" office:value-type="float" office:value="1.58984375" calcext:value-type="float">
            <text:p>1,58984375</text:p>
          </table:table-cell>
          <table:table-cell table:formula="of:=[.G222]*SIN(10*[.G222])+1" office:value-type="float" office:value="0.699003513112713" calcext:value-type="float">
            <text:p>0,6990035131</text:p>
          </table:table-cell>
        </table:table-row>
        <table:table-row table:style-name="ro1">
          <table:table-cell table:number-columns-repeated="6"/>
          <table:table-cell table:formula="of:=[.G222]+3/256" office:value-type="float" office:value="1.6015625" calcext:value-type="float">
            <text:p>1,6015625</text:p>
          </table:table-cell>
          <table:table-cell table:formula="of:=[.G223]*SIN(10*[.G223])+1" office:value-type="float" office:value="0.514997237042764" calcext:value-type="float">
            <text:p>0,514997237</text:p>
          </table:table-cell>
        </table:table-row>
        <table:table-row table:style-name="ro1">
          <table:table-cell table:number-columns-repeated="6"/>
          <table:table-cell table:formula="of:=[.G223]+3/256" office:value-type="float" office:value="1.61328125" calcext:value-type="float">
            <text:p>1,61328125</text:p>
          </table:table-cell>
          <table:table-cell table:formula="of:=[.G224]*SIN(10*[.G224])+1" office:value-type="float" office:value="0.33503221434522" calcext:value-type="float">
            <text:p>0,3350322143</text:p>
          </table:table-cell>
        </table:table-row>
        <table:table-row table:style-name="ro1">
          <table:table-cell table:number-columns-repeated="6"/>
          <table:table-cell table:formula="of:=[.G224]+3/256" office:value-type="float" office:value="1.625" calcext:value-type="float">
            <text:p>1,625</text:p>
          </table:table-cell>
          <table:table-cell table:formula="of:=[.G225]*SIN(10*[.G225])+1" office:value-type="float" office:value="0.161691998920572" calcext:value-type="float">
            <text:p>0,1616919989</text:p>
          </table:table-cell>
        </table:table-row>
        <table:table-row table:style-name="ro1">
          <table:table-cell table:number-columns-repeated="6"/>
          <table:table-cell table:formula="of:=[.G225]+3/256" office:value-type="float" office:value="1.63671875" calcext:value-type="float">
            <text:p>1,63671875</text:p>
          </table:table-cell>
          <table:table-cell table:formula="of:=[.G226]*SIN(10*[.G226])+1" office:value-type="float" office:value="-0.0024964815505073" calcext:value-type="float">
            <text:p>-0,0024964816</text:p>
          </table:table-cell>
        </table:table-row>
        <table:table-row table:style-name="ro1">
          <table:table-cell table:number-columns-repeated="6"/>
          <table:table-cell table:formula="of:=[.G226]+3/256" office:value-type="float" office:value="1.6484375" calcext:value-type="float">
            <text:p>1,6484375</text:p>
          </table:table-cell>
          <table:table-cell table:formula="of:=[.G227]*SIN(10*[.G227])+1" office:value-type="float" office:value="-0.155099634384225" calcext:value-type="float">
            <text:p>-0,1550996344</text:p>
          </table:table-cell>
        </table:table-row>
        <table:table-row table:style-name="ro1">
          <table:table-cell table:number-columns-repeated="6"/>
          <table:table-cell table:formula="of:=[.G227]+3/256" office:value-type="float" office:value="1.66015625" calcext:value-type="float">
            <text:p>1,66015625</text:p>
          </table:table-cell>
          <table:table-cell table:formula="of:=[.G228]*SIN(10*[.G228])+1" office:value-type="float" office:value="-0.293813072086032" calcext:value-type="float">
            <text:p>-0,2938130721</text:p>
          </table:table-cell>
        </table:table-row>
        <table:table-row table:style-name="ro1">
          <table:table-cell table:number-columns-repeated="6"/>
          <table:table-cell table:formula="of:=[.G228]+3/256" office:value-type="float" office:value="1.671875" calcext:value-type="float">
            <text:p>1,671875</text:p>
          </table:table-cell>
          <table:table-cell table:formula="of:=[.G229]*SIN(10*[.G229])+1" office:value-type="float" office:value="-0.416496117789732" calcext:value-type="float">
            <text:p>-0,4164961178</text:p>
          </table:table-cell>
        </table:table-row>
        <table:table-row table:style-name="ro1">
          <table:table-cell table:number-columns-repeated="6"/>
          <table:table-cell table:formula="of:=[.G229]+3/256" office:value-type="float" office:value="1.68359375" calcext:value-type="float">
            <text:p>1,68359375</text:p>
          </table:table-cell>
          <table:table-cell table:formula="of:=[.G230]*SIN(10*[.G230])+1" office:value-type="float" office:value="-0.521204432904475" calcext:value-type="float">
            <text:p>-0,5212044329</text:p>
          </table:table-cell>
        </table:table-row>
        <table:table-row table:style-name="ro1">
          <table:table-cell table:number-columns-repeated="6"/>
          <table:table-cell table:formula="of:=[.G230]+3/256" office:value-type="float" office:value="1.6953125" calcext:value-type="float">
            <text:p>1,6953125</text:p>
          </table:table-cell>
          <table:table-cell table:formula="of:=[.G231]*SIN(10*[.G231])+1" office:value-type="float" office:value="-0.606220274642864" calcext:value-type="float">
            <text:p>-0,6062202746</text:p>
          </table:table-cell>
        </table:table-row>
        <table:table-row table:style-name="ro1">
          <table:table-cell table:number-columns-repeated="6"/>
          <table:table-cell table:formula="of:=[.G231]+3/256" office:value-type="float" office:value="1.70703125" calcext:value-type="float">
            <text:p>1,70703125</text:p>
          </table:table-cell>
          <table:table-cell table:formula="of:=[.G232]*SIN(10*[.G232])+1" office:value-type="float" office:value="-0.670079919182817" calcext:value-type="float">
            <text:p>-0,6700799192</text:p>
          </table:table-cell>
        </table:table-row>
        <table:table-row table:style-name="ro1">
          <table:table-cell table:number-columns-repeated="6"/>
          <table:table-cell table:formula="of:=[.G232]+3/256" office:value-type="float" office:value="1.71875" calcext:value-type="float">
            <text:p>1,71875</text:p>
          </table:table-cell>
          <table:table-cell table:formula="of:=[.G233]*SIN(10*[.G233])+1" office:value-type="float" office:value="-0.711597821338408" calcext:value-type="float">
            <text:p>-0,7115978213</text:p>
          </table:table-cell>
        </table:table-row>
        <table:table-row table:style-name="ro1">
          <table:table-cell table:number-columns-repeated="6"/>
          <table:table-cell table:formula="of:=[.G233]+3/256" office:value-type="float" office:value="1.73046875" calcext:value-type="float">
            <text:p>1,73046875</text:p>
          </table:table-cell>
          <table:table-cell table:formula="of:=[.G234]*SIN(10*[.G234])+1" office:value-type="float" office:value="-0.729887123350155" calcext:value-type="float">
            <text:p>-0,7298871234</text:p>
          </table:table-cell>
        </table:table-row>
        <table:table-row table:style-name="ro1">
          <table:table-cell table:number-columns-repeated="6"/>
          <table:table-cell table:formula="of:=[.G234]+3/256" office:value-type="float" office:value="1.7421875" calcext:value-type="float">
            <text:p>1,7421875</text:p>
          </table:table-cell>
          <table:table-cell table:formula="of:=[.G235]*SIN(10*[.G235])+1" office:value-type="float" office:value="-0.724376173222456" calcext:value-type="float">
            <text:p>-0,7243761732</text:p>
          </table:table-cell>
        </table:table-row>
        <table:table-row table:style-name="ro1">
          <table:table-cell table:number-columns-repeated="6"/>
          <table:table-cell table:formula="of:=[.G235]+3/256" office:value-type="float" office:value="1.75390625" calcext:value-type="float">
            <text:p>1,75390625</text:p>
          </table:table-cell>
          <table:table-cell table:formula="of:=[.G236]*SIN(10*[.G236])+1" office:value-type="float" office:value="-0.694820766310029" calcext:value-type="float">
            <text:p>-0,6948207663</text:p>
          </table:table-cell>
        </table:table-row>
        <table:table-row table:style-name="ro1">
          <table:table-cell table:number-columns-repeated="6"/>
          <table:table-cell table:formula="of:=[.G236]+3/256" office:value-type="float" office:value="1.765625" calcext:value-type="float">
            <text:p>1,765625</text:p>
          </table:table-cell>
          <table:table-cell table:formula="of:=[.G237]*SIN(10*[.G237])+1" office:value-type="float" office:value="-0.641311881875716" calcext:value-type="float">
            <text:p>-0,6413118819</text:p>
          </table:table-cell>
        </table:table-row>
        <table:table-row table:style-name="ro1">
          <table:table-cell table:number-columns-repeated="6"/>
          <table:table-cell table:formula="of:=[.G237]+3/256" office:value-type="float" office:value="1.77734375" calcext:value-type="float">
            <text:p>1,77734375</text:p>
          </table:table-cell>
          <table:table-cell table:formula="of:=[.G238]*SIN(10*[.G238])+1" office:value-type="float" office:value="-0.564278748321733" calcext:value-type="float">
            <text:p>-0,5642787483</text:p>
          </table:table-cell>
        </table:table-row>
        <table:table-row table:style-name="ro1">
          <table:table-cell table:number-columns-repeated="6"/>
          <table:table-cell table:formula="of:=[.G238]+3/256" office:value-type="float" office:value="1.7890625" calcext:value-type="float">
            <text:p>1,7890625</text:p>
          </table:table-cell>
          <table:table-cell table:formula="of:=[.G239]*SIN(10*[.G239])+1" office:value-type="float" office:value="-0.464487135882795" calcext:value-type="float">
            <text:p>-0,4644871359</text:p>
          </table:table-cell>
        </table:table-row>
        <table:table-row table:style-name="ro1">
          <table:table-cell table:number-columns-repeated="6"/>
          <table:table-cell table:formula="of:=[.G239]+3/256" office:value-type="float" office:value="1.80078125" calcext:value-type="float">
            <text:p>1,80078125</text:p>
          </table:table-cell>
          <table:table-cell table:formula="of:=[.G240]*SIN(10*[.G240])+1" office:value-type="float" office:value="-0.34303284285573" calcext:value-type="float">
            <text:p>-0,3430328429</text:p>
          </table:table-cell>
        </table:table-row>
        <table:table-row table:style-name="ro1">
          <table:table-cell table:number-columns-repeated="6"/>
          <table:table-cell table:formula="of:=[.G240]+3/256" office:value-type="float" office:value="1.8125" calcext:value-type="float">
            <text:p>1,8125</text:p>
          </table:table-cell>
          <table:table-cell table:formula="of:=[.G241]*SIN(10*[.G241])+1" office:value-type="float" office:value="-0.201330409978441" calcext:value-type="float">
            <text:p>-0,20133041</text:p>
          </table:table-cell>
        </table:table-row>
        <table:table-row table:style-name="ro1">
          <table:table-cell table:number-columns-repeated="6"/>
          <table:table-cell table:formula="of:=[.G241]+3/256" office:value-type="float" office:value="1.82421875" calcext:value-type="float">
            <text:p>1,82421875</text:p>
          </table:table-cell>
          <table:table-cell table:formula="of:=[.G242]*SIN(10*[.G242])+1" office:value-type="float" office:value="-0.0410971663852933" calcext:value-type="float">
            <text:p>-0,0410971664</text:p>
          </table:table-cell>
        </table:table-row>
        <table:table-row table:style-name="ro1">
          <table:table-cell table:number-columns-repeated="6"/>
          <table:table-cell table:formula="of:=[.G242]+3/256" office:value-type="float" office:value="1.8359375" calcext:value-type="float">
            <text:p>1,8359375</text:p>
          </table:table-cell>
          <table:table-cell table:formula="of:=[.G243]*SIN(10*[.G243])+1" office:value-type="float" office:value="0.135667221333636" calcext:value-type="float">
            <text:p>0,1356672213</text:p>
          </table:table-cell>
        </table:table-row>
        <table:table-row table:style-name="ro1">
          <table:table-cell table:number-columns-repeated="6"/>
          <table:table-cell table:formula="of:=[.G243]+3/256" office:value-type="float" office:value="1.84765625" calcext:value-type="float">
            <text:p>1,84765625</text:p>
          </table:table-cell>
          <table:table-cell table:formula="of:=[.G244]*SIN(10*[.G244])+1" office:value-type="float" office:value="0.326705459045534" calcext:value-type="float">
            <text:p>0,326705459</text:p>
          </table:table-cell>
        </table:table-row>
        <table:table-row table:style-name="ro1">
          <table:table-cell table:number-columns-repeated="6"/>
          <table:table-cell table:formula="of:=[.G244]+3/256" office:value-type="float" office:value="1.859375" calcext:value-type="float">
            <text:p>1,859375</text:p>
          </table:table-cell>
          <table:table-cell table:formula="of:=[.G245]*SIN(10*[.G245])+1" office:value-type="float" office:value="0.529531292318832" calcext:value-type="float">
            <text:p>0,5295312923</text:p>
          </table:table-cell>
        </table:table-row>
        <table:table-row table:style-name="ro1">
          <table:table-cell table:number-columns-repeated="6"/>
          <table:table-cell table:formula="of:=[.G245]+3/256" office:value-type="float" office:value="1.87109375" calcext:value-type="float">
            <text:p>1,87109375</text:p>
          </table:table-cell>
          <table:table-cell table:formula="of:=[.G246]*SIN(10*[.G246])+1" office:value-type="float" office:value="0.74146176926559" calcext:value-type="float">
            <text:p>0,7414617693</text:p>
          </table:table-cell>
        </table:table-row>
        <table:table-row table:style-name="ro1">
          <table:table-cell table:number-columns-repeated="6"/>
          <table:table-cell table:formula="of:=[.G246]+3/256" office:value-type="float" office:value="1.8828125" calcext:value-type="float">
            <text:p>1,8828125</text:p>
          </table:table-cell>
          <table:table-cell table:formula="of:=[.G247]*SIN(10*[.G247])+1" office:value-type="float" office:value="0.959652681688104" calcext:value-type="float">
            <text:p>0,9596526817</text:p>
          </table:table-cell>
        </table:table-row>
        <table:table-row table:style-name="ro1">
          <table:table-cell table:number-columns-repeated="6"/>
          <table:table-cell table:formula="of:=[.G247]+3/256" office:value-type="float" office:value="1.89453125" calcext:value-type="float">
            <text:p>1,89453125</text:p>
          </table:table-cell>
          <table:table-cell table:formula="of:=[.G248]*SIN(10*[.G248])+1" office:value-type="float" office:value="1.18113671705161" calcext:value-type="float">
            <text:p>1,1811367171</text:p>
          </table:table-cell>
        </table:table-row>
        <table:table-row table:style-name="ro1">
          <table:table-cell table:number-columns-repeated="6"/>
          <table:table-cell table:formula="of:=[.G248]+3/256" office:value-type="float" office:value="1.90625" calcext:value-type="float">
            <text:p>1,90625</text:p>
          </table:table-cell>
          <table:table-cell table:formula="of:=[.G249]*SIN(10*[.G249])+1" office:value-type="float" office:value="1.40286380977733" calcext:value-type="float">
            <text:p>1,4028638098</text:p>
          </table:table-cell>
        </table:table-row>
        <table:table-row table:style-name="ro1">
          <table:table-cell table:number-columns-repeated="6"/>
          <table:table-cell table:formula="of:=[.G249]+3/256" office:value-type="float" office:value="1.91796875" calcext:value-type="float">
            <text:p>1,91796875</text:p>
          </table:table-cell>
          <table:table-cell table:formula="of:=[.G250]*SIN(10*[.G250])+1" office:value-type="float" office:value="1.62174314317645" calcext:value-type="float">
            <text:p>1,6217431432</text:p>
          </table:table-cell>
        </table:table-row>
        <table:table-row table:style-name="ro1">
          <table:table-cell table:number-columns-repeated="6"/>
          <table:table-cell table:formula="of:=[.G250]+3/256" office:value-type="float" office:value="1.9296875" calcext:value-type="float">
            <text:p>1,9296875</text:p>
          </table:table-cell>
          <table:table-cell table:formula="of:=[.G251]*SIN(10*[.G251])+1" office:value-type="float" office:value="1.8346862236325" calcext:value-type="float">
            <text:p>1,8346862236</text:p>
          </table:table-cell>
        </table:table-row>
        <table:table-row table:style-name="ro1">
          <table:table-cell table:number-columns-repeated="6"/>
          <table:table-cell table:formula="of:=[.G251]+3/256" office:value-type="float" office:value="1.94140625" calcext:value-type="float">
            <text:p>1,94140625</text:p>
          </table:table-cell>
          <table:table-cell table:formula="of:=[.G252]*SIN(10*[.G252])+1" office:value-type="float" office:value="2.0386504268905" calcext:value-type="float">
            <text:p>2,0386504269</text:p>
          </table:table-cell>
        </table:table-row>
        <table:table-row table:style-name="ro1">
          <table:table-cell table:number-columns-repeated="6"/>
          <table:table-cell table:formula="of:=[.G252]+3/256" office:value-type="float" office:value="1.953125" calcext:value-type="float">
            <text:p>1,953125</text:p>
          </table:table-cell>
          <table:table-cell table:formula="of:=[.G253]*SIN(10*[.G253])+1" office:value-type="float" office:value="2.2306824029226" calcext:value-type="float">
            <text:p>2,2306824029</text:p>
          </table:table-cell>
        </table:table-row>
        <table:table-row table:style-name="ro1">
          <table:table-cell table:number-columns-repeated="6"/>
          <table:table-cell table:formula="of:=[.G253]+3/256" office:value-type="float" office:value="1.96484375" calcext:value-type="float">
            <text:p>1,96484375</text:p>
          </table:table-cell>
          <table:table-cell table:formula="of:=[.G254]*SIN(10*[.G254])+1" office:value-type="float" office:value="2.40796072108854" calcext:value-type="float">
            <text:p>2,4079607211</text:p>
          </table:table-cell>
        </table:table-row>
        <table:table-row table:style-name="ro1">
          <table:table-cell table:number-columns-repeated="6"/>
          <table:table-cell table:formula="of:=[.G254]+3/256" office:value-type="float" office:value="1.9765625" calcext:value-type="float">
            <text:p>1,9765625</text:p>
          </table:table-cell>
          <table:table-cell table:formula="of:=[.G255]*SIN(10*[.G255])+1" office:value-type="float" office:value="2.56783714135368" calcext:value-type="float">
            <text:p>2,5678371414</text:p>
          </table:table-cell>
        </table:table-row>
        <table:table-row table:style-name="ro1">
          <table:table-cell table:number-columns-repeated="6"/>
          <table:table-cell table:formula="of:=[.G255]+3/256" office:value-type="float" office:value="1.98828125" calcext:value-type="float">
            <text:p>1,98828125</text:p>
          </table:table-cell>
          <table:table-cell table:formula="of:=[.G256]*SIN(10*[.G256])+1" office:value-type="float" office:value="2.70787591019828" calcext:value-type="float">
            <text:p>2,7078759102</text:p>
          </table:table-cell>
        </table:table-row>
        <table:table-row table:style-name="ro1">
          <table:table-cell table:number-columns-repeated="6"/>
          <table:table-cell table:formula="of:=[.G256]+3/256" office:value-type="float" office:value="2" calcext:value-type="float">
            <text:p>2</text:p>
          </table:table-cell>
          <table:table-cell table:formula="of:=[.G257]*SIN(10*[.G257])+1" office:value-type="float" office:value="2.82589050145526" calcext:value-type="float">
            <text:p>2,8258905015</text:p>
          </table:table-cell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7:02:13.674677608</meta:creation-date>
    <dc:date>2015-11-04T20:51:51.668341575</dc:date>
    <meta:editing-duration>PT3H34M22S</meta:editing-duration>
    <meta:editing-cycles>10</meta:editing-cycles>
    <meta:generator>LibreOffice/4.2.8.2$Linux_X86_64 LibreOffice_project/420m0$Build-2</meta:generator>
    <meta:document-statistic meta:table-count="1" meta:cell-count="6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scatter" chart:style-name="ch1">
        <chart:plot-area chart:style-name="ch2" table:cell-range-address="Planilha1.G1:Planilha1.H257" svg:x="0.586cm" svg:y="-0.199cm" svg:width="15.37cm" svg:height="8.644cm">
          <chartooo:coordinate-region svg:x="0.877cm" svg:y="0cm" svg:width="14.839cm" svg:height="8.24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Planilha1.H1:Planilha1.H257" chart:class="chart:scatter">
            <chart:domain table:cell-range-address="Planilha1.G1:Planilha1.G257"/>
            <chart:data-point chart:repeated="25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Planilha1.G1:Planilha1.G257</svg:desc>
                </draw:g>
              </table:table-cell>
              <table:table-cell office:value-type="float" office:value="0.45597888911063">
                <text:p>0.45597888911063</text:p>
                <draw:g>
                  <svg:desc>Planilha1.H1:Planilha1.H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8828125">
                <text:p>-0.98828125</text:p>
              </table:table-cell>
              <table:table-cell office:value-type="float" office:value="0.562995773721059">
                <text:p>0.562995773721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765625">
                <text:p>-0.9765625</text:p>
              </table:table-cell>
              <table:table-cell office:value-type="float" office:value="0.673549294338396">
                <text:p>0.673549294338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6484375">
                <text:p>-0.96484375</text:p>
              </table:table-cell>
              <table:table-cell office:value-type="float" office:value="0.785998149457216">
                <text:p>0.785998149457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53125">
                <text:p>-0.953125</text:p>
              </table:table-cell>
              <table:table-cell office:value-type="float" office:value="0.898710465693069">
                <text:p>0.898710465693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4140625">
                <text:p>-0.94140625</text:p>
              </table:table-cell>
              <table:table-cell office:value-type="float" office:value="1.01008740869611">
                <text:p>1.01008740869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296875">
                <text:p>-0.9296875</text:p>
              </table:table-cell>
              <table:table-cell office:value-type="float" office:value="1.11858583808529">
                <text:p>1.11858583808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1796875">
                <text:p>-0.91796875</text:p>
              </table:table-cell>
              <table:table-cell office:value-type="float" office:value="1.22273968571772">
                <text:p>1.22273968571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0625">
                <text:p>-0.90625</text:p>
              </table:table-cell>
              <table:table-cell office:value-type="float" office:value="1.32117976115309">
                <text:p>1.32117976115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9453125">
                <text:p>-0.89453125</text:p>
              </table:table-cell>
              <table:table-cell office:value-type="float" office:value="1.41265171681956">
                <text:p>1.41265171681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828125">
                <text:p>-0.8828125</text:p>
              </table:table-cell>
              <table:table-cell office:value-type="float" office:value="1.49603193764687">
                <text:p>1.496031937646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7109375">
                <text:p>-0.87109375</text:p>
              </table:table-cell>
              <table:table-cell office:value-type="float" office:value="1.57034115526395">
                <text:p>1.57034115526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59375">
                <text:p>-0.859375</text:p>
              </table:table-cell>
              <table:table-cell office:value-type="float" office:value="1.63475562468493">
                <text:p>1.634755624684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4765625">
                <text:p>-0.84765625</text:p>
              </table:table-cell>
              <table:table-cell office:value-type="float" office:value="1.68861574111864">
                <text:p>1.68861574111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359375">
                <text:p>-0.8359375</text:p>
              </table:table-cell>
              <table:table-cell office:value-type="float" office:value="1.73143201550161">
                <text:p>1.73143201550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2421875">
                <text:p>-0.82421875</text:p>
              </table:table-cell>
              <table:table-cell office:value-type="float" office:value="1.7628883689318">
                <text:p>1.76288836893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125">
                <text:p>-0.8125</text:p>
              </table:table-cell>
              <table:table-cell office:value-type="float" office:value="1.78284274772534">
                <text:p>1.782842747725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0078125">
                <text:p>-0.80078125</text:p>
              </table:table-cell>
              <table:table-cell office:value-type="float" office:value="1.79132510169626">
                <text:p>1.791325101696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890625">
                <text:p>-0.7890625</text:p>
              </table:table-cell>
              <table:table-cell office:value-type="float" office:value="1.78853280785324">
                <text:p>1.788532807853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77734375">
                <text:p>-0.77734375</text:p>
              </table:table-cell>
              <table:table-cell office:value-type="float" office:value="1.77482365942588">
                <text:p>1.774823659425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765625">
                <text:p>-0.765625</text:p>
              </table:table-cell>
              <table:table-cell office:value-type="float" office:value="1.7507065754237">
                <text:p>1.7507065754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5390625">
                <text:p>-0.75390625</text:p>
              </table:table-cell>
              <table:table-cell office:value-type="float" office:value="1.71683021828266">
                <text:p>1.716830218282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421875">
                <text:p>-0.7421875</text:p>
              </table:table-cell>
              <table:table-cell office:value-type="float" office:value="1.6739697361081">
                <text:p>1.67396973610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3046875">
                <text:p>-0.73046875</text:p>
              </table:table-cell>
              <table:table-cell office:value-type="float" office:value="1.62301187117953">
                <text:p>1.623011871179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1875">
                <text:p>-0.71875</text:p>
              </table:table-cell>
              <table:table-cell office:value-type="float" office:value="1.56493869740334">
                <text:p>1.564938697403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0703125">
                <text:p>-0.70703125</text:p>
              </table:table-cell>
              <table:table-cell office:value-type="float" office:value="1.50081026601585">
                <text:p>1.500810266015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6953125">
                <text:p>-0.6953125</text:p>
              </table:table-cell>
              <table:table-cell office:value-type="float" office:value="1.43174645085289">
                <text:p>1.431746450852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68359375">
                <text:p>-0.68359375</text:p>
              </table:table-cell>
              <table:table-cell office:value-type="float" office:value="1.35890829178915">
                <text:p>1.358908291789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71875">
                <text:p>-0.671875</text:p>
              </table:table-cell>
              <table:table-cell office:value-type="float" office:value="1.28347913746158">
                <text:p>1.28347913746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66015625">
                <text:p>-0.66015625</text:p>
              </table:table-cell>
              <table:table-cell office:value-type="float" office:value="1.20664588615184">
                <text:p>1.206645886151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6484375">
                <text:p>-0.6484375</text:p>
              </table:table-cell>
              <table:table-cell office:value-type="float" office:value="1.12958061681226">
                <text:p>1.129580616812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3671875">
                <text:p>-0.63671875</text:p>
              </table:table-cell>
              <table:table-cell office:value-type="float" office:value="1.05342289084837">
                <text:p>1.053422890848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25">
                <text:p>-0.625</text:p>
              </table:table-cell>
              <table:table-cell office:value-type="float" office:value="0.979262989657777">
                <text:p>0.979262989657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1328125">
                <text:p>-0.61328125</text:p>
              </table:table-cell>
              <table:table-cell office:value-type="float" office:value="0.908126333371816">
                <text:p>0.9081263333718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015625">
                <text:p>-0.6015625</text:p>
              </table:table-cell>
              <table:table-cell office:value-type="float" office:value="0.840959303113331">
                <text:p>0.8409593031133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58984375">
                <text:p>-0.58984375</text:p>
              </table:table-cell>
              <table:table-cell office:value-type="float" office:value="0.778616662783836">
                <text:p>0.7786166627838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78125">
                <text:p>-0.578125</text:p>
              </table:table-cell>
              <table:table-cell office:value-type="float" office:value="0.721850747383156">
                <text:p>0.7218507473831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56640625">
                <text:p>-0.56640625</text:p>
              </table:table-cell>
              <table:table-cell office:value-type="float" office:value="0.671302553639824">
                <text:p>0.6713025536398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546875">
                <text:p>-0.5546875</text:p>
              </table:table-cell>
              <table:table-cell office:value-type="float" office:value="0.627494835814875">
                <text:p>0.627494835814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54296875">
                <text:p>-0.54296875</text:p>
              </table:table-cell>
              <table:table-cell office:value-type="float" office:value="0.590827275480576">
                <text:p>0.5908272754805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53125">
                <text:p>-0.53125</text:p>
              </table:table-cell>
              <table:table-cell office:value-type="float" office:value="0.561573759426035">
                <text:p>0.5615737594260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1953125">
                <text:p>-0.51953125</text:p>
              </table:table-cell>
              <table:table-cell office:value-type="float" office:value="0.539881765163996">
                <text:p>0.5398817651639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078125">
                <text:p>-0.5078125</text:p>
              </table:table-cell>
              <table:table-cell office:value-type="float" office:value="0.52577381936209">
                <text:p>0.525773819362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9609375">
                <text:p>-0.49609375</text:p>
              </table:table-cell>
              <table:table-cell office:value-type="float" office:value="0.519150961437759">
                <text:p>0.5191509614377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484375">
                <text:p>-0.484375</text:p>
              </table:table-cell>
              <table:table-cell office:value-type="float" office:value="0.519798113056515">
                <text:p>0.5197981130565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7265625">
                <text:p>-0.47265625</text:p>
              </table:table-cell>
              <table:table-cell office:value-type="float" office:value="0.527391224845175">
                <text:p>0.5273912248451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609375">
                <text:p>-0.4609375</text:p>
              </table:table-cell>
              <table:table-cell office:value-type="float" office:value="0.541506044723721">
                <text:p>0.5415060447237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44921875">
                <text:p>-0.44921875</text:p>
              </table:table-cell>
              <table:table-cell office:value-type="float" office:value="0.561628328275502">
                <text:p>0.5616283282755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375">
                <text:p>-0.4375</text:p>
              </table:table-cell>
              <table:table-cell office:value-type="float" office:value="0.587165290868329">
                <text:p>0.5871652908683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42578125">
                <text:p>-0.42578125</text:p>
              </table:table-cell>
              <table:table-cell office:value-type="float" office:value="0.617458084105418">
                <text:p>0.6174580841054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4140625">
                <text:p>-0.4140625</text:p>
              </table:table-cell>
              <table:table-cell office:value-type="float" office:value="0.651795065861513">
                <text:p>0.6517950658615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0234375">
                <text:p>-0.40234375</text:p>
              </table:table-cell>
              <table:table-cell office:value-type="float" office:value="0.689425623818652">
                <text:p>0.6894256238186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90625">
                <text:p>-0.390625</text:p>
              </table:table-cell>
              <table:table-cell office:value-type="float" office:value="0.729574307164863">
                <text:p>0.7295743071648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37890625">
                <text:p>-0.37890625</text:p>
              </table:table-cell>
              <table:table-cell office:value-type="float" office:value="0.771455019997497">
                <text:p>0.7714550199974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671875">
                <text:p>-0.3671875</text:p>
              </table:table-cell>
              <table:table-cell office:value-type="float" office:value="0.81428503295374">
                <text:p>0.814285032953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5546875">
                <text:p>-0.35546875</text:p>
              </table:table-cell>
              <table:table-cell office:value-type="float" office:value="0.85729857658065">
                <text:p>0.857298576580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4375">
                <text:p>-0.34375</text:p>
              </table:table-cell>
              <table:table-cell office:value-type="float" office:value="0.899759790798363">
                <text:p>0.8997597907983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33203125">
                <text:p>-0.33203125</text:p>
              </table:table-cell>
              <table:table-cell office:value-type="float" office:value="0.940974819284091">
                <text:p>0.9409748192840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203125">
                <text:p>-0.3203125</text:p>
              </table:table-cell>
              <table:table-cell office:value-type="float" office:value="0.980302855435328">
                <text:p>0.980302855435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30859375">
                <text:p>-0.30859375</text:p>
              </table:table-cell>
              <table:table-cell office:value-type="float" office:value="1.01716596742999">
                <text:p>1.01716596742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296875">
                <text:p>-0.296875</text:p>
              </table:table-cell>
              <table:table-cell office:value-type="float" office:value="1.05105755341405">
                <text:p>1.051057553414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28515625">
                <text:p>-0.28515625</text:p>
              </table:table-cell>
              <table:table-cell office:value-type="float" office:value="1.08154930359818">
                <text:p>1.081549303598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734375">
                <text:p>-0.2734375</text:p>
              </table:table-cell>
              <table:table-cell office:value-type="float" office:value="1.10829657358551">
                <text:p>1.108296573585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26171875">
                <text:p>-0.26171875</text:p>
              </table:table-cell>
              <table:table-cell office:value-type="float" office:value="1.13104210210797">
                <text:p>1.131042102107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25">
                <text:p>-0.25</text:p>
              </table:table-cell>
              <table:table-cell office:value-type="float" office:value="1.14961803602599">
                <text:p>1.149618036025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23828125">
                <text:p>-0.23828125</text:p>
              </table:table-cell>
              <table:table-cell office:value-type="float" office:value="1.16394625544389">
                <text:p>1.163946255443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2265625">
                <text:p>-0.2265625</text:p>
              </table:table-cell>
              <table:table-cell office:value-type="float" office:value="1.17403702160483">
                <text:p>1.174037021604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1484375">
                <text:p>-0.21484375</text:p>
              </table:table-cell>
              <table:table-cell office:value-type="float" office:value="1.17998599935896">
                <text:p>1.179985999358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03125">
                <text:p>-0.203125</text:p>
              </table:table-cell>
              <table:table-cell office:value-type="float" office:value="1.1819697339605">
                <text:p>1.18196973396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9140625">
                <text:p>-0.19140625</text:p>
              </table:table-cell>
              <table:table-cell office:value-type="float" office:value="1.18023968828501">
                <text:p>1.180239688285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796875">
                <text:p>-0.1796875</text:p>
              </table:table-cell>
              <table:table-cell office:value-type="float" office:value="1.1751149708329">
                <text:p>1.17511497083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6796875">
                <text:p>-0.16796875</text:p>
              </table:table-cell>
              <table:table-cell office:value-type="float" office:value="1.16697390670654">
                <text:p>1.166973906706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5625">
                <text:p>-0.15625</text:p>
              </table:table-cell>
              <table:table-cell office:value-type="float" office:value="1.15624462276223">
                <text:p>1.156244622762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4453125">
                <text:p>-0.14453125</text:p>
              </table:table-cell>
              <table:table-cell office:value-type="float" office:value="1.14339483404137">
                <text:p>1.143394834041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328125">
                <text:p>-0.1328125</text:p>
              </table:table-cell>
              <table:table-cell office:value-type="float" office:value="1.12892103112713">
                <text:p>1.128921031127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2109375">
                <text:p>-0.12109375</text:p>
              </table:table-cell>
              <table:table-cell office:value-type="float" office:value="1.11333727705883">
                <text:p>1.113337277058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09375">
                <text:p>-0.109375</text:p>
              </table:table-cell>
              <table:table-cell office:value-type="float" office:value="1.09716382773369">
                <text:p>1.097163827733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9765625">
                <text:p>-0.09765625</text:p>
              </table:table-cell>
              <table:table-cell office:value-type="float" office:value="1.08091579126134">
                <text:p>1.080915791261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859375">
                <text:p>-0.0859375</text:p>
              </table:table-cell>
              <table:table-cell office:value-type="float" office:value="1.06509203950288">
                <text:p>1.065092039502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7421875">
                <text:p>-0.07421875</text:p>
              </table:table-cell>
              <table:table-cell office:value-type="float" office:value="1.05016457907616">
                <text:p>1.050164579076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625">
                <text:p>-0.0625</text:p>
              </table:table-cell>
              <table:table-cell office:value-type="float" office:value="1.03656857955878">
                <text:p>1.036568579558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5078125">
                <text:p>-0.05078125</text:p>
              </table:table-cell>
              <table:table-cell office:value-type="float" office:value="1.02469324364575">
                <text:p>1.024693243645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390625">
                <text:p>-0.0390625</text:p>
              </table:table-cell>
              <table:table-cell office:value-type="float" office:value="1.01487368785127">
                <text:p>1.014873687851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2734375">
                <text:p>-0.02734375</text:p>
              </table:table-cell>
              <table:table-cell office:value-type="float" office:value="1.00738398326965">
                <text:p>1.007383983269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15625">
                <text:p>-0.015625</text:p>
              </table:table-cell>
              <table:table-cell office:value-type="float" office:value="1.00243148426209">
                <text:p>1.002431484262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390625">
                <text:p>-0.00390625</text:p>
              </table:table-cell>
              <table:table-cell office:value-type="float" office:value="1.00015254908848">
                <text:p>1.000152549088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78125">
                <text:p>0.0078125</text:p>
              </table:table-cell>
              <table:table-cell office:value-type="float" office:value="1.00060973087023">
                <text:p>1.000609730870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953125">
                <text:p>0.01953125</text:p>
              </table:table-cell>
              <table:table-cell office:value-type="float" office:value="1.00379049029088">
                <text:p>1.003790490290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125">
                <text:p>0.03125</text:p>
              </table:table-cell>
              <table:table-cell office:value-type="float" office:value="1.00960745358064">
                <text:p>1.009607453580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296875">
                <text:p>0.04296875</text:p>
              </table:table-cell>
              <table:table-cell office:value-type="float" office:value="1.01790021106681">
                <text:p>1.017900211066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46875">
                <text:p>0.0546875</text:p>
              </table:table-cell>
              <table:table-cell office:value-type="float" office:value="1.02843862338809">
                <text:p>1.028438623388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640625">
                <text:p>0.06640625</text:p>
              </table:table-cell>
              <table:table-cell office:value-type="float" office:value="1.0409275748519">
                <text:p>1.04092757485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78125">
                <text:p>0.078125</text:p>
              </table:table-cell>
              <table:table-cell office:value-type="float" office:value="1.05501308683239">
                <text:p>1.055013086832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984375">
                <text:p>0.08984375</text:p>
              </table:table-cell>
              <table:table-cell office:value-type="float" office:value="1.07028967902137">
                <text:p>1.070289679021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15625">
                <text:p>0.1015625</text:p>
              </table:table-cell>
              <table:table-cell office:value-type="float" office:value="1.08630884318571">
                <text:p>1.086308843185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1328125">
                <text:p>0.11328125</text:p>
              </table:table-cell>
              <table:table-cell office:value-type="float" office:value="1.10258847325451">
                <text:p>1.102588473254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25">
                <text:p>0.125</text:p>
              </table:table-cell>
              <table:table-cell office:value-type="float" office:value="1.11862307741945">
                <text:p>1.118623077419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3671875">
                <text:p>0.13671875</text:p>
              </table:table-cell>
              <table:table-cell office:value-type="float" office:value="1.13389458279907">
                <text:p>1.133894582799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84375">
                <text:p>0.1484375</text:p>
              </table:table-cell>
              <table:table-cell office:value-type="float" office:value="1.14788353136185">
                <text:p>1.147883531361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015625">
                <text:p>0.16015625</text:p>
              </table:table-cell>
              <table:table-cell office:value-type="float" office:value="1.16008045743589">
                <text:p>1.160080457435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1875">
                <text:p>0.171875</text:p>
              </table:table-cell>
              <table:table-cell office:value-type="float" office:value="1.16999723241215">
                <text:p>1.169997232412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8359375">
                <text:p>0.18359375</text:p>
              </table:table-cell>
              <table:table-cell office:value-type="float" office:value="1.17717816126795">
                <text:p>1.177178161267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53125">
                <text:p>0.1953125</text:p>
              </table:table-cell>
              <table:table-cell office:value-type="float" office:value="1.18121061833131">
                <text:p>1.181210618331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0703125">
                <text:p>0.20703125</text:p>
              </table:table-cell>
              <table:table-cell office:value-type="float" office:value="1.1817350162446">
                <text:p>1.1817350162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1875">
                <text:p>0.21875</text:p>
              </table:table-cell>
              <table:table-cell office:value-type="float" office:value="1.17845391227525">
                <text:p>1.178453912275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3046875">
                <text:p>0.23046875</text:p>
              </table:table-cell>
              <table:table-cell office:value-type="float" office:value="1.17114006980787">
                <text:p>1.171140069807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421875">
                <text:p>0.2421875</text:p>
              </table:table-cell>
              <table:table-cell office:value-type="float" office:value="1.15964330982282">
                <text:p>1.159643309822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5390625">
                <text:p>0.25390625</text:p>
              </table:table-cell>
              <table:table-cell office:value-type="float" office:value="1.14389600715227">
                <text:p>1.143896007152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65625">
                <text:p>0.265625</text:p>
              </table:table-cell>
              <table:table-cell office:value-type="float" office:value="1.1239171089852">
                <text:p>1.12391710898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7734375">
                <text:p>0.27734375</text:p>
              </table:table-cell>
              <table:table-cell office:value-type="float" office:value="1.09981457810037">
                <text:p>1.099814578100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890625">
                <text:p>0.2890625</text:p>
              </table:table-cell>
              <table:table-cell office:value-type="float" office:value="1.07178619023369">
                <text:p>1.071786190233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0078125">
                <text:p>0.30078125</text:p>
              </table:table-cell>
              <table:table-cell office:value-type="float" office:value="1.0401186433901">
                <text:p>1.04011864339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125">
                <text:p>0.3125</text:p>
              </table:table-cell>
              <table:table-cell office:value-type="float" office:value="1.00518496632167">
                <text:p>1.005184966321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2421875">
                <text:p>0.32421875</text:p>
              </table:table-cell>
              <table:table-cell office:value-type="float" office:value="0.967440243323334">
                <text:p>0.9674402433233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359375">
                <text:p>0.3359375</text:p>
              </table:table-cell>
              <table:table-cell office:value-type="float" office:value="0.927415702444045">
                <text:p>0.9274157024440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4765625">
                <text:p>0.34765625</text:p>
              </table:table-cell>
              <table:table-cell office:value-type="float" office:value="0.885711243670547">
                <text:p>0.8857112436705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59375">
                <text:p>0.359375</text:p>
              </table:table-cell>
              <table:table-cell office:value-type="float" office:value="0.842986512111717">
                <text:p>0.8429865121117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7109375">
                <text:p>0.37109375</text:p>
              </table:table-cell>
              <table:table-cell office:value-type="float" office:value="0.799950648207254">
                <text:p>0.7999506482072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828125">
                <text:p>0.3828125</text:p>
              </table:table-cell>
              <table:table-cell office:value-type="float" office:value="0.757350872037699">
                <text:p>0.7573508720376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9453125">
                <text:p>0.39453125</text:p>
              </table:table-cell>
              <table:table-cell office:value-type="float" office:value="0.715960081485429">
                <text:p>0.7159600814854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0625">
                <text:p>0.40625</text:p>
              </table:table-cell>
              <table:table-cell office:value-type="float" office:value="0.676563663885523">
                <text:p>0.6765636638855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1796875">
                <text:p>0.41796875</text:p>
              </table:table-cell>
              <table:table-cell office:value-type="float" office:value="0.639945737551274">
                <text:p>0.6399457375512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296875">
                <text:p>0.4296875</text:p>
              </table:table-cell>
              <table:table-cell office:value-type="float" office:value="0.606875052850129">
                <text:p>0.6068750528501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4140625">
                <text:p>0.44140625</text:p>
              </table:table-cell>
              <table:table-cell office:value-type="float" office:value="0.578090792084651">
                <text:p>0.5780907920846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53125">
                <text:p>0.453125</text:p>
              </table:table-cell>
              <table:table-cell office:value-type="float" office:value="0.554288513100971">
                <text:p>0.5542885131009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6484375">
                <text:p>0.46484375</text:p>
              </table:table-cell>
              <table:table-cell office:value-type="float" office:value="0.536106483167711">
                <text:p>0.5361064831677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765625">
                <text:p>0.4765625</text:p>
              </table:table-cell>
              <table:table-cell office:value-type="float" office:value="0.524112647169953">
                <text:p>0.5241126471699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8828125">
                <text:p>0.48828125</text:p>
              </table:table-cell>
              <table:table-cell office:value-type="float" office:value="0.518792467540674">
                <text:p>0.5187924675406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">
                <text:p>0.5</text:p>
              </table:table-cell>
              <table:table-cell office:value-type="float" office:value="0.520537862668431">
                <text:p>0.5205378626684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1171875">
                <text:p>0.51171875</text:p>
              </table:table-cell>
              <table:table-cell office:value-type="float" office:value="0.52963745590409">
                <text:p>0.529637455904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234375">
                <text:p>0.5234375</text:p>
              </table:table-cell>
              <table:table-cell office:value-type="float" office:value="0.546268328935274">
                <text:p>0.5462683289352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515625">
                <text:p>0.53515625</text:p>
              </table:table-cell>
              <table:table-cell office:value-type="float" office:value="0.57048945146193">
                <text:p>0.570489451461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6875">
                <text:p>0.546875</text:p>
              </table:table-cell>
              <table:table-cell office:value-type="float" office:value="0.602236934105986">
                <text:p>0.6022369341059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859375">
                <text:p>0.55859375</text:p>
              </table:table-cell>
              <table:table-cell office:value-type="float" office:value="0.641321223692831">
                <text:p>0.6413212236928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703125">
                <text:p>0.5703125</text:p>
              </table:table-cell>
              <table:table-cell office:value-type="float" office:value="0.687426329871938">
                <text:p>0.6874263298719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8203125">
                <text:p>0.58203125</text:p>
              </table:table-cell>
              <table:table-cell office:value-type="float" office:value="0.740111139960453">
                <text:p>0.7401111399604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9375">
                <text:p>0.59375</text:p>
              </table:table-cell>
              <table:table-cell office:value-type="float" office:value="0.798812845395055">
                <text:p>0.7988128453950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0546875">
                <text:p>0.60546875</text:p>
              </table:table-cell>
              <table:table-cell office:value-type="float" office:value="0.862852468789914">
                <text:p>0.8628524687899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171875">
                <text:p>0.6171875</text:p>
              </table:table-cell>
              <table:table-cell office:value-type="float" office:value="0.931442445868157">
                <text:p>0.9314424458681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2890625">
                <text:p>0.62890625</text:p>
              </table:table-cell>
              <table:table-cell office:value-type="float" office:value="1.00369618201858">
                <text:p>1.003696182018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40625">
                <text:p>0.640625</text:p>
              </table:table-cell>
              <table:table-cell office:value-type="float" office:value="1.07863946948854">
                <text:p>1.078639469488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5234375">
                <text:p>0.65234375</text:p>
              </table:table-cell>
              <table:table-cell office:value-type="float" office:value="1.15522361881221">
                <text:p>1.155223618812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640625">
                <text:p>0.6640625</text:p>
              </table:table-cell>
              <table:table-cell office:value-type="float" office:value="1.23234012752989">
                <text:p>1.232340127529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7578125">
                <text:p>0.67578125</text:p>
              </table:table-cell>
              <table:table-cell office:value-type="float" office:value="1.30883668109374">
                <text:p>1.308836681093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875">
                <text:p>0.6875</text:p>
              </table:table-cell>
              <table:table-cell office:value-type="float" office:value="1.38353425556252">
                <text:p>1.383534255562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9921875">
                <text:p>0.69921875</text:p>
              </table:table-cell>
              <table:table-cell office:value-type="float" office:value="1.45524506970424">
                <text:p>1.455245069704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109375">
                <text:p>0.7109375</text:p>
              </table:table-cell>
              <table:table-cell office:value-type="float" office:value="1.52279111584868">
                <text:p>1.522791115848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2265625">
                <text:p>0.72265625</text:p>
              </table:table-cell>
              <table:table-cell office:value-type="float" office:value="1.58502298460174">
                <text:p>1.585022984601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34375">
                <text:p>0.734375</text:p>
              </table:table-cell>
              <table:table-cell office:value-type="float" office:value="1.64083868863259">
                <text:p>1.640838688632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4609375">
                <text:p>0.74609375</text:p>
              </table:table-cell>
              <table:table-cell office:value-type="float" office:value="1.68920218538904">
                <text:p>1.689202185389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578125">
                <text:p>0.7578125</text:p>
              </table:table-cell>
              <table:table-cell office:value-type="float" office:value="1.72916129793324">
                <text:p>1.729161297933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6953125">
                <text:p>0.76953125</text:p>
              </table:table-cell>
              <table:table-cell office:value-type="float" office:value="1.75986473719358">
                <text:p>1.759864737193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8125">
                <text:p>0.78125</text:p>
              </table:table-cell>
              <table:table-cell office:value-type="float" office:value="1.78057793780084">
                <text:p>1.780577937800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9296875">
                <text:p>0.79296875</text:p>
              </table:table-cell>
              <table:table-cell office:value-type="float" office:value="1.79069743324159">
                <text:p>1.790697433241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046875">
                <text:p>0.8046875</text:p>
              </table:table-cell>
              <table:table-cell office:value-type="float" office:value="1.78976351417232">
                <text:p>1.789763514172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1640625">
                <text:p>0.81640625</text:p>
              </table:table-cell>
              <table:table-cell office:value-type="float" office:value="1.77747093617001">
                <text:p>1.77747093617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28125">
                <text:p>0.828125</text:p>
              </table:table-cell>
              <table:table-cell office:value-type="float" office:value="1.75367746965827">
                <text:p>1.753677469658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3984375">
                <text:p>0.83984375</text:p>
              </table:table-cell>
              <table:table-cell office:value-type="float" office:value="1.71841011488203">
                <text:p>1.718410114882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515625">
                <text:p>0.8515625</text:p>
              </table:table-cell>
              <table:table-cell office:value-type="float" office:value="1.67186883818899">
                <text:p>1.671868838188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6328125">
                <text:p>0.86328125</text:p>
              </table:table-cell>
              <table:table-cell office:value-type="float" office:value="1.61442772203458">
                <text:p>1.614427722034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75">
                <text:p>0.875</text:p>
              </table:table-cell>
              <table:table-cell office:value-type="float" office:value="1.54663345953492">
                <text:p>1.546633459534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8671875">
                <text:p>0.88671875</text:p>
              </table:table-cell>
              <table:table-cell office:value-type="float" office:value="1.46920116448074">
                <text:p>1.469201164480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984375">
                <text:p>0.8984375</text:p>
              </table:table-cell>
              <table:table-cell office:value-type="float" office:value="1.38300750889541">
                <text:p>1.383007508895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1015625">
                <text:p>0.91015625</text:p>
              </table:table-cell>
              <table:table-cell office:value-type="float" office:value="1.2890812418471">
                <text:p>1.28908124184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21875">
                <text:p>0.921875</text:p>
              </table:table-cell>
              <table:table-cell office:value-type="float" office:value="1.18859118466983">
                <text:p>1.188591184669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3359375">
                <text:p>0.93359375</text:p>
              </table:table-cell>
              <table:table-cell office:value-type="float" office:value="1.08283183836616">
                <text:p>1.082831838366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453125">
                <text:p>0.9453125</text:p>
              </table:table-cell>
              <table:table-cell office:value-type="float" office:value="0.973206778116659">
                <text:p>0.9732067781166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5703125">
                <text:p>0.95703125</text:p>
              </table:table-cell>
              <table:table-cell office:value-type="float" office:value="0.861210046882294">
                <text:p>0.8612100468822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6875">
                <text:p>0.96875</text:p>
              </table:table-cell>
              <table:table-cell office:value-type="float" office:value="0.748405794456379">
                <text:p>0.7484057944563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8046875">
                <text:p>0.98046875</text:p>
              </table:table-cell>
              <table:table-cell office:value-type="float" office:value="0.636406439434834">
                <text:p>0.6364064394348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921875">
                <text:p>0.9921875</text:p>
              </table:table-cell>
              <table:table-cell office:value-type="float" office:value="0.526849658905192">
                <text:p>0.5268496589051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0390625">
                <text:p>1.00390625</text:p>
              </table:table-cell>
              <table:table-cell office:value-type="float" office:value="0.421374533733185">
                <text:p>0.4213745337331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15625">
                <text:p>1.015625</text:p>
              </table:table-cell>
              <table:table-cell office:value-type="float" office:value="0.321597195738755">
                <text:p>0.3215971957387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2734375">
                <text:p>1.02734375</text:p>
              </table:table-cell>
              <table:table-cell office:value-type="float" office:value="0.229086336454591">
                <text:p>0.2290863364545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390625">
                <text:p>1.0390625</text:p>
              </table:table-cell>
              <table:table-cell office:value-type="float" office:value="0.145338945275777">
                <text:p>0.1453389452757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5078125">
                <text:p>1.05078125</text:p>
              </table:table-cell>
              <table:table-cell office:value-type="float" office:value="0.0717566474424147">
                <text:p>0.07175664744241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625">
                <text:p>1.0625</text:p>
              </table:table-cell>
              <table:table-cell office:value-type="float" office:value="0.00962300933258697">
                <text:p>0.009623009332586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7421875">
                <text:p>1.07421875</text:p>
              </table:table-cell>
              <table:table-cell office:value-type="float" office:value="-0.0399178300506748">
                <text:p>-0.03991783005067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859375">
                <text:p>1.0859375</text:p>
              </table:table-cell>
              <table:table-cell office:value-type="float" office:value="-0.0758808566839426">
                <text:p>-0.07588085668394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9765625">
                <text:p>1.09765625</text:p>
              </table:table-cell>
              <table:table-cell office:value-type="float" office:value="-0.0974578831104909">
                <text:p>-0.09745788311049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09375">
                <text:p>1.109375</text:p>
              </table:table-cell>
              <table:table-cell office:value-type="float" office:value="-0.104032953719303">
                <text:p>-0.1040329537193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2109375">
                <text:p>1.12109375</text:p>
              </table:table-cell>
              <table:table-cell office:value-type="float" office:value="-0.0951951831512117">
                <text:p>-0.09519518315121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328125">
                <text:p>1.1328125</text:p>
              </table:table-cell>
              <table:table-cell office:value-type="float" office:value="-0.070748791517369">
                <text:p>-0.0707487915173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4453125">
                <text:p>1.14453125</text:p>
              </table:table-cell>
              <table:table-cell office:value-type="float" office:value="-0.030720138432679">
                <text:p>-0.0307201384326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5625">
                <text:p>1.15625</text:p>
              </table:table-cell>
              <table:table-cell office:value-type="float" office:value="0.0246384002720573">
                <text:p>0.02463840027205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6796875">
                <text:p>1.16796875</text:p>
              </table:table-cell>
              <table:table-cell office:value-type="float" office:value="0.0948478244744311">
                <text:p>0.09484782447443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796875">
                <text:p>1.1796875</text:p>
              </table:table-cell>
              <table:table-cell office:value-type="float" office:value="0.179205234490788">
                <text:p>0.1792052344907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9140625">
                <text:p>1.19140625</text:p>
              </table:table-cell>
              <table:table-cell office:value-type="float" office:value="0.276789903990745">
                <text:p>0.2767899039907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03125">
                <text:p>1.203125</text:p>
              </table:table-cell>
              <table:table-cell office:value-type="float" office:value="0.386472666747823">
                <text:p>0.3864726667478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21484375">
                <text:p>1.21484375</text:p>
              </table:table-cell>
              <table:table-cell office:value-type="float" office:value="0.506928532951641">
                <text:p>0.5069285329516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2265625">
                <text:p>1.2265625</text:p>
              </table:table-cell>
              <table:table-cell office:value-type="float" office:value="0.636652401426431">
                <text:p>0.6366524014264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23828125">
                <text:p>1.23828125</text:p>
              </table:table-cell>
              <table:table-cell office:value-type="float" office:value="0.773977686012747">
                <text:p>0.7739776860127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25">
                <text:p>1.25</text:p>
              </table:table-cell>
              <table:table-cell office:value-type="float" office:value="0.917097628310999">
                <text:p>0.9170976283109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26171875">
                <text:p>1.26171875</text:p>
              </table:table-cell>
              <table:table-cell office:value-type="float" office:value="1.06408902567194">
                <text:p>1.064089025671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2734375">
                <text:p>1.2734375</text:p>
              </table:table-cell>
              <table:table-cell office:value-type="float" office:value="1.21293806343345">
                <text:p>1.212938063433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28515625">
                <text:p>1.28515625</text:p>
              </table:table-cell>
              <table:table-cell office:value-type="float" office:value="1.36156790458453">
                <text:p>1.361567904584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296875">
                <text:p>1.296875</text:p>
              </table:table-cell>
              <table:table-cell office:value-type="float" office:value="1.50786765887318">
                <text:p>1.507867658873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30859375">
                <text:p>1.30859375</text:p>
              </table:table-cell>
              <table:table-cell office:value-type="float" office:value="1.64972232738898">
                <text:p>1.649722327388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3203125">
                <text:p>1.3203125</text:p>
              </table:table-cell>
              <table:table-cell office:value-type="float" office:value="1.78504329829717">
                <text:p>1.785043298297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3203125">
                <text:p>1.33203125</text:p>
              </table:table-cell>
              <table:table-cell office:value-type="float" office:value="1.91179895505359">
                <text:p>1.911798955053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34375">
                <text:p>1.34375</text:p>
              </table:table-cell>
              <table:table-cell office:value-type="float" office:value="2.02804495037885">
                <text:p>2.028044950378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35546875">
                <text:p>1.35546875</text:p>
              </table:table-cell>
              <table:table-cell office:value-type="float" office:value="2.13195369771582">
                <text:p>2.131953697715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3671875">
                <text:p>1.3671875</text:p>
              </table:table-cell>
              <table:table-cell office:value-type="float" office:value="2.22184263694113">
                <text:p>2.221842636941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37890625">
                <text:p>1.37890625</text:p>
              </table:table-cell>
              <table:table-cell office:value-type="float" office:value="2.2962008427597">
                <text:p>2.29620084275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390625">
                <text:p>1.390625</text:p>
              </table:table-cell>
              <table:table-cell office:value-type="float" office:value="2.35371356238986">
                <text:p>2.353713562389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0234375">
                <text:p>1.40234375</text:p>
              </table:table-cell>
              <table:table-cell office:value-type="float" office:value="2.39328429366066">
                <text:p>2.393284293660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140625">
                <text:p>1.4140625</text:p>
              </table:table-cell>
              <table:table-cell office:value-type="float" office:value="2.41405404520785">
                <text:p>2.414054045207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42578125">
                <text:p>1.42578125</text:p>
              </table:table-cell>
              <table:table-cell office:value-type="float" office:value="2.41541745669623">
                <text:p>2.415417456696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375">
                <text:p>1.4375</text:p>
              </table:table-cell>
              <table:table-cell office:value-type="float" office:value="2.39703549844888">
                <text:p>2.397035498448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4921875">
                <text:p>1.44921875</text:p>
              </table:table-cell>
              <table:table-cell office:value-type="float" office:value="2.35884451598204">
                <text:p>2.358844515982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4609375">
                <text:p>1.4609375</text:p>
              </table:table-cell>
              <table:table-cell office:value-type="float" office:value="2.3010614351068">
                <text:p>2.30106143510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7265625">
                <text:p>1.47265625</text:p>
              </table:table-cell>
              <table:table-cell office:value-type="float" office:value="2.22418499677579">
                <text:p>2.224184996775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484375">
                <text:p>1.484375</text:p>
              </table:table-cell>
              <table:table-cell office:value-type="float" office:value="2.12899294698072">
                <text:p>2.128992946980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49609375">
                <text:p>1.49609375</text:p>
              </table:table-cell>
              <table:table-cell office:value-type="float" office:value="2.01653516495026">
                <text:p>2.016535164950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5078125">
                <text:p>1.5078125</text:p>
              </table:table-cell>
              <table:table-cell office:value-type="float" office:value="1.88812277183004">
                <text:p>1.888122771830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1953125">
                <text:p>1.51953125</text:p>
              </table:table-cell>
              <table:table-cell office:value-type="float" office:value="1.74531332109478">
                <text:p>1.745313321094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3125">
                <text:p>1.53125</text:p>
              </table:table-cell>
              <table:table-cell office:value-type="float" office:value="1.58989223028203">
                <text:p>1.589892230282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4296875">
                <text:p>1.54296875</text:p>
              </table:table-cell>
              <table:table-cell office:value-type="float" office:value="1.42385067038501">
                <text:p>1.423850670385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546875">
                <text:p>1.5546875</text:p>
              </table:table-cell>
              <table:table-cell office:value-type="float" office:value="1.24936018354881">
                <text:p>1.249360183548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56640625">
                <text:p>1.56640625</text:p>
              </table:table-cell>
              <table:table-cell office:value-type="float" office:value="1.06874435075646">
                <text:p>1.068744350756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78125">
                <text:p>1.578125</text:p>
              </table:table-cell>
              <table:table-cell office:value-type="float" office:value="0.884447878183903">
                <text:p>0.8844478781839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58984375">
                <text:p>1.58984375</text:p>
              </table:table-cell>
              <table:table-cell office:value-type="float" office:value="0.699003513112713">
                <text:p>0.6990035131127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6015625">
                <text:p>1.6015625</text:p>
              </table:table-cell>
              <table:table-cell office:value-type="float" office:value="0.514997237042764">
                <text:p>0.5149972370427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61328125">
                <text:p>1.61328125</text:p>
              </table:table-cell>
              <table:table-cell office:value-type="float" office:value="0.33503221434522">
                <text:p>0.335032214345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625">
                <text:p>1.625</text:p>
              </table:table-cell>
              <table:table-cell office:value-type="float" office:value="0.161691998920572">
                <text:p>0.1616919989205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63671875">
                <text:p>1.63671875</text:p>
              </table:table-cell>
              <table:table-cell office:value-type="float" office:value="-0.0024964815505073">
                <text:p>-0.002496481550507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6484375">
                <text:p>1.6484375</text:p>
              </table:table-cell>
              <table:table-cell office:value-type="float" office:value="-0.155099634384225">
                <text:p>-0.1550996343842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66015625">
                <text:p>1.66015625</text:p>
              </table:table-cell>
              <table:table-cell office:value-type="float" office:value="-0.293813072086032">
                <text:p>-0.2938130720860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671875">
                <text:p>1.671875</text:p>
              </table:table-cell>
              <table:table-cell office:value-type="float" office:value="-0.416496117789732">
                <text:p>-0.4164961177897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68359375">
                <text:p>1.68359375</text:p>
              </table:table-cell>
              <table:table-cell office:value-type="float" office:value="-0.521204432904475">
                <text:p>-0.5212044329044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6953125">
                <text:p>1.6953125</text:p>
              </table:table-cell>
              <table:table-cell office:value-type="float" office:value="-0.606220274642864">
                <text:p>-0.6062202746428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70703125">
                <text:p>1.70703125</text:p>
              </table:table-cell>
              <table:table-cell office:value-type="float" office:value="-0.670079919182817">
                <text:p>-0.6700799191828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71875">
                <text:p>1.71875</text:p>
              </table:table-cell>
              <table:table-cell office:value-type="float" office:value="-0.711597821338408">
                <text:p>-0.7115978213384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73046875">
                <text:p>1.73046875</text:p>
              </table:table-cell>
              <table:table-cell office:value-type="float" office:value="-0.729887123350155">
                <text:p>-0.7298871233501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7421875">
                <text:p>1.7421875</text:p>
              </table:table-cell>
              <table:table-cell office:value-type="float" office:value="-0.724376173222456">
                <text:p>-0.7243761732224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75390625">
                <text:p>1.75390625</text:p>
              </table:table-cell>
              <table:table-cell office:value-type="float" office:value="-0.694820766310029">
                <text:p>-0.6948207663100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765625">
                <text:p>1.765625</text:p>
              </table:table-cell>
              <table:table-cell office:value-type="float" office:value="-0.641311881875716">
                <text:p>-0.6413118818757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77734375">
                <text:p>1.77734375</text:p>
              </table:table-cell>
              <table:table-cell office:value-type="float" office:value="-0.564278748321733">
                <text:p>-0.5642787483217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7890625">
                <text:p>1.7890625</text:p>
              </table:table-cell>
              <table:table-cell office:value-type="float" office:value="-0.464487135882795">
                <text:p>-0.4644871358827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80078125">
                <text:p>1.80078125</text:p>
              </table:table-cell>
              <table:table-cell office:value-type="float" office:value="-0.34303284285573">
                <text:p>-0.343032842855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8125">
                <text:p>1.8125</text:p>
              </table:table-cell>
              <table:table-cell office:value-type="float" office:value="-0.201330409978441">
                <text:p>-0.2013304099784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82421875">
                <text:p>1.82421875</text:p>
              </table:table-cell>
              <table:table-cell office:value-type="float" office:value="-0.0410971663852933">
                <text:p>-0.04109716638529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8359375">
                <text:p>1.8359375</text:p>
              </table:table-cell>
              <table:table-cell office:value-type="float" office:value="0.135667221333636">
                <text:p>0.1356672213336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84765625">
                <text:p>1.84765625</text:p>
              </table:table-cell>
              <table:table-cell office:value-type="float" office:value="0.326705459045534">
                <text:p>0.3267054590455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859375">
                <text:p>1.859375</text:p>
              </table:table-cell>
              <table:table-cell office:value-type="float" office:value="0.529531292318832">
                <text:p>0.5295312923188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87109375">
                <text:p>1.87109375</text:p>
              </table:table-cell>
              <table:table-cell office:value-type="float" office:value="0.74146176926559">
                <text:p>0.741461769265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8828125">
                <text:p>1.8828125</text:p>
              </table:table-cell>
              <table:table-cell office:value-type="float" office:value="0.959652681688104">
                <text:p>0.9596526816881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89453125">
                <text:p>1.89453125</text:p>
              </table:table-cell>
              <table:table-cell office:value-type="float" office:value="1.18113671705161">
                <text:p>1.181136717051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90625">
                <text:p>1.90625</text:p>
              </table:table-cell>
              <table:table-cell office:value-type="float" office:value="1.40286380977733">
                <text:p>1.402863809777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91796875">
                <text:p>1.91796875</text:p>
              </table:table-cell>
              <table:table-cell office:value-type="float" office:value="1.62174314317645">
                <text:p>1.621743143176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9296875">
                <text:p>1.9296875</text:p>
              </table:table-cell>
              <table:table-cell office:value-type="float" office:value="1.8346862236325">
                <text:p>1.83468622363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94140625">
                <text:p>1.94140625</text:p>
              </table:table-cell>
              <table:table-cell office:value-type="float" office:value="2.0386504268905">
                <text:p>2.03865042689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953125">
                <text:p>1.953125</text:p>
              </table:table-cell>
              <table:table-cell office:value-type="float" office:value="2.2306824029226">
                <text:p>2.23068240292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96484375">
                <text:p>1.96484375</text:p>
              </table:table-cell>
              <table:table-cell office:value-type="float" office:value="2.40796072108854">
                <text:p>2.407960721088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9765625">
                <text:p>1.9765625</text:p>
              </table:table-cell>
              <table:table-cell office:value-type="float" office:value="2.56783714135368">
                <text:p>2.567837141353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98828125">
                <text:p>1.98828125</text:p>
              </table:table-cell>
              <table:table-cell office:value-type="float" office:value="2.70787591019828">
                <text:p>2.707875910198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2.82589050145526">
                <text:p>2.82589050145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